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4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erif" style:font-name-asian="DejaVu Sans" style:font-name-complex="Noto Sans Arabi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16cm" svg:height="51.139cm" svg:x="48.454cm" svg:y="7.535cm">
            <draw:object draw:notify-on-update-of-ranges="Sheet1.J15:Sheet1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er 255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received ticks per time E</text:p>
          </table:table-cell>
          <table:table-cell table:number-columns-repeated="4"/>
          <table:table-cell office:value-type="string" calcext:value-type="string">
            <text:p>Distance travelled in meters</text:p>
          </table:table-cell>
          <table:table-cell/>
          <table:table-cell office:value-type="string" calcext:value-type="string">
            <text:p>metres per seco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/255*100" office:value-type="float" office:value="0.392156862745098" calcext:value-type="float">
            <text:p>0,39215686274509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]-[.D2])/90" office:value-type="float" office:value="0.377777777777778" calcext:value-type="float">
            <text:p>0,377777777777778</text:p>
          </table:table-cell>
          <table:table-cell table:formula="of:=([.E2]-[.F2])" office:value-type="float" office:value="65" calcext:value-type="float">
            <text:p>65</text:p>
          </table:table-cell>
          <table:table-cell table:formula="of:=[.H2]/[.I2]" office:value-type="float" office:value="0.00581196581196581" calcext:value-type="float">
            <text:p>0,00581196581196581</text:p>
          </table:table-cell>
          <table:table-cell/>
          <table:table-cell table:formula="of:=[.B2]/[.J2]" office:value-type="float" office:value="67.4740484429066" calcext:value-type="float">
            <text:p>67,474048442906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/255*100" office:value-type="float" office:value="0.784313725490196" calcext:value-type="float">
            <text:p>0,78431372549019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]-[.D3])/90" office:value-type="float" office:value="0.366666666666667" calcext:value-type="float">
            <text:p>0,366666666666667</text:p>
          </table:table-cell>
          <table:table-cell table:formula="of:=([.E3]-[.F3])" office:value-type="float" office:value="65" calcext:value-type="float">
            <text:p>65</text:p>
          </table:table-cell>
          <table:table-cell table:formula="of:=[.H3]/[.I3]" office:value-type="float" office:value="0.00564102564102564" calcext:value-type="float">
            <text:p>0,00564102564102564</text:p>
          </table:table-cell>
          <table:table-cell/>
          <table:table-cell table:formula="of:=[.B3]/[.J3]" office:value-type="float" office:value="139.03743315508" calcext:value-type="float">
            <text:p>139,03743315508</text:p>
          </table:table-cell>
          <table:table-cell table:number-columns-repeated="9"/>
          <table:table-cell office:value-type="string" calcext:value-type="string">
            <text:p>speed</text:p>
          </table:table-cell>
          <table:table-cell office:value-type="string" calcext:value-type="string">
            <text:p>=mx + h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/255*100" office:value-type="float" office:value="1.17647058823529" calcext:value-type="float">
            <text:p>1,1764705882352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4]-[.D4])/90" office:value-type="float" office:value="0.488888888888889" calcext:value-type="float">
            <text:p>0,488888888888889</text:p>
          </table:table-cell>
          <table:table-cell table:formula="of:=([.E4]-[.F4])" office:value-type="float" office:value="65" calcext:value-type="float">
            <text:p>65</text:p>
          </table:table-cell>
          <table:table-cell table:formula="of:=[.H4]/[.I4]" office:value-type="float" office:value="0.00752136752136752" calcext:value-type="float">
            <text:p>0,00752136752136752</text:p>
          </table:table-cell>
          <table:table-cell/>
          <table:table-cell table:formula="of:=[.B4]/[.J4]" office:value-type="float" office:value="156.417112299465" calcext:value-type="float">
            <text:p>156,417112299465</text:p>
          </table:table-cell>
          <table:table-cell table:number-columns-repeated="10"/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/255*100" office:value-type="float" office:value="1.56862745098039" calcext:value-type="float">
            <text:p>1,5686274509803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]-[.D5])/90" office:value-type="float" office:value="0.455555555555556" calcext:value-type="float">
            <text:p>0,455555555555556</text:p>
          </table:table-cell>
          <table:table-cell table:formula="of:=([.E5]-[.F5])" office:value-type="float" office:value="65" calcext:value-type="float">
            <text:p>65</text:p>
          </table:table-cell>
          <table:table-cell table:formula="of:=[.H5]/[.I5]" office:value-type="float" office:value="0.00700854700854701" calcext:value-type="float">
            <text:p>0,00700854700854701</text:p>
          </table:table-cell>
          <table:table-cell/>
          <table:table-cell table:formula="of:=[.B5]/[.J5]" office:value-type="float" office:value="223.816355810617" calcext:value-type="float">
            <text:p>223,816355810617</text:p>
          </table:table-cell>
          <table:table-cell table:number-columns-repeated="6"/>
          <table:table-cell table:style-name="ce2" office:value-type="string" calcext:value-type="string">
            <text:p>173.150252−14.436997x+0.579767x2−0.010618x3+0.000089x4</text:p>
          </table:table-cell>
          <table:table-cell table:number-columns-repeated="3"/>
          <table:table-cell office:value-type="float" office:value="0.01216298662762" calcext:value-type="float">
            <text:p>0,012162986627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-0.155436252405753" calcext:value-type="float">
            <text:p>-0,155436252405753</text:p>
          </table:table-cell>
          <table:table-cell table:formula="of:=[.J15]-[.Z10]" office:value-type="float" office:value="-0.80275711742292" calcext:value-type="float">
            <text:p>-0,802757117422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/255*100" office:value-type="float" office:value="1.96078431372549" calcext:value-type="float">
            <text:p>1,960784313725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]-[.D6])/90" office:value-type="float" office:value="0.322222222222222" calcext:value-type="float">
            <text:p>0,322222222222222</text:p>
          </table:table-cell>
          <table:table-cell table:formula="of:=([.E6]-[.F6])" office:value-type="float" office:value="65" calcext:value-type="float">
            <text:p>65</text:p>
          </table:table-cell>
          <table:table-cell table:formula="of:=[.H6]/[.I6]" office:value-type="float" office:value="0.00495726495726496" calcext:value-type="float">
            <text:p>0,00495726495726496</text:p>
          </table:table-cell>
          <table:table-cell/>
          <table:table-cell table:formula="of:=[.B6]/[.J6]" office:value-type="float" office:value="395.53752535497" calcext:value-type="float">
            <text:p>395,53752535497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/255*100" office:value-type="float" office:value="2.35294117647059" calcext:value-type="float">
            <text:p>2,3529411764705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]-[.D7])/90" office:value-type="float" office:value="0.433333333333333" calcext:value-type="float">
            <text:p>0,433333333333333</text:p>
          </table:table-cell>
          <table:table-cell table:formula="of:=([.E7]-[.F7])" office:value-type="float" office:value="65" calcext:value-type="float">
            <text:p>65</text:p>
          </table:table-cell>
          <table:table-cell table:formula="of:=[.H7]/[.I7]" office:value-type="float" office:value="0.00666666666666667" calcext:value-type="float">
            <text:p>0,00666666666666667</text:p>
          </table:table-cell>
          <table:table-cell/>
          <table:table-cell table:formula="of:=[.B7]/[.J7]" office:value-type="float" office:value="352.941176470588" calcext:value-type="float">
            <text:p>352,941176470588</text:p>
          </table:table-cell>
          <table:table-cell table:number-columns-repeated="3"/>
          <table:table-cell table:formula="of:= [.R$10] * EXP(-[.R$11] * ([.J7])) + [.R$12]" office:value-type="float" office:value="244.685006926673" calcext:value-type="float">
            <text:p>244,685006926673</text:p>
          </table:table-cell>
          <table:table-cell table:formula="of:=[.P7]*[.J7]*10000" office:value-type="float" office:value="16312.3337951115" calcext:value-type="float">
            <text:p>16312,3337951115</text:p>
          </table:table-cell>
          <table:table-cell table:style-name="ce2" office:value-type="string" calcext:value-type="string">
            <text:p>f(x)=158.447⋅e−0.173x+39.65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/255*100" office:value-type="float" office:value="2.74509803921569" calcext:value-type="float">
            <text:p>2,7450980392156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8]-[.D8])/90" office:value-type="float" office:value="0.477777777777778" calcext:value-type="float">
            <text:p>0,477777777777778</text:p>
          </table:table-cell>
          <table:table-cell table:formula="of:=([.E8]-[.F8])" office:value-type="float" office:value="65" calcext:value-type="float">
            <text:p>65</text:p>
          </table:table-cell>
          <table:table-cell table:formula="of:=[.H8]/[.I8]" office:value-type="float" office:value="0.00735042735042735" calcext:value-type="float">
            <text:p>0,00735042735042735</text:p>
          </table:table-cell>
          <table:table-cell/>
          <table:table-cell table:formula="of:=[.B8]/[.J8]" office:value-type="float" office:value="373.461012311901" calcext:value-type="float">
            <text:p>373,461012311901</text:p>
          </table:table-cell>
          <table:table-cell table:number-columns-repeated="3"/>
          <table:table-cell table:formula="of:= [.R$10] * EXP(-[.R$11] * ([.J8])) + [.R$12]" office:value-type="float" office:value="242.470512944518" calcext:value-type="float">
            <text:p>242,470512944518</text:p>
          </table:table-cell>
          <table:table-cell table:formula="of:=[.P8]*[.J8]*10000" office:value-type="float" office:value="17822.6189001954" calcext:value-type="float">
            <text:p>17822,6189001954</text:p>
          </table:table-cell>
          <table:table-cell table:number-columns-repeated="4"/>
          <table:table-cell office:value-type="string" calcext:value-type="string">
            <text:p>S = m * p255 + h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/255*100" office:value-type="float" office:value="3.13725490196078" calcext:value-type="float">
            <text:p>3,1372549019607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]-[.D9])/90" office:value-type="float" office:value="0.422222222222222" calcext:value-type="float">
            <text:p>0,422222222222222</text:p>
          </table:table-cell>
          <table:table-cell table:formula="of:=([.E9]-[.F9])" office:value-type="float" office:value="65" calcext:value-type="float">
            <text:p>65</text:p>
          </table:table-cell>
          <table:table-cell table:formula="of:=[.H9]/[.I9]" office:value-type="float" office:value="0.0064957264957265" calcext:value-type="float">
            <text:p>0,0064957264957265</text:p>
          </table:table-cell>
          <table:table-cell/>
          <table:table-cell table:formula="of:=[.B9]/[.J9]" office:value-type="float" office:value="482.97213622291" calcext:value-type="float">
            <text:p>482,97213622291</text:p>
          </table:table-cell>
          <table:table-cell table:number-columns-repeated="3"/>
          <table:table-cell table:formula="of:= [.R$10] * EXP(-[.R$11] * ([.J9])) + [.R$12]" office:value-type="float" office:value="245.24240364753" calcext:value-type="float">
            <text:p>245,24240364753</text:p>
          </table:table-cell>
          <table:table-cell table:formula="of:=[.P9]*[.J9]*10000" office:value-type="float" office:value="15930.2757924891" calcext:value-type="float">
            <text:p>15930,2757924891</text:p>
          </table:table-cell>
          <table:table-cell table:number-columns-repeated="4"/>
          <table:table-cell office:value-type="string" calcext:value-type="string">
            <text:p>P255 * m = S-h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/255*100" office:value-type="float" office:value="3.52941176470588" calcext:value-type="float">
            <text:p>3,529411764705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]-[.D10])/90" office:value-type="float" office:value="0.411111111111111" calcext:value-type="float">
            <text:p>0,411111111111111</text:p>
          </table:table-cell>
          <table:table-cell table:formula="of:=([.E10]-[.F10])" office:value-type="float" office:value="65" calcext:value-type="float">
            <text:p>65</text:p>
          </table:table-cell>
          <table:table-cell table:formula="of:=[.H10]/[.I10]" office:value-type="float" office:value="0.00632478632478632" calcext:value-type="float">
            <text:p>0,00632478632478632</text:p>
          </table:table-cell>
          <table:table-cell/>
          <table:table-cell table:formula="of:=[.B10]/[.J10]" office:value-type="float" office:value="558.028616852146" calcext:value-type="float">
            <text:p>558,028616852146</text:p>
          </table:table-cell>
          <table:table-cell table:number-columns-repeated="3"/>
          <table:table-cell table:formula="of:= [.R$10] * EXP(-[.R$11] * ([.J10])) + [.R$12]" office:value-type="float" office:value="245.801317882187" calcext:value-type="float">
            <text:p>245,801317882187</text:p>
          </table:table-cell>
          <table:table-cell table:formula="of:=[.P10]*[.J10]*10000" office:value-type="float" office:value="15546.4081395571" calcext:value-type="float">
            <text:p>15546,4081395571</text:p>
          </table:table-cell>
          <table:table-cell office:value-type="float" office:value="227.638572" calcext:value-type="float">
            <text:p>227,638572</text:p>
          </table:table-cell>
          <table:table-cell table:number-columns-repeated="3"/>
          <table:table-cell office:value-type="string" calcext:value-type="string">
            <text:p>P255 = (S – h ) / m</text:p>
          </table:table-cell>
          <table:table-cell table:number-columns-repeated="3"/>
          <table:table-cell table:formula="of:=[.W5]*[.AB4]+[.Z5]" office:value-type="float" office:value="0.829765664431467" calcext:value-type="float">
            <text:p>0,8297656644314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/255*100" office:value-type="float" office:value="3.92156862745098" calcext:value-type="float">
            <text:p>3,9215686274509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1]-[.D11])/90" office:value-type="float" office:value="0.411111111111111" calcext:value-type="float">
            <text:p>0,411111111111111</text:p>
          </table:table-cell>
          <table:table-cell table:formula="of:=([.E11]-[.F11])" office:value-type="float" office:value="65" calcext:value-type="float">
            <text:p>65</text:p>
          </table:table-cell>
          <table:table-cell table:formula="of:=[.H11]/[.I11]" office:value-type="float" office:value="0.00632478632478632" calcext:value-type="float">
            <text:p>0,00632478632478632</text:p>
          </table:table-cell>
          <table:table-cell/>
          <table:table-cell table:formula="of:=[.B11]/[.J11]" office:value-type="float" office:value="620.031796502385" calcext:value-type="float">
            <text:p>620,031796502385</text:p>
          </table:table-cell>
          <table:table-cell table:number-columns-repeated="3"/>
          <table:table-cell table:formula="of:= [.R$10] * EXP(-[.R$11] * ([.J11])) + [.R$12]" office:value-type="float" office:value="245.801317882187" calcext:value-type="float">
            <text:p>245,801317882187</text:p>
          </table:table-cell>
          <table:table-cell table:formula="of:=[.P11]*[.J11]*10000" office:value-type="float" office:value="15546.4081395571" calcext:value-type="float">
            <text:p>15546,4081395571</text:p>
          </table:table-cell>
          <table:table-cell office:value-type="float" office:value="15.904997" calcext:value-type="float">
            <text:p>15,90499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/255*100" office:value-type="float" office:value="4.31372549019608" calcext:value-type="float">
            <text:p>4,3137254901960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2]-[.D12])/90" office:value-type="float" office:value="0.377777777777778" calcext:value-type="float">
            <text:p>0,377777777777778</text:p>
          </table:table-cell>
          <table:table-cell table:formula="of:=([.E12]-[.F12])" office:value-type="float" office:value="65" calcext:value-type="float">
            <text:p>65</text:p>
          </table:table-cell>
          <table:table-cell table:formula="of:=[.H12]/[.I12]" office:value-type="float" office:value="0.00581196581196581" calcext:value-type="float">
            <text:p>0,00581196581196581</text:p>
          </table:table-cell>
          <table:table-cell/>
          <table:table-cell table:formula="of:=[.B12]/[.J12]" office:value-type="float" office:value="742.214532871972" calcext:value-type="float">
            <text:p>742,214532871972</text:p>
          </table:table-cell>
          <table:table-cell table:number-columns-repeated="3"/>
          <table:table-cell table:formula="of:= [.R$10] * EXP(-[.R$11] * ([.J12])) + [.R$12]" office:value-type="float" office:value="247.487207039577" calcext:value-type="float">
            <text:p>247,487207039577</text:p>
          </table:table-cell>
          <table:table-cell table:formula="of:=[.P12]*[.J12]*10000" office:value-type="float" office:value="14383.8718621293" calcext:value-type="float">
            <text:p>14383,8718621293</text:p>
          </table:table-cell>
          <table:table-cell office:value-type="float" office:value="39.948085" calcext:value-type="float">
            <text:p>39,948085</text:p>
          </table:table-cell>
          <table:table-cell table:number-columns-repeated="3"/>
          <table:table-cell office:value-type="string" calcext:value-type="string">
            <text:p>P = P255 / 255*1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/255*100" office:value-type="float" office:value="4.70588235294118" calcext:value-type="float">
            <text:p>4,7058823529411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]-[.D13])/90" office:value-type="float" office:value="0.511111111111111" calcext:value-type="float">
            <text:p>0,511111111111111</text:p>
          </table:table-cell>
          <table:table-cell table:formula="of:=([.E13]-[.F13])" office:value-type="float" office:value="65" calcext:value-type="float">
            <text:p>65</text:p>
          </table:table-cell>
          <table:table-cell table:formula="of:=[.H13]/[.I13]" office:value-type="float" office:value="0.00786324786324786" calcext:value-type="float">
            <text:p>0,00786324786324786</text:p>
          </table:table-cell>
          <table:table-cell/>
          <table:table-cell table:formula="of:=[.B13]/[.J13]" office:value-type="float" office:value="598.46547314578" calcext:value-type="float">
            <text:p>598,46547314578</text:p>
          </table:table-cell>
          <table:table-cell table:number-columns-repeated="3"/>
          <table:table-cell table:formula="of:= [.R$10] * EXP(-[.R$11] * ([.J13])) + [.R$12]" office:value-type="float" office:value="240.82537557454" calcext:value-type="float">
            <text:p>240,82537557454</text:p>
          </table:table-cell>
          <table:table-cell table:formula="of:=[.P13]*[.J13]*10000" office:value-type="float" office:value="18936.6961990236" calcext:value-type="float">
            <text:p>18936,6961990236</text:p>
          </table:table-cell>
          <table:table-cell table:number-columns-repeated="4"/>
          <table:table-cell office:value-type="string" calcext:value-type="string">
            <text:p>P * 255 / 100 = P25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/255*100" office:value-type="float" office:value="5.09803921568627" calcext:value-type="float">
            <text:p>5,0980392156862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]-[.D14])/90" office:value-type="float" office:value="0.588888888888889" calcext:value-type="float">
            <text:p>0,588888888888889</text:p>
          </table:table-cell>
          <table:table-cell table:formula="of:=([.E14]-[.F14])" office:value-type="float" office:value="65" calcext:value-type="float">
            <text:p>65</text:p>
          </table:table-cell>
          <table:table-cell table:formula="of:=[.H14]/[.I14]" office:value-type="float" office:value="0.00905982905982906" calcext:value-type="float">
            <text:p>0,00905982905982906</text:p>
          </table:table-cell>
          <table:table-cell/>
          <table:table-cell table:formula="of:=[.B14]/[.J14]" office:value-type="float" office:value="562.708102108768" calcext:value-type="float">
            <text:p>562,708102108768</text:p>
          </table:table-cell>
          <table:table-cell table:number-columns-repeated="3"/>
          <table:table-cell table:formula="of:= [.R$10] * EXP(-[.R$11] * ([.J14])) + [.R$12]" office:value-type="float" office:value="237.038504690007" calcext:value-type="float">
            <text:p>237,038504690007</text:p>
          </table:table-cell>
          <table:table-cell table:formula="of:=[.P14]*[.J14]*10000" office:value-type="float" office:value="21475.2833308895" calcext:value-type="float">
            <text:p>21475,2833308895</text:p>
          </table:table-cell>
          <table:table-cell/>
          <table:table-cell table:formula="of:=[.B15]*10000" office:value-type="float" office:value="54901.9607843137" calcext:value-type="float">
            <text:p>54901,9607843137</text:p>
          </table:table-cell>
          <table:table-cell table:number-columns-repeated="2"/>
          <table:table-cell office:value-type="string" calcext:value-type="string">
            <text:p>P * 255 / 100 = (S – h ) / m</text:p>
          </table:table-cell>
          <table:table-cell table:number-columns-repeated="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A15]/255*100" office:value-type="float" office:value="5.49019607843137" calcext:value-type="float">
            <text:p>5,4901960784313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style-name="ce1" table:formula="of:=([.C15]-[.D15])/90" office:value-type="float" office:value="1.75555555555556" calcext:value-type="float">
            <text:p>1,75555555555556</text:p>
          </table:table-cell>
          <table:table-cell table:style-name="ce1" table:formula="of:=([.E15]-[.F15])" office:value-type="float" office:value="65" calcext:value-type="float">
            <text:p>65</text:p>
          </table:table-cell>
          <table:table-cell table:style-name="ce1" table:formula="of:=[.H15]/[.I15]" office:value-type="float" office:value="0.027008547008547" calcext:value-type="float">
            <text:p>0,027008547008547</text:p>
          </table:table-cell>
          <table:table-cell/>
          <table:table-cell table:formula="of:=[.B15]/[.J15]" office:value-type="float" office:value="203.276247207744" calcext:value-type="float">
            <text:p>203,276247207744</text:p>
          </table:table-cell>
          <table:table-cell table:number-columns-repeated="3"/>
          <table:table-cell table:formula="of:= [.R$10] * EXP(-[.R$11] * ([.J15])) + [.R$12]" office:value-type="float" office:value="188.092607623551" calcext:value-type="float">
            <text:p>188,092607623551</text:p>
          </table:table-cell>
          <table:table-cell table:formula="of:=[.P15]*[.J15]*10000" office:value-type="float" office:value="50801.0803496087" calcext:value-type="float">
            <text:p>50801,0803496087</text:p>
          </table:table-cell>
          <table:table-cell table:number-columns-repeated="4"/>
          <table:table-cell office:value-type="string" calcext:value-type="string">
            <text:p>P = (S – h ) / m * 100 / 255</text:p>
          </table:table-cell>
          <table:table-cell table:number-columns-repeated="2"/>
          <table:table-cell table:formula="of:=([.J19]-[.Z5])/[.W5]*100/255" office:value-type="float" office:value="7.1444687499022" calcext:value-type="float">
            <text:p>7,144468749902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/255*100" office:value-type="float" office:value="5.88235294117647" calcext:value-type="float">
            <text:p>5,8823529411764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]-[.D16])/90" office:value-type="float" office:value="2.04444444444444" calcext:value-type="float">
            <text:p>2,04444444444444</text:p>
          </table:table-cell>
          <table:table-cell table:formula="of:=([.E16]-[.F16])" office:value-type="float" office:value="65" calcext:value-type="float">
            <text:p>65</text:p>
          </table:table-cell>
          <table:table-cell table:formula="of:=[.H16]/[.I16]" office:value-type="float" office:value="0.0314529914529915" calcext:value-type="float">
            <text:p>0,0314529914529915</text:p>
          </table:table-cell>
          <table:table-cell/>
          <table:table-cell table:formula="of:=[.B16]/[.J16]" office:value-type="float" office:value="187.020460358056" calcext:value-type="float">
            <text:p>187,020460358056</text:p>
          </table:table-cell>
          <table:table-cell table:formula="of:=[.L15]/[.L16]" office:value-type="float" office:value="1.08691983122363" calcext:value-type="float">
            <text:p>1,08691983122363</text:p>
          </table:table-cell>
          <table:table-cell table:number-columns-repeated="2"/>
          <table:table-cell table:formula="of:= [.R$10] * EXP(-[.R$11] * ([.J16])) + [.R$12]" office:value-type="float" office:value="177.982001396786" calcext:value-type="float">
            <text:p>177,982001396786</text:p>
          </table:table-cell>
          <table:table-cell table:formula="of:=[.P16]*[.J16]*10000" office:value-type="float" office:value="55980.6636871941" calcext:value-type="float">
            <text:p>55980,6636871941</text:p>
          </table:table-cell>
          <table:table-cell table:number-columns-repeated="7"/>
          <table:table-cell table:formula="of:=([.J19]-[.Z5])*[.AA16]" office:value-type="float" office:value="7.1444687499022" calcext:value-type="float">
            <text:p>7,1444687499022</text:p>
          </table:table-cell>
          <table:table-cell/>
          <table:table-cell table:formula="of:=100/[.W5]/255" office:value-type="float" office:value="32.2418230613342" calcext:value-type="float">
            <text:p>32,24182306133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/255*100" office:value-type="float" office:value="6.27450980392157" calcext:value-type="float">
            <text:p>6,2745098039215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]-[.D17])/90" office:value-type="float" office:value="2.76666666666667" calcext:value-type="float">
            <text:p>2,76666666666667</text:p>
          </table:table-cell>
          <table:table-cell table:formula="of:=([.E17]-[.F17])" office:value-type="float" office:value="65" calcext:value-type="float">
            <text:p>65</text:p>
          </table:table-cell>
          <table:table-cell table:formula="of:=[.H17]/[.I17]" office:value-type="float" office:value="0.0425641025641026" calcext:value-type="float">
            <text:p>0,0425641025641026</text:p>
          </table:table-cell>
          <table:table-cell/>
          <table:table-cell table:formula="of:=[.B17]/[.J17]" office:value-type="float" office:value="147.413182140326" calcext:value-type="float">
            <text:p>147,413182140326</text:p>
          </table:table-cell>
          <table:table-cell table:formula="of:=[.L16]/[.L17]" office:value-type="float" office:value="1.26868206521739" calcext:value-type="float">
            <text:p>1,26868206521739</text:p>
          </table:table-cell>
          <table:table-cell table:formula="of:=[.M16]/[.M17]" office:value-type="float" office:value="0.856731454651235" calcext:value-type="float">
            <text:p>0,856731454651235</text:p>
          </table:table-cell>
          <table:table-cell/>
          <table:table-cell table:formula="of:= [.R$10] * EXP(-[.R$11] * ([.J17])) + [.R$12]" office:value-type="float" office:value="155.622240838129" calcext:value-type="float">
            <text:p>155,622240838129</text:p>
          </table:table-cell>
          <table:table-cell table:formula="of:=[.P17]*[.J17]*10000" office:value-type="float" office:value="66239.2102028959" calcext:value-type="float">
            <text:p>66239,2102028959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/255*100" office:value-type="float" office:value="6.66666666666667" calcext:value-type="float">
            <text:p>6,66666666666667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]-[.D18])/90" office:value-type="float" office:value="3.4" calcext:value-type="float">
            <text:p>3,4</text:p>
          </table:table-cell>
          <table:table-cell table:formula="of:=([.E18]-[.F18])" office:value-type="float" office:value="65" calcext:value-type="float">
            <text:p>65</text:p>
          </table:table-cell>
          <table:table-cell table:formula="of:=[.H18]/[.I18]" office:value-type="float" office:value="0.0523076923076923" calcext:value-type="float">
            <text:p>0,0523076923076923</text:p>
          </table:table-cell>
          <table:table-cell/>
          <table:table-cell table:formula="of:=[.B18]/[.J18]" office:value-type="float" office:value="127.450980392157" calcext:value-type="float">
            <text:p>127,450980392157</text:p>
          </table:table-cell>
          <table:table-cell table:formula="of:=[.L17]/[.L18]" office:value-type="float" office:value="1.1566265060241" calcext:value-type="float">
            <text:p>1,1566265060241</text:p>
          </table:table-cell>
          <table:table-cell table:formula="of:=[.M17]/[.M18]" office:value-type="float" office:value="1.09688136888587" calcext:value-type="float">
            <text:p>1,09688136888587</text:p>
          </table:table-cell>
          <table:table-cell/>
          <table:table-cell table:formula="of:= [.R$10] * EXP(-[.R$11] * ([.J18])) + [.R$12]" office:value-type="float" office:value="139.015984781537" calcext:value-type="float">
            <text:p>139,015984781537</text:p>
          </table:table-cell>
          <table:table-cell table:formula="of:=[.P18]*[.J18]*10000" office:value-type="float" office:value="72716.0535780345" calcext:value-type="float">
            <text:p>72716,0535780345</text:p>
          </table:table-cell>
          <table:table-cell/>
          <table:table-cell table:formula="of:=0.73125*0.08" office:value-type="float" office:value="0.0585" calcext:value-type="float">
            <text:p>0,058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/255*100" office:value-type="float" office:value="7.05882352941176" calcext:value-type="float">
            <text:p>7,0588235294117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]-[.D19])/90" office:value-type="float" office:value="4.3" calcext:value-type="float">
            <text:p>4,3</text:p>
          </table:table-cell>
          <table:table-cell table:formula="of:=([.E19]-[.F19])" office:value-type="float" office:value="65" calcext:value-type="float">
            <text:p>65</text:p>
          </table:table-cell>
          <table:table-cell table:formula="of:=[.H19]/[.I19]" office:value-type="float" office:value="0.0661538461538462" calcext:value-type="float">
            <text:p>0,0661538461538462</text:p>
          </table:table-cell>
          <table:table-cell/>
          <table:table-cell table:formula="of:=[.B19]/[.J19]" office:value-type="float" office:value="106.703146374829" calcext:value-type="float">
            <text:p>106,703146374829</text:p>
          </table:table-cell>
          <table:table-cell table:formula="of:=[.L18]/[.L19]" office:value-type="float" office:value="1.19444444444444" calcext:value-type="float">
            <text:p>1,19444444444444</text:p>
          </table:table-cell>
          <table:table-cell table:formula="of:=[.M18]/[.M19]" office:value-type="float" office:value="0.968338470159708" calcext:value-type="float">
            <text:p>0,968338470159708</text:p>
          </table:table-cell>
          <table:table-cell/>
          <table:table-cell table:formula="of:= [.R$10] * EXP(-[.R$11] * ([.J19])) + [.R$12]" office:value-type="float" office:value="119.434206654474" calcext:value-type="float">
            <text:p>119,434206654474</text:p>
          </table:table-cell>
          <table:table-cell table:formula="of:=[.P19]*[.J19]*10000" office:value-type="float" office:value="79010.3213252676" calcext:value-type="float">
            <text:p>79010,3213252676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/255*100" office:value-type="float" office:value="7.45098039215686" calcext:value-type="float">
            <text:p>7,45098039215686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]-[.D20])/90" office:value-type="float" office:value="5.03333333333333" calcext:value-type="float">
            <text:p>5,03333333333333</text:p>
          </table:table-cell>
          <table:table-cell table:formula="of:=([.E20]-[.F20])" office:value-type="float" office:value="65" calcext:value-type="float">
            <text:p>65</text:p>
          </table:table-cell>
          <table:table-cell table:formula="of:=[.H20]/[.I20]" office:value-type="float" office:value="0.0774358974358974" calcext:value-type="float">
            <text:p>0,0774358974358974</text:p>
          </table:table-cell>
          <table:table-cell/>
          <table:table-cell table:formula="of:=[.B20]/[.J20]" office:value-type="float" office:value="96.2212699649396" calcext:value-type="float">
            <text:p>96,2212699649396</text:p>
          </table:table-cell>
          <table:table-cell table:formula="of:=[.L19]/[.L20]" office:value-type="float" office:value="1.10893512851897" calcext:value-type="float">
            <text:p>1,10893512851897</text:p>
          </table:table-cell>
          <table:table-cell table:formula="of:=[.M19]/[.M20]" office:value-type="float" office:value="1.07710939416237" calcext:value-type="float">
            <text:p>1,07710939416237</text:p>
          </table:table-cell>
          <table:table-cell/>
          <table:table-cell table:formula="of:= [.R$10] * EXP(-[.R$11] * ([.J20])) + [.R$12]" office:value-type="float" office:value="106.377598904579" calcext:value-type="float">
            <text:p>106,377598904579</text:p>
          </table:table-cell>
          <table:table-cell table:formula="of:=[.P20]*[.J20]*10000" office:value-type="float" office:value="82374.44838252" calcext:value-type="float">
            <text:p>82374,44838252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/255*100" office:value-type="float" office:value="7.84313725490196" calcext:value-type="float">
            <text:p>7,84313725490196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1]-[.D21])/90" office:value-type="float" office:value="5.67777777777778" calcext:value-type="float">
            <text:p>5,67777777777778</text:p>
          </table:table-cell>
          <table:table-cell table:formula="of:=([.E21]-[.F21])" office:value-type="float" office:value="65" calcext:value-type="float">
            <text:p>65</text:p>
          </table:table-cell>
          <table:table-cell table:formula="of:=[.H21]/[.I21]" office:value-type="float" office:value="0.0873504273504274" calcext:value-type="float">
            <text:p>0,0873504273504274</text:p>
          </table:table-cell>
          <table:table-cell/>
          <table:table-cell table:formula="of:=[.B21]/[.J21]" office:value-type="float" office:value="89.7893403936917" calcext:value-type="float">
            <text:p>89,7893403936917</text:p>
          </table:table-cell>
          <table:table-cell table:formula="of:=[.L20]/[.L21]" office:value-type="float" office:value="1.07163355408389" calcext:value-type="float">
            <text:p>1,07163355408389</text:p>
          </table:table-cell>
          <table:table-cell table:formula="of:=[.M20]/[.M21]" office:value-type="float" office:value="1.03480814341146" calcext:value-type="float">
            <text:p>1,03480814341146</text:p>
          </table:table-cell>
          <table:table-cell/>
          <table:table-cell table:formula="of:= [.R$10] * EXP(-[.R$11] * ([.J21])) + [.R$12]" office:value-type="float" office:value="96.6864648870176" calcext:value-type="float">
            <text:p>96,6864648870176</text:p>
          </table:table-cell>
          <table:table-cell table:formula="of:=[.P21]*[.J21]*10000" office:value-type="float" office:value="84456.0402688307" calcext:value-type="float">
            <text:p>84456,0402688307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/255*100" office:value-type="float" office:value="8.23529411764706" calcext:value-type="float">
            <text:p>8,23529411764706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]-[.D22])/90" office:value-type="float" office:value="6.53333333333333" calcext:value-type="float">
            <text:p>6,53333333333333</text:p>
          </table:table-cell>
          <table:table-cell table:formula="of:=([.E22]-[.F22])" office:value-type="float" office:value="65" calcext:value-type="float">
            <text:p>65</text:p>
          </table:table-cell>
          <table:table-cell table:formula="of:=[.H22]/[.I22]" office:value-type="float" office:value="0.100512820512821" calcext:value-type="float">
            <text:p>0,100512820512821</text:p>
          </table:table-cell>
          <table:table-cell/>
          <table:table-cell table:formula="of:=[.B22]/[.J22]" office:value-type="float" office:value="81.9327731092437" calcext:value-type="float">
            <text:p>81,9327731092437</text:p>
          </table:table-cell>
          <table:table-cell table:formula="of:=[.L21]/[.L22]" office:value-type="float" office:value="1.0958904109589" calcext:value-type="float">
            <text:p>1,0958904109589</text:p>
          </table:table-cell>
          <table:table-cell table:formula="of:=[.M21]/[.M22]" office:value-type="float" office:value="0.977865618101545" calcext:value-type="float">
            <text:p>0,977865618101545</text:p>
          </table:table-cell>
          <table:table-cell/>
          <table:table-cell table:formula="of:= [.R$10] * EXP(-[.R$11] * ([.J22])) + [.R$12]" office:value-type="float" office:value="85.9693260531385" calcext:value-type="float">
            <text:p>85,9693260531385</text:p>
          </table:table-cell>
          <table:table-cell table:formula="of:=[.P22]*[.J22]*10000" office:value-type="float" office:value="86410.1943918725" calcext:value-type="float">
            <text:p>86410,194391872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/255*100" office:value-type="float" office:value="8.62745098039216" calcext:value-type="float">
            <text:p>8,62745098039216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]-[.D23])/90" office:value-type="float" office:value="7.33333333333333" calcext:value-type="float">
            <text:p>7,33333333333333</text:p>
          </table:table-cell>
          <table:table-cell table:formula="of:=([.E23]-[.F23])" office:value-type="float" office:value="65" calcext:value-type="float">
            <text:p>65</text:p>
          </table:table-cell>
          <table:table-cell table:formula="of:=[.H23]/[.I23]" office:value-type="float" office:value="0.112820512820513" calcext:value-type="float">
            <text:p>0,112820512820513</text:p>
          </table:table-cell>
          <table:table-cell/>
          <table:table-cell table:formula="of:=[.B23]/[.J23]" office:value-type="float" office:value="76.4705882352941" calcext:value-type="float">
            <text:p>76,4705882352941</text:p>
          </table:table-cell>
          <table:table-cell table:formula="of:=[.L22]/[.L23]" office:value-type="float" office:value="1.07142857142857" calcext:value-type="float">
            <text:p>1,07142857142857</text:p>
          </table:table-cell>
          <table:table-cell table:formula="of:=[.M22]/[.M23]" office:value-type="float" office:value="1.02283105022831" calcext:value-type="float">
            <text:p>1,02283105022831</text:p>
          </table:table-cell>
          <table:table-cell/>
          <table:table-cell table:formula="of:= [.R$10] * EXP(-[.R$11] * ([.J23])) + [.R$12]" office:value-type="float" office:value="77.7874227497966" calcext:value-type="float">
            <text:p>77,7874227497966</text:p>
          </table:table-cell>
          <table:table-cell table:formula="of:=[.P23]*[.J23]*10000" office:value-type="float" office:value="87760.1692561808" calcext:value-type="float">
            <text:p>87760,1692561808</text:p>
          </table:table-cell>
          <table:table-cell/>
          <table:table-cell table:formula="of:= ([.R$10] * EXP(-[.R$11] * ([.S18])) + [.R$12])*[.S18]" office:value-type="float" office:value="7.58885454590929" calcext:value-type="float">
            <text:p>7,5888545459092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/255*100" office:value-type="float" office:value="9.01960784313726" calcext:value-type="float">
            <text:p>9,01960784313726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]-[.D24])/90" office:value-type="float" office:value="8.03333333333333" calcext:value-type="float">
            <text:p>8,03333333333333</text:p>
          </table:table-cell>
          <table:table-cell table:formula="of:=([.E24]-[.F24])" office:value-type="float" office:value="65" calcext:value-type="float">
            <text:p>65</text:p>
          </table:table-cell>
          <table:table-cell table:formula="of:=[.H24]/[.I24]" office:value-type="float" office:value="0.123589743589744" calcext:value-type="float">
            <text:p>0,123589743589744</text:p>
          </table:table-cell>
          <table:table-cell/>
          <table:table-cell table:formula="of:=[.B24]/[.J24]" office:value-type="float" office:value="72.9802294361728" calcext:value-type="float">
            <text:p>72,9802294361728</text:p>
          </table:table-cell>
          <table:table-cell table:formula="of:=[.L23]/[.L24]" office:value-type="float" office:value="1.04782608695652" calcext:value-type="float">
            <text:p>1,04782608695652</text:p>
          </table:table-cell>
          <table:table-cell table:formula="of:=[.M23]/[.M24]" office:value-type="float" office:value="1.02252519264967" calcext:value-type="float">
            <text:p>1,02252519264967</text:p>
          </table:table-cell>
          <table:table-cell/>
          <table:table-cell table:formula="of:= [.R$10] * EXP(-[.R$11] * ([.J24])) + [.R$12]" office:value-type="float" office:value="71.8308206032345" calcext:value-type="float">
            <text:p>71,8308206032345</text:p>
          </table:table-cell>
          <table:table-cell table:formula="of:=[.P24]*[.J24]*10000" office:value-type="float" office:value="88775.5270019462" calcext:value-type="float">
            <text:p>88775,5270019462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/255*100" office:value-type="float" office:value="9.41176470588235" calcext:value-type="float">
            <text:p>9,41176470588235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]-[.D25])/90" office:value-type="float" office:value="8.78888888888889" calcext:value-type="float">
            <text:p>8,78888888888889</text:p>
          </table:table-cell>
          <table:table-cell table:formula="of:=([.E25]-[.F25])" office:value-type="float" office:value="65" calcext:value-type="float">
            <text:p>65</text:p>
          </table:table-cell>
          <table:table-cell table:formula="of:=[.H25]/[.I25]" office:value-type="float" office:value="0.135213675213675" calcext:value-type="float">
            <text:p>0,135213675213675</text:p>
          </table:table-cell>
          <table:table-cell/>
          <table:table-cell table:formula="of:=[.B25]/[.J25]" office:value-type="float" office:value="69.6066037034283" calcext:value-type="float">
            <text:p>69,6066037034283</text:p>
          </table:table-cell>
          <table:table-cell table:formula="of:=[.L24]/[.L25]" office:value-type="float" office:value="1.04846703550023" calcext:value-type="float">
            <text:p>1,04846703550023</text:p>
          </table:table-cell>
          <table:table-cell table:formula="of:=[.M24]/[.M25]" office:value-type="float" office:value="0.999388680309436" calcext:value-type="float">
            <text:p>0,999388680309436</text:p>
          </table:table-cell>
          <table:table-cell/>
          <table:table-cell table:formula="of:= [.R$10] * EXP(-[.R$11] * ([.J25])) + [.R$12]" office:value-type="float" office:value="66.4491802418708" calcext:value-type="float">
            <text:p>66,4491802418708</text:p>
          </table:table-cell>
          <table:table-cell table:formula="of:=[.P25]*[.J25]*10000" office:value-type="float" office:value="89848.3787543929" calcext:value-type="float">
            <text:p>89848,3787543929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/255*100" office:value-type="float" office:value="9.80392156862745" calcext:value-type="float">
            <text:p>9,80392156862745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6]-[.D26])/90" office:value-type="float" office:value="9.62222222222222" calcext:value-type="float">
            <text:p>9,62222222222222</text:p>
          </table:table-cell>
          <table:table-cell table:formula="of:=([.E26]-[.F26])" office:value-type="float" office:value="65" calcext:value-type="float">
            <text:p>65</text:p>
          </table:table-cell>
          <table:table-cell table:formula="of:=[.H26]/[.I26]" office:value-type="float" office:value="0.148034188034188" calcext:value-type="float">
            <text:p>0,148034188034188</text:p>
          </table:table-cell>
          <table:table-cell/>
          <table:table-cell table:formula="of:=[.B26]/[.J26]" office:value-type="float" office:value="66.2274147534303" calcext:value-type="float">
            <text:p>66,2274147534303</text:p>
          </table:table-cell>
          <table:table-cell table:formula="of:=[.L25]/[.L26]" office:value-type="float" office:value="1.05102402022756" calcext:value-type="float">
            <text:p>1,05102402022756</text:p>
          </table:table-cell>
          <table:table-cell table:formula="of:=[.M25]/[.M26]" office:value-type="float" office:value="0.997567149105902" calcext:value-type="float">
            <text:p>0,997567149105902</text:p>
          </table:table-cell>
          <table:table-cell/>
          <table:table-cell table:formula="of:= [.R$10] * EXP(-[.R$11] * ([.J26])) + [.R$12]" office:value-type="float" office:value="61.5606713002229" calcext:value-type="float">
            <text:p>61,5606713002229</text:p>
          </table:table-cell>
          <table:table-cell table:formula="of:=[.P26]*[.J26]*10000" office:value-type="float" office:value="91130.8399076804" calcext:value-type="float">
            <text:p>91130,8399076804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/255*100" office:value-type="float" office:value="10.1960784313725" calcext:value-type="float">
            <text:p>10,1960784313725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7]-[.D27])/90" office:value-type="float" office:value="10.3666666666667" calcext:value-type="float">
            <text:p>10,3666666666667</text:p>
          </table:table-cell>
          <table:table-cell table:formula="of:=([.E27]-[.F27])" office:value-type="float" office:value="65" calcext:value-type="float">
            <text:p>65</text:p>
          </table:table-cell>
          <table:table-cell table:formula="of:=[.H27]/[.I27]" office:value-type="float" office:value="0.15948717948718" calcext:value-type="float">
            <text:p>0,15948717948718</text:p>
          </table:table-cell>
          <table:table-cell/>
          <table:table-cell table:formula="of:=[.B27]/[.J27]" office:value-type="float" office:value="63.9303953092491" calcext:value-type="float">
            <text:p>63,9303953092491</text:p>
          </table:table-cell>
          <table:table-cell table:formula="of:=[.L26]/[.L27]" office:value-type="float" office:value="1.03593000532954" calcext:value-type="float">
            <text:p>1,03593000532954</text:p>
          </table:table-cell>
          <table:table-cell table:formula="of:=[.M26]/[.M27]" office:value-type="float" office:value="1.0145704968679" calcext:value-type="float">
            <text:p>1,0145704968679</text:p>
          </table:table-cell>
          <table:table-cell/>
          <table:table-cell table:formula="of:= [.R$10] * EXP(-[.R$11] * ([.J27])) + [.R$12]" office:value-type="float" office:value="57.9614872335028" calcext:value-type="float">
            <text:p>57,9614872335028</text:p>
          </table:table-cell>
          <table:table-cell table:formula="of:=[.P27]*[.J27]*10000" office:value-type="float" office:value="92441.1411775352" calcext:value-type="float">
            <text:p>92441,1411775352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table:formula="of:=[.V27]/5" office:value-type="float" office:value="0.014" calcext:value-type="float">
            <text:p>0,01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/255*100" office:value-type="float" office:value="10.5882352941176" calcext:value-type="float">
            <text:p>10,5882352941176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8]-[.D28])/90" office:value-type="float" office:value="11.1" calcext:value-type="float">
            <text:p>11,1</text:p>
          </table:table-cell>
          <table:table-cell table:formula="of:=([.E28]-[.F28])" office:value-type="float" office:value="65" calcext:value-type="float">
            <text:p>65</text:p>
          </table:table-cell>
          <table:table-cell table:formula="of:=[.H28]/[.I28]" office:value-type="float" office:value="0.170769230769231" calcext:value-type="float">
            <text:p>0,170769230769231</text:p>
          </table:table-cell>
          <table:table-cell/>
          <table:table-cell table:formula="of:=[.B28]/[.J28]" office:value-type="float" office:value="62.0031796502385" calcext:value-type="float">
            <text:p>62,0031796502385</text:p>
          </table:table-cell>
          <table:table-cell table:formula="of:=[.L27]/[.L28]" office:value-type="float" office:value="1.03108252947481" calcext:value-type="float">
            <text:p>1,03108252947481</text:p>
          </table:table-cell>
          <table:table-cell table:formula="of:=[.M27]/[.M28]" office:value-type="float" office:value="1.00470134612522" calcext:value-type="float">
            <text:p>1,00470134612522</text:p>
          </table:table-cell>
          <table:table-cell/>
          <table:table-cell table:formula="of:= [.R$10] * EXP(-[.R$11] * ([.J28])) + [.R$12]" office:value-type="float" office:value="55.0025565131649" calcext:value-type="float">
            <text:p>55,0025565131649</text:p>
          </table:table-cell>
          <table:table-cell table:formula="of:=[.P28]*[.J28]*10000" office:value-type="float" office:value="93927.4426609431" calcext:value-type="float">
            <text:p>93927,4426609431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/255*100" office:value-type="float" office:value="10.9803921568627" calcext:value-type="float">
            <text:p>10,9803921568627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9]-[.D29])/90" office:value-type="float" office:value="12.1666666666667" calcext:value-type="float">
            <text:p>12,1666666666667</text:p>
          </table:table-cell>
          <table:table-cell table:formula="of:=([.E29]-[.F29])" office:value-type="float" office:value="65" calcext:value-type="float">
            <text:p>65</text:p>
          </table:table-cell>
          <table:table-cell table:formula="of:=[.H29]/[.I29]" office:value-type="float" office:value="0.187179487179487" calcext:value-type="float">
            <text:p>0,187179487179487</text:p>
          </table:table-cell>
          <table:table-cell/>
          <table:table-cell table:formula="of:=[.B29]/[.J29]" office:value-type="float" office:value="58.6623690572119" calcext:value-type="float">
            <text:p>58,6623690572119</text:p>
          </table:table-cell>
          <table:table-cell table:formula="of:=[.L28]/[.L29]" office:value-type="float" office:value="1.05694980694981" calcext:value-type="float">
            <text:p>1,05694980694981</text:p>
          </table:table-cell>
          <table:table-cell table:formula="of:=[.M28]/[.M29]" office:value-type="float" office:value="0.975526484507676" calcext:value-type="float">
            <text:p>0,975526484507676</text:p>
          </table:table-cell>
          <table:table-cell/>
          <table:table-cell table:formula="of:= [.R$10] * EXP(-[.R$11] * ([.J29])) + [.R$12]" office:value-type="float" office:value="51.5441982649682" calcext:value-type="float">
            <text:p>51,5441982649682</text:p>
          </table:table-cell>
          <table:table-cell table:formula="of:=[.P29]*[.J29]*10000" office:value-type="float" office:value="96480.1659831456" calcext:value-type="float">
            <text:p>96480,1659831456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/255*100" office:value-type="float" office:value="11.3725490196078" calcext:value-type="float">
            <text:p>11,3725490196078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0]-[.D30])/90" office:value-type="float" office:value="12.7777777777778" calcext:value-type="float">
            <text:p>12,7777777777778</text:p>
          </table:table-cell>
          <table:table-cell table:formula="of:=([.E30]-[.F30])" office:value-type="float" office:value="65" calcext:value-type="float">
            <text:p>65</text:p>
          </table:table-cell>
          <table:table-cell table:formula="of:=[.H30]/[.I30]" office:value-type="float" office:value="0.196581196581197" calcext:value-type="float">
            <text:p>0,196581196581197</text:p>
          </table:table-cell>
          <table:table-cell/>
          <table:table-cell table:formula="of:=[.B30]/[.J30]" office:value-type="float" office:value="57.8516624040921" calcext:value-type="float">
            <text:p>57,8516624040921</text:p>
          </table:table-cell>
          <table:table-cell table:formula="of:=[.L29]/[.L30]" office:value-type="float" office:value="1.01401354117462" calcext:value-type="float">
            <text:p>1,01401354117462</text:p>
          </table:table-cell>
          <table:table-cell table:formula="of:=[.M29]/[.M30]" office:value-type="float" office:value="1.04234289191587" calcext:value-type="float">
            <text:p>1,04234289191587</text:p>
          </table:table-cell>
          <table:table-cell/>
          <table:table-cell table:formula="of:= [.R$10] * EXP(-[.R$11] * ([.J30])) + [.R$12]" office:value-type="float" office:value="49.9336027546886" calcext:value-type="float">
            <text:p>49,9336027546886</text:p>
          </table:table-cell>
          <table:table-cell table:formula="of:=[.P30]*[.J30]*10000" office:value-type="float" office:value="98160.0737912681" calcext:value-type="float">
            <text:p>98160,0737912681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/255*100" office:value-type="float" office:value="11.7647058823529" calcext:value-type="float">
            <text:p>11,7647058823529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31]-[.D31])/90" office:value-type="float" office:value="13.8" calcext:value-type="float">
            <text:p>13,8</text:p>
          </table:table-cell>
          <table:table-cell table:formula="of:=([.E31]-[.F31])" office:value-type="float" office:value="65" calcext:value-type="float">
            <text:p>65</text:p>
          </table:table-cell>
          <table:table-cell table:formula="of:=[.H31]/[.I31]" office:value-type="float" office:value="0.212307692307692" calcext:value-type="float">
            <text:p>0,212307692307692</text:p>
          </table:table-cell>
          <table:table-cell/>
          <table:table-cell table:formula="of:=[.B31]/[.J31]" office:value-type="float" office:value="55.4134697357204" calcext:value-type="float">
            <text:p>55,4134697357204</text:p>
          </table:table-cell>
          <table:table-cell table:formula="of:=[.L30]/[.L31]" office:value-type="float" office:value="1.044" calcext:value-type="float">
            <text:p>1,044</text:p>
          </table:table-cell>
          <table:table-cell table:formula="of:=[.M30]/[.M31]" office:value-type="float" office:value="0.971277338289864" calcext:value-type="float">
            <text:p>0,971277338289864</text:p>
          </table:table-cell>
          <table:table-cell/>
          <table:table-cell table:formula="of:= [.R$10] * EXP(-[.R$11] * ([.J31])) + [.R$12]" office:value-type="float" office:value="47.7238041691051" calcext:value-type="float">
            <text:p>47,7238041691051</text:p>
          </table:table-cell>
          <table:table-cell table:formula="of:=[.P31]*[.J31]*10000" office:value-type="float" office:value="101321.307312869" calcext:value-type="float">
            <text:p>101321,307312869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/255*100" office:value-type="float" office:value="12.156862745098" calcext:value-type="float">
            <text:p>12,156862745098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2]-[.D32])/90" office:value-type="float" office:value="14.5" calcext:value-type="float">
            <text:p>14,5</text:p>
          </table:table-cell>
          <table:table-cell table:formula="of:=([.E32]-[.F32])" office:value-type="float" office:value="65" calcext:value-type="float">
            <text:p>65</text:p>
          </table:table-cell>
          <table:table-cell table:formula="of:=[.H32]/[.I32]" office:value-type="float" office:value="0.223076923076923" calcext:value-type="float">
            <text:p>0,223076923076923</text:p>
          </table:table-cell>
          <table:table-cell/>
          <table:table-cell table:formula="of:=[.B32]/[.J32]" office:value-type="float" office:value="54.4962812711291" calcext:value-type="float">
            <text:p>54,4962812711291</text:p>
          </table:table-cell>
          <table:table-cell table:formula="of:=[.L31]/[.L32]" office:value-type="float" office:value="1.01683029453015" calcext:value-type="float">
            <text:p>1,01683029453015</text:p>
          </table:table-cell>
          <table:table-cell table:formula="of:=[.M31]/[.M32]" office:value-type="float" office:value="1.02672" calcext:value-type="float">
            <text:p>1,02672</text:p>
          </table:table-cell>
          <table:table-cell/>
          <table:table-cell table:formula="of:= [.R$10] * EXP(-[.R$11] * ([.J32])) + [.R$12]" office:value-type="float" office:value="46.4997641026532" calcext:value-type="float">
            <text:p>46,4997641026532</text:p>
          </table:table-cell>
          <table:table-cell table:formula="of:=[.P32]*[.J32]*10000" office:value-type="float" office:value="103730.242998226" calcext:value-type="float">
            <text:p>103730,242998226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/255*100" office:value-type="float" office:value="12.5490196078431" calcext:value-type="float">
            <text:p>12,5490196078431</text:p>
          </table:table-cell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3]-[.D33])/90" office:value-type="float" office:value="15.3111111111111" calcext:value-type="float">
            <text:p>15,3111111111111</text:p>
          </table:table-cell>
          <table:table-cell table:formula="of:=([.E33]-[.F33])" office:value-type="float" office:value="65" calcext:value-type="float">
            <text:p>65</text:p>
          </table:table-cell>
          <table:table-cell table:formula="of:=[.H33]/[.I33]" office:value-type="float" office:value="0.235555555555556" calcext:value-type="float">
            <text:p>0,235555555555556</text:p>
          </table:table-cell>
          <table:table-cell/>
          <table:table-cell table:formula="of:=[.B33]/[.J33]" office:value-type="float" office:value="53.2741398446171" calcext:value-type="float">
            <text:p>53,2741398446171</text:p>
          </table:table-cell>
          <table:table-cell table:formula="of:=[.L32]/[.L33]" office:value-type="float" office:value="1.02294061302682" calcext:value-type="float">
            <text:p>1,02294061302682</text:p>
          </table:table-cell>
          <table:table-cell table:formula="of:=[.M32]/[.M33]" office:value-type="float" office:value="0.994026712383053" calcext:value-type="float">
            <text:p>0,994026712383053</text:p>
          </table:table-cell>
          <table:table-cell/>
          <table:table-cell table:formula="of:= [.R$10] * EXP(-[.R$11] * ([.J33])) + [.R$12]" office:value-type="float" office:value="45.3203454276953" calcext:value-type="float">
            <text:p>45,3203454276953</text:p>
          </table:table-cell>
          <table:table-cell table:formula="of:=[.P33]*[.J33]*10000" office:value-type="float" office:value="106754.591451905" calcext:value-type="float">
            <text:p>106754,591451905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/255*100" office:value-type="float" office:value="12.9411764705882" calcext:value-type="float">
            <text:p>12,941176470588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4]-[.D34])/90" office:value-type="float" office:value="16" calcext:value-type="float">
            <text:p>16</text:p>
          </table:table-cell>
          <table:table-cell table:formula="of:=([.E34]-[.F34])" office:value-type="float" office:value="65" calcext:value-type="float">
            <text:p>65</text:p>
          </table:table-cell>
          <table:table-cell table:formula="of:=[.H34]/[.I34]" office:value-type="float" office:value="0.246153846153846" calcext:value-type="float">
            <text:p>0,246153846153846</text:p>
          </table:table-cell>
          <table:table-cell/>
          <table:table-cell table:formula="of:=[.B34]/[.J34]" office:value-type="float" office:value="52.5735294117647" calcext:value-type="float">
            <text:p>52,5735294117647</text:p>
          </table:table-cell>
          <table:table-cell table:formula="of:=[.L33]/[.L34]" office:value-type="float" office:value="1.01332629634516" calcext:value-type="float">
            <text:p>1,01332629634516</text:p>
          </table:table-cell>
          <table:table-cell table:formula="of:=[.M33]/[.M34]" office:value-type="float" office:value="1.00948787840238" calcext:value-type="float">
            <text:p>1,00948787840238</text:p>
          </table:table-cell>
          <table:table-cell/>
          <table:table-cell table:formula="of:= [.R$10] * EXP(-[.R$11] * ([.J34])) + [.R$12]" office:value-type="float" office:value="44.4869772116624" calcext:value-type="float">
            <text:p>44,4869772116624</text:p>
          </table:table-cell>
          <table:table-cell table:formula="of:=[.P34]*[.J34]*10000" office:value-type="float" office:value="109506.405444092" calcext:value-type="float">
            <text:p>109506,405444092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/255*100" office:value-type="float" office:value="13.3333333333333" calcext:value-type="float">
            <text:p>13,3333333333333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5]-[.D35])/90" office:value-type="float" office:value="16.9666666666667" calcext:value-type="float">
            <text:p>16,9666666666667</text:p>
          </table:table-cell>
          <table:table-cell table:formula="of:=([.E35]-[.F35])" office:value-type="float" office:value="65" calcext:value-type="float">
            <text:p>65</text:p>
          </table:table-cell>
          <table:table-cell table:formula="of:=[.H35]/[.I35]" office:value-type="float" office:value="0.261025641025641" calcext:value-type="float">
            <text:p>0,261025641025641</text:p>
          </table:table-cell>
          <table:table-cell/>
          <table:table-cell table:formula="of:=[.B35]/[.J35]" office:value-type="float" office:value="51.0805500982318" calcext:value-type="float">
            <text:p>51,0805500982318</text:p>
          </table:table-cell>
          <table:table-cell table:formula="of:=[.L34]/[.L35]" office:value-type="float" office:value="1.02922794117647" calcext:value-type="float">
            <text:p>1,02922794117647</text:p>
          </table:table-cell>
          <table:table-cell table:formula="of:=[.M34]/[.M35]" office:value-type="float" office:value="0.984549928936898" calcext:value-type="float">
            <text:p>0,984549928936898</text:p>
          </table:table-cell>
          <table:table-cell/>
          <table:table-cell table:formula="of:= [.R$10] * EXP(-[.R$11] * ([.J35])) + [.R$12]" office:value-type="float" office:value="43.5308939770668" calcext:value-type="float">
            <text:p>43,5308939770668</text:p>
          </table:table-cell>
          <table:table-cell table:formula="of:=[.P35]*[.J35]*10000" office:value-type="float" office:value="113626.795047831" calcext:value-type="float">
            <text:p>113626,795047831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/255*100" office:value-type="float" office:value="13.7254901960784" calcext:value-type="float">
            <text:p>13,7254901960784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6]-[.D36])/90" office:value-type="float" office:value="17.6111111111111" calcext:value-type="float">
            <text:p>17,6111111111111</text:p>
          </table:table-cell>
          <table:table-cell table:formula="of:=([.E36]-[.F36])" office:value-type="float" office:value="65" calcext:value-type="float">
            <text:p>65</text:p>
          </table:table-cell>
          <table:table-cell table:formula="of:=[.H36]/[.I36]" office:value-type="float" office:value="0.270940170940171" calcext:value-type="float">
            <text:p>0,270940170940171</text:p>
          </table:table-cell>
          <table:table-cell/>
          <table:table-cell table:formula="of:=[.B36]/[.J36]" office:value-type="float" office:value="50.6587493041381" calcext:value-type="float">
            <text:p>50,6587493041381</text:p>
          </table:table-cell>
          <table:table-cell table:formula="of:=[.L35]/[.L36]" office:value-type="float" office:value="1.00832631677425" calcext:value-type="float">
            <text:p>1,00832631677425</text:p>
          </table:table-cell>
          <table:table-cell table:formula="of:=[.M35]/[.M36]" office:value-type="float" office:value="1.02072902794909" calcext:value-type="float">
            <text:p>1,02072902794909</text:p>
          </table:table-cell>
          <table:table-cell/>
          <table:table-cell table:formula="of:= [.R$10] * EXP(-[.R$11] * ([.J36])) + [.R$12]" office:value-type="float" office:value="43.008212417091" calcext:value-type="float">
            <text:p>43,008212417091</text:p>
          </table:table-cell>
          <table:table-cell table:formula="of:=[.P36]*[.J36]*10000" office:value-type="float" office:value="116526.524241178" calcext:value-type="float">
            <text:p>116526,524241178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/255*100" office:value-type="float" office:value="14.1176470588235" calcext:value-type="float">
            <text:p>14,1176470588235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7]-[.D37])/90" office:value-type="float" office:value="18.6555555555556" calcext:value-type="float">
            <text:p>18,6555555555556</text:p>
          </table:table-cell>
          <table:table-cell table:formula="of:=([.E37]-[.F37])" office:value-type="float" office:value="65" calcext:value-type="float">
            <text:p>65</text:p>
          </table:table-cell>
          <table:table-cell table:formula="of:=[.H37]/[.I37]" office:value-type="float" office:value="0.287008547008547" calcext:value-type="float">
            <text:p>0,287008547008547</text:p>
          </table:table-cell>
          <table:table-cell/>
          <table:table-cell table:formula="of:=[.B37]/[.J37]" office:value-type="float" office:value="49.1889429982833" calcext:value-type="float">
            <text:p>49,1889429982833</text:p>
          </table:table-cell>
          <table:table-cell table:formula="of:=[.L36]/[.L37]" office:value-type="float" office:value="1.02988082719944" calcext:value-type="float">
            <text:p>1,02988082719944</text:p>
          </table:table-cell>
          <table:table-cell table:formula="of:=[.M36]/[.M37]" office:value-type="float" office:value="0.979070869312327" calcext:value-type="float">
            <text:p>0,979070869312327</text:p>
          </table:table-cell>
          <table:table-cell/>
          <table:table-cell table:formula="of:= [.R$10] * EXP(-[.R$11] * ([.J37])) + [.R$12]" office:value-type="float" office:value="42.3180829294745" calcext:value-type="float">
            <text:p>42,3180829294745</text:p>
          </table:table-cell>
          <table:table-cell table:formula="of:=[.P37]*[.J37]*10000" office:value-type="float" office:value="121456.514937757" calcext:value-type="float">
            <text:p>121456,514937757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/255*100" office:value-type="float" office:value="14.5098039215686" calcext:value-type="float">
            <text:p>14,5098039215686</text:p>
          </table:table-cell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8]-[.D38])/90" office:value-type="float" office:value="19.2555555555556" calcext:value-type="float">
            <text:p>19,2555555555556</text:p>
          </table:table-cell>
          <table:table-cell table:formula="of:=([.E38]-[.F38])" office:value-type="float" office:value="65" calcext:value-type="float">
            <text:p>65</text:p>
          </table:table-cell>
          <table:table-cell table:formula="of:=[.H38]/[.I38]" office:value-type="float" office:value="0.296239316239316" calcext:value-type="float">
            <text:p>0,296239316239316</text:p>
          </table:table-cell>
          <table:table-cell/>
          <table:table-cell table:formula="of:=[.B38]/[.J38]" office:value-type="float" office:value="48.9800074674994" calcext:value-type="float">
            <text:p>48,9800074674994</text:p>
          </table:table-cell>
          <table:table-cell table:formula="of:=[.L37]/[.L38]" office:value-type="float" office:value="1.00426573088872" calcext:value-type="float">
            <text:p>1,00426573088872</text:p>
          </table:table-cell>
          <table:table-cell table:formula="of:=[.M37]/[.M38]" office:value-type="float" office:value="1.02550629332741" calcext:value-type="float">
            <text:p>1,02550629332741</text:p>
          </table:table-cell>
          <table:table-cell/>
          <table:table-cell table:formula="of:= [.R$10] * EXP(-[.R$11] * ([.J38])) + [.R$12]" office:value-type="float" office:value="41.9944677545313" calcext:value-type="float">
            <text:p>41,9944677545313</text:p>
          </table:table-cell>
          <table:table-cell table:formula="of:=[.P38]*[.J38]*10000" office:value-type="float" office:value="124404.124134364" calcext:value-type="float">
            <text:p>124404,124134364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/255*100" office:value-type="float" office:value="14.9019607843137" calcext:value-type="float">
            <text:p>14,9019607843137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9]-[.D39])/90" office:value-type="float" office:value="20.2666666666667" calcext:value-type="float">
            <text:p>20,2666666666667</text:p>
          </table:table-cell>
          <table:table-cell table:formula="of:=([.E39]-[.F39])" office:value-type="float" office:value="65" calcext:value-type="float">
            <text:p>65</text:p>
          </table:table-cell>
          <table:table-cell table:formula="of:=[.H39]/[.I39]" office:value-type="float" office:value="0.311794871794872" calcext:value-type="float">
            <text:p>0,311794871794872</text:p>
          </table:table-cell>
          <table:table-cell/>
          <table:table-cell table:formula="of:=[.B39]/[.J39]" office:value-type="float" office:value="47.7941176470588" calcext:value-type="float">
            <text:p>47,7941176470588</text:p>
          </table:table-cell>
          <table:table-cell table:formula="of:=[.L38]/[.L39]" office:value-type="float" office:value="1.02481246393537" calcext:value-type="float">
            <text:p>1,02481246393537</text:p>
          </table:table-cell>
          <table:table-cell table:formula="of:=[.M38]/[.M39]" office:value-type="float" office:value="0.979950738530492" calcext:value-type="float">
            <text:p>0,979950738530492</text:p>
          </table:table-cell>
          <table:table-cell/>
          <table:table-cell table:formula="of:= [.R$10] * EXP(-[.R$11] * ([.J39])) + [.R$12]" office:value-type="float" office:value="41.5459408873461" calcext:value-type="float">
            <text:p>41,5459408873461</text:p>
          </table:table-cell>
          <table:table-cell table:formula="of:=[.P39]*[.J39]*10000" office:value-type="float" office:value="129538.113125674" calcext:value-type="float">
            <text:p>129538,113125674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/255*100" office:value-type="float" office:value="15.2941176470588" calcext:value-type="float">
            <text:p>15,2941176470588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0]-[.D40])/90" office:value-type="float" office:value="20.9555555555556" calcext:value-type="float">
            <text:p>20,9555555555556</text:p>
          </table:table-cell>
          <table:table-cell table:formula="of:=([.E40]-[.F40])" office:value-type="float" office:value="65" calcext:value-type="float">
            <text:p>65</text:p>
          </table:table-cell>
          <table:table-cell table:formula="of:=[.H40]/[.I40]" office:value-type="float" office:value="0.322393162393162" calcext:value-type="float">
            <text:p>0,322393162393162</text:p>
          </table:table-cell>
          <table:table-cell/>
          <table:table-cell table:formula="of:=[.B40]/[.J40]" office:value-type="float" office:value="47.439336285946" calcext:value-type="float">
            <text:p>47,439336285946</text:p>
          </table:table-cell>
          <table:table-cell table:formula="of:=[.L39]/[.L40]" office:value-type="float" office:value="1.00747863247863" calcext:value-type="float">
            <text:p>1,00747863247863</text:p>
          </table:table-cell>
          <table:table-cell table:formula="of:=[.M39]/[.M40]" office:value-type="float" office:value="1.01720516038548" calcext:value-type="float">
            <text:p>1,01720516038548</text:p>
          </table:table-cell>
          <table:table-cell/>
          <table:table-cell table:formula="of:= [.R$10] * EXP(-[.R$11] * ([.J40])) + [.R$12]" office:value-type="float" office:value="41.29807458819" calcext:value-type="float">
            <text:p>41,29807458819</text:p>
          </table:table-cell>
          <table:table-cell table:formula="of:=[.P40]*[.J40]*10000" office:value-type="float" office:value="133142.168672353" calcext:value-type="float">
            <text:p>133142,168672353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/255*100" office:value-type="float" office:value="15.6862745098039" calcext:value-type="float">
            <text:p>15,6862745098039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41]-[.D41])/90" office:value-type="float" office:value="21.9333333333333" calcext:value-type="float">
            <text:p>21,9333333333333</text:p>
          </table:table-cell>
          <table:table-cell table:formula="of:=([.E41]-[.F41])" office:value-type="float" office:value="65" calcext:value-type="float">
            <text:p>65</text:p>
          </table:table-cell>
          <table:table-cell table:formula="of:=[.H41]/[.I41]" office:value-type="float" office:value="0.337435897435897" calcext:value-type="float">
            <text:p>0,337435897435897</text:p>
          </table:table-cell>
          <table:table-cell/>
          <table:table-cell table:formula="of:=[.B41]/[.J41]" office:value-type="float" office:value="46.4866797782943" calcext:value-type="float">
            <text:p>46,4866797782943</text:p>
          </table:table-cell>
          <table:table-cell table:formula="of:=[.L40]/[.L41]" office:value-type="float" office:value="1.02049310710498" calcext:value-type="float">
            <text:p>1,02049310710498</text:p>
          </table:table-cell>
          <table:table-cell table:formula="of:=[.M40]/[.M41]" office:value-type="float" office:value="0.987246876499468" calcext:value-type="float">
            <text:p>0,987246876499468</text:p>
          </table:table-cell>
          <table:table-cell/>
          <table:table-cell table:formula="of:= [.R$10] * EXP(-[.R$11] * ([.J41])) + [.R$12]" office:value-type="float" office:value="41.0108162277344" calcext:value-type="float">
            <text:p>41,0108162277344</text:p>
          </table:table-cell>
          <table:table-cell table:formula="of:=[.P41]*[.J41]*10000" office:value-type="float" office:value="138385.215783842" calcext:value-type="float">
            <text:p>138385,215783842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/255*100" office:value-type="float" office:value="16.078431372549" calcext:value-type="float">
            <text:p>16,078431372549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2]-[.D42])/90" office:value-type="float" office:value="22.7333333333333" calcext:value-type="float">
            <text:p>22,7333333333333</text:p>
          </table:table-cell>
          <table:table-cell table:formula="of:=([.E42]-[.F42])" office:value-type="float" office:value="65" calcext:value-type="float">
            <text:p>65</text:p>
          </table:table-cell>
          <table:table-cell table:formula="of:=[.H42]/[.I42]" office:value-type="float" office:value="0.34974358974359" calcext:value-type="float">
            <text:p>0,34974358974359</text:p>
          </table:table-cell>
          <table:table-cell/>
          <table:table-cell table:formula="of:=[.B42]/[.J42]" office:value-type="float" office:value="45.9720545109539" calcext:value-type="float">
            <text:p>45,9720545109539</text:p>
          </table:table-cell>
          <table:table-cell table:formula="of:=[.L41]/[.L42]" office:value-type="float" office:value="1.01119430647194" calcext:value-type="float">
            <text:p>1,01119430647194</text:p>
          </table:table-cell>
          <table:table-cell table:formula="of:=[.M41]/[.M42]" office:value-type="float" office:value="1.00919585936504" calcext:value-type="float">
            <text:p>1,00919585936504</text:p>
          </table:table-cell>
          <table:table-cell/>
          <table:table-cell table:formula="of:= [.R$10] * EXP(-[.R$11] * ([.J42])) + [.R$12]" office:value-type="float" office:value="40.8218781647055" calcext:value-type="float">
            <text:p>40,8218781647055</text:p>
          </table:table-cell>
          <table:table-cell table:formula="of:=[.P42]*[.J42]*10000" office:value-type="float" office:value="142771.902093996" calcext:value-type="float">
            <text:p>142771,902093996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/255*100" office:value-type="float" office:value="16.4705882352941" calcext:value-type="float">
            <text:p>16,4705882352941</text:p>
          </table:table-cell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3]-[.D43])/90" office:value-type="float" office:value="23.5777777777778" calcext:value-type="float">
            <text:p>23,5777777777778</text:p>
          </table:table-cell>
          <table:table-cell table:formula="of:=([.E43]-[.F43])" office:value-type="float" office:value="65" calcext:value-type="float">
            <text:p>65</text:p>
          </table:table-cell>
          <table:table-cell table:formula="of:=[.H43]/[.I43]" office:value-type="float" office:value="0.362735042735043" calcext:value-type="float">
            <text:p>0,362735042735043</text:p>
          </table:table-cell>
          <table:table-cell/>
          <table:table-cell table:formula="of:=[.B43]/[.J43]" office:value-type="float" office:value="45.4066640793924" calcext:value-type="float">
            <text:p>45,4066640793924</text:p>
          </table:table-cell>
          <table:table-cell table:formula="of:=[.L42]/[.L43]" office:value-type="float" office:value="1.01245170600009" calcext:value-type="float">
            <text:p>1,01245170600009</text:p>
          </table:table-cell>
          <table:table-cell table:formula="of:=[.M42]/[.M43]" office:value-type="float" office:value="0.998758064685257" calcext:value-type="float">
            <text:p>0,998758064685257</text:p>
          </table:table-cell>
          <table:table-cell/>
          <table:table-cell table:formula="of:= [.R$10] * EXP(-[.R$11] * ([.J43])) + [.R$12]" office:value-type="float" office:value="40.6587596094922" calcext:value-type="float">
            <text:p>40,6587596094922</text:p>
          </table:table-cell>
          <table:table-cell table:formula="of:=[.P43]*[.J43]*10000" office:value-type="float" office:value="147483.56904503" calcext:value-type="float">
            <text:p>147483,5690450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/255*100" office:value-type="float" office:value="16.8627450980392" calcext:value-type="float">
            <text:p>16,8627450980392</text:p>
          </table:table-cell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4]-[.D44])/90" office:value-type="float" office:value="24.4888888888889" calcext:value-type="float">
            <text:p>24,4888888888889</text:p>
          </table:table-cell>
          <table:table-cell table:formula="of:=([.E44]-[.F44])" office:value-type="float" office:value="65" calcext:value-type="float">
            <text:p>65</text:p>
          </table:table-cell>
          <table:table-cell table:formula="of:=[.H44]/[.I44]" office:value-type="float" office:value="0.376752136752137" calcext:value-type="float">
            <text:p>0,376752136752137</text:p>
          </table:table-cell>
          <table:table-cell/>
          <table:table-cell table:formula="of:=[.B44]/[.J44]" office:value-type="float" office:value="44.7581936585887" calcext:value-type="float">
            <text:p>44,7581936585887</text:p>
          </table:table-cell>
          <table:table-cell table:formula="of:=[.L43]/[.L44]" office:value-type="float" office:value="1.01448830633672" calcext:value-type="float">
            <text:p>1,01448830633672</text:p>
          </table:table-cell>
          <table:table-cell table:formula="of:=[.M43]/[.M44]" office:value-type="float" office:value="0.99799248515345" calcext:value-type="float">
            <text:p>0,99799248515345</text:p>
          </table:table-cell>
          <table:table-cell/>
          <table:table-cell table:formula="of:= [.R$10] * EXP(-[.R$11] * ([.J44])) + [.R$12]" office:value-type="float" office:value="40.5167393810204" calcext:value-type="float">
            <text:p>40,5167393810204</text:p>
          </table:table-cell>
          <table:table-cell table:formula="of:=[.P44]*[.J44]*10000" office:value-type="float" office:value="152647.681360289" calcext:value-type="float">
            <text:p>152647,681360289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/255*100" office:value-type="float" office:value="17.2549019607843" calcext:value-type="float">
            <text:p>17,2549019607843</text:p>
          </table:table-cell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5]-[.D45])/90" office:value-type="float" office:value="25.2222222222222" calcext:value-type="float">
            <text:p>25,2222222222222</text:p>
          </table:table-cell>
          <table:table-cell table:formula="of:=([.E45]-[.F45])" office:value-type="float" office:value="65" calcext:value-type="float">
            <text:p>65</text:p>
          </table:table-cell>
          <table:table-cell table:formula="of:=[.H45]/[.I45]" office:value-type="float" office:value="0.388034188034188" calcext:value-type="float">
            <text:p>0,388034188034188</text:p>
          </table:table-cell>
          <table:table-cell/>
          <table:table-cell table:formula="of:=[.B45]/[.J45]" office:value-type="float" office:value="44.4674786214045" calcext:value-type="float">
            <text:p>44,4674786214045</text:p>
          </table:table-cell>
          <table:table-cell table:formula="of:=[.L44]/[.L45]" office:value-type="float" office:value="1.0065377000495" calcext:value-type="float">
            <text:p>1,0065377000495</text:p>
          </table:table-cell>
          <table:table-cell table:formula="of:=[.M44]/[.M45]" office:value-type="float" office:value="1.0078989652219" calcext:value-type="float">
            <text:p>1,0078989652219</text:p>
          </table:table-cell>
          <table:table-cell/>
          <table:table-cell table:formula="of:= [.R$10] * EXP(-[.R$11] * ([.J45])) + [.R$12]" office:value-type="float" office:value="40.4233306570356" calcext:value-type="float">
            <text:p>40,4233306570356</text:p>
          </table:table-cell>
          <table:table-cell table:formula="of:=[.P45]*[.J45]*10000" office:value-type="float" office:value="156856.342891403" calcext:value-type="float">
            <text:p>156856,342891403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/255*100" office:value-type="float" office:value="17.6470588235294" calcext:value-type="float">
            <text:p>17,6470588235294</text:p>
          </table:table-cell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6]-[.D46])/90" office:value-type="float" office:value="25.8777777777778" calcext:value-type="float">
            <text:p>25,8777777777778</text:p>
          </table:table-cell>
          <table:table-cell table:formula="of:=([.E46]-[.F46])" office:value-type="float" office:value="65" calcext:value-type="float">
            <text:p>65</text:p>
          </table:table-cell>
          <table:table-cell table:formula="of:=[.H46]/[.I46]" office:value-type="float" office:value="0.398119658119658" calcext:value-type="float">
            <text:p>0,398119658119658</text:p>
          </table:table-cell>
          <table:table-cell/>
          <table:table-cell table:formula="of:=[.B46]/[.J46]" office:value-type="float" office:value="44.3260172252671" calcext:value-type="float">
            <text:p>44,3260172252671</text:p>
          </table:table-cell>
          <table:table-cell table:formula="of:=[.L45]/[.L46]" office:value-type="float" office:value="1.00319138521782" calcext:value-type="float">
            <text:p>1,00319138521782</text:p>
          </table:table-cell>
          <table:table-cell table:formula="of:=[.M45]/[.M46]" office:value-type="float" office:value="1.00333566942558" calcext:value-type="float">
            <text:p>1,00333566942558</text:p>
          </table:table-cell>
          <table:table-cell/>
          <table:table-cell table:formula="of:= [.R$10] * EXP(-[.R$11] * ([.J46])) + [.R$12]" office:value-type="float" office:value="40.3528968825227" calcext:value-type="float">
            <text:p>40,3528968825227</text:p>
          </table:table-cell>
          <table:table-cell table:formula="of:=[.P46]*[.J46]*10000" office:value-type="float" office:value="160652.815110078" calcext:value-type="float">
            <text:p>160652,815110078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/255*100" office:value-type="float" office:value="18.0392156862745" calcext:value-type="float">
            <text:p>18,0392156862745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7]-[.D47])/90" office:value-type="float" office:value="26.5666666666667" calcext:value-type="float">
            <text:p>26,5666666666667</text:p>
          </table:table-cell>
          <table:table-cell table:formula="of:=([.E47]-[.F47])" office:value-type="float" office:value="65" calcext:value-type="float">
            <text:p>65</text:p>
          </table:table-cell>
          <table:table-cell table:formula="of:=[.H47]/[.I47]" office:value-type="float" office:value="0.408717948717949" calcext:value-type="float">
            <text:p>0,408717948717949</text:p>
          </table:table-cell>
          <table:table-cell/>
          <table:table-cell table:formula="of:=[.B47]/[.J47]" office:value-type="float" office:value="44.1360986050631" calcext:value-type="float">
            <text:p>44,1360986050631</text:p>
          </table:table-cell>
          <table:table-cell table:formula="of:=[.L46]/[.L47]" office:value-type="float" office:value="1.00430302238318" calcext:value-type="float">
            <text:p>1,00430302238318</text:p>
          </table:table-cell>
          <table:table-cell table:formula="of:=[.M46]/[.M47]" office:value-type="float" office:value="0.998893125739352" calcext:value-type="float">
            <text:p>0,998893125739352</text:p>
          </table:table-cell>
          <table:table-cell/>
          <table:table-cell table:formula="of:= [.R$10] * EXP(-[.R$11] * ([.J47])) + [.R$12]" office:value-type="float" office:value="40.2901007167546" calcext:value-type="float">
            <text:p>40,2901007167546</text:p>
          </table:table-cell>
          <table:table-cell table:formula="of:=[.P47]*[.J47]*10000" office:value-type="float" office:value="164672.873185915" calcext:value-type="float">
            <text:p>164672,873185915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/255*100" office:value-type="float" office:value="18.4313725490196" calcext:value-type="float">
            <text:p>18,4313725490196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8]-[.D48])/90" office:value-type="float" office:value="27.3333333333333" calcext:value-type="float">
            <text:p>27,3333333333333</text:p>
          </table:table-cell>
          <table:table-cell table:formula="of:=([.E48]-[.F48])" office:value-type="float" office:value="65" calcext:value-type="float">
            <text:p>65</text:p>
          </table:table-cell>
          <table:table-cell table:formula="of:=[.H48]/[.I48]" office:value-type="float" office:value="0.420512820512821" calcext:value-type="float">
            <text:p>0,420512820512821</text:p>
          </table:table-cell>
          <table:table-cell/>
          <table:table-cell table:formula="of:=[.B48]/[.J48]" office:value-type="float" office:value="43.8307030129125" calcext:value-type="float">
            <text:p>43,8307030129125</text:p>
          </table:table-cell>
          <table:table-cell table:formula="of:=[.L47]/[.L48]" office:value-type="float" office:value="1.00696761792894" calcext:value-type="float">
            <text:p>1,00696761792894</text:p>
          </table:table-cell>
          <table:table-cell table:formula="of:=[.M47]/[.M48]" office:value-type="float" office:value="0.997353841873056" calcext:value-type="float">
            <text:p>0,997353841873056</text:p>
          </table:table-cell>
          <table:table-cell/>
          <table:table-cell table:formula="of:= [.R$10] * EXP(-[.R$11] * ([.J48])) + [.R$12]" office:value-type="float" office:value="40.2315983723722" calcext:value-type="float">
            <text:p>40,2315983723722</text:p>
          </table:table-cell>
          <table:table-cell table:formula="of:=[.P48]*[.J48]*10000" office:value-type="float" office:value="169179.029053052" calcext:value-type="float">
            <text:p>169179,029053052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/255*100" office:value-type="float" office:value="18.8235294117647" calcext:value-type="float">
            <text:p>18,8235294117647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9]-[.D49])/90" office:value-type="float" office:value="28.0222222222222" calcext:value-type="float">
            <text:p>28,0222222222222</text:p>
          </table:table-cell>
          <table:table-cell table:formula="of:=([.E49]-[.F49])" office:value-type="float" office:value="65" calcext:value-type="float">
            <text:p>65</text:p>
          </table:table-cell>
          <table:table-cell table:formula="of:=[.H49]/[.I49]" office:value-type="float" office:value="0.431111111111111" calcext:value-type="float">
            <text:p>0,431111111111111</text:p>
          </table:table-cell>
          <table:table-cell/>
          <table:table-cell table:formula="of:=[.B49]/[.J49]" office:value-type="float" office:value="43.6628259551243" calcext:value-type="float">
            <text:p>43,6628259551243</text:p>
          </table:table-cell>
          <table:table-cell table:formula="of:=[.L48]/[.L49]" office:value-type="float" office:value="1.00384485094851" calcext:value-type="float">
            <text:p>1,00384485094851</text:p>
          </table:table-cell>
          <table:table-cell table:formula="of:=[.M48]/[.M49]" office:value-type="float" office:value="1.00311080639351" calcext:value-type="float">
            <text:p>1,00311080639351</text:p>
          </table:table-cell>
          <table:table-cell/>
          <table:table-cell table:formula="of:= [.R$10] * EXP(-[.R$11] * ([.J49])) + [.R$12]" office:value-type="float" office:value="40.1876185548382" calcext:value-type="float">
            <text:p>40,1876185548382</text:p>
          </table:table-cell>
          <table:table-cell table:formula="of:=[.P49]*[.J49]*10000" office:value-type="float" office:value="173253.288880858" calcext:value-type="float">
            <text:p>173253,28888085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/255*100" office:value-type="float" office:value="19.2156862745098" calcext:value-type="float">
            <text:p>19,2156862745098</text:p>
          </table:table-cell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0]-[.D50])/90" office:value-type="float" office:value="28.8111111111111" calcext:value-type="float">
            <text:p>28,8111111111111</text:p>
          </table:table-cell>
          <table:table-cell table:formula="of:=([.E50]-[.F50])" office:value-type="float" office:value="65" calcext:value-type="float">
            <text:p>65</text:p>
          </table:table-cell>
          <table:table-cell table:formula="of:=[.H50]/[.I50]" office:value-type="float" office:value="0.443247863247863" calcext:value-type="float">
            <text:p>0,443247863247863</text:p>
          </table:table-cell>
          <table:table-cell/>
          <table:table-cell table:formula="of:=[.B50]/[.J50]" office:value-type="float" office:value="43.3520110705293" calcext:value-type="float">
            <text:p>43,3520110705293</text:p>
          </table:table-cell>
          <table:table-cell table:formula="of:=[.L49]/[.L50]" office:value-type="float" office:value="1.00716956092508" calcext:value-type="float">
            <text:p>1,00716956092508</text:p>
          </table:table-cell>
          <table:table-cell table:formula="of:=[.M49]/[.M50]" office:value-type="float" office:value="0.996698957051958" calcext:value-type="float">
            <text:p>0,996698957051958</text:p>
          </table:table-cell>
          <table:table-cell/>
          <table:table-cell table:formula="of:= [.R$10] * EXP(-[.R$11] * ([.J50])) + [.R$12]" office:value-type="float" office:value="40.145569184849" calcext:value-type="float">
            <text:p>40,145569184849</text:p>
          </table:table-cell>
          <table:table-cell table:formula="of:=[.P50]*[.J50]*10000" office:value-type="float" office:value="177944.377600536" calcext:value-type="float">
            <text:p>177944,377600536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/255*100" office:value-type="float" office:value="19.6078431372549" calcext:value-type="float">
            <text:p>19,6078431372549</text:p>
          </table:table-cell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1]-[.D51])/90" office:value-type="float" office:value="29.5555555555556" calcext:value-type="float">
            <text:p>29,5555555555556</text:p>
          </table:table-cell>
          <table:table-cell table:formula="of:=([.E51]-[.F51])" office:value-type="float" office:value="65" calcext:value-type="float">
            <text:p>65</text:p>
          </table:table-cell>
          <table:table-cell table:formula="of:=[.H51]/[.I51]" office:value-type="float" office:value="0.454700854700855" calcext:value-type="float">
            <text:p>0,454700854700855</text:p>
          </table:table-cell>
          <table:table-cell office:value-type="string" calcext:value-type="string">
            <text:p>1.3935042735042735</text:p>
          </table:table-cell>
          <table:table-cell table:formula="of:=[.B51]/[.J51]" office:value-type="float" office:value="43.1225121627598" calcext:value-type="float">
            <text:p>43,1225121627598</text:p>
          </table:table-cell>
          <table:table-cell table:formula="of:=[.L50]/[.L51]" office:value-type="float" office:value="1.0053220208253" calcext:value-type="float">
            <text:p>1,0053220208253</text:p>
          </table:table-cell>
          <table:table-cell table:formula="of:=[.M50]/[.M51]" office:value-type="float" office:value="1.00183775950542" calcext:value-type="float">
            <text:p>1,00183775950542</text:p>
          </table:table-cell>
          <table:table-cell/>
          <table:table-cell table:formula="of:= [.R$10] * EXP(-[.R$11] * ([.J51])) + [.R$12]" office:value-type="float" office:value="40.1126817774067" calcext:value-type="float">
            <text:p>40,1126817774067</text:p>
          </table:table-cell>
          <table:table-cell table:formula="of:=[.P51]*[.J51]*10000" office:value-type="float" office:value="182392.706885302" calcext:value-type="float">
            <text:p>182392,706885302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/255*100" office:value-type="float" office:value="20" calcext:value-type="float">
            <text:p>20</text:p>
          </table:table-cell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2]-[.D52])/90" office:value-type="float" office:value="30.3222222222222" calcext:value-type="float">
            <text:p>30,3222222222222</text:p>
          </table:table-cell>
          <table:table-cell table:formula="of:=([.E52]-[.F52])" office:value-type="float" office:value="65" calcext:value-type="float">
            <text:p>65</text:p>
          </table:table-cell>
          <table:table-cell table:formula="of:=[.H52]/[.I52]" office:value-type="float" office:value="0.466495726495727" calcext:value-type="float">
            <text:p>0,466495726495727</text:p>
          </table:table-cell>
          <table:table-cell/>
          <table:table-cell table:formula="of:=[.B52]/[.J52]" office:value-type="float" office:value="42.8728471967754" calcext:value-type="float">
            <text:p>42,8728471967754</text:p>
          </table:table-cell>
          <table:table-cell table:formula="of:=[.L51]/[.L52]" office:value-type="float" office:value="1.00582338198437" calcext:value-type="float">
            <text:p>1,00582338198437</text:p>
          </table:table-cell>
          <table:table-cell table:formula="of:=[.M51]/[.M52]" office:value-type="float" office:value="0.999501541554856" calcext:value-type="float">
            <text:p>0,999501541554856</text:p>
          </table:table-cell>
          <table:table-cell/>
          <table:table-cell table:formula="of:= [.R$10] * EXP(-[.R$11] * ([.J52])) + [.R$12]" office:value-type="float" office:value="40.0845272310383" calcext:value-type="float">
            <text:p>40,0845272310383</text:p>
          </table:table-cell>
          <table:table-cell table:formula="of:=[.P52]*[.J52]*10000" office:value-type="float" office:value="186992.606518809" calcext:value-type="float">
            <text:p>186992,606518809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/255*100" office:value-type="float" office:value="20.3921568627451" calcext:value-type="float">
            <text:p>20,3921568627451</text:p>
          </table:table-cell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3]-[.D53])/90" office:value-type="float" office:value="31.1444444444444" calcext:value-type="float">
            <text:p>31,1444444444444</text:p>
          </table:table-cell>
          <table:table-cell table:formula="of:=([.E53]-[.F53])" office:value-type="float" office:value="65" calcext:value-type="float">
            <text:p>65</text:p>
          </table:table-cell>
          <table:table-cell table:formula="of:=[.H53]/[.I53]" office:value-type="float" office:value="0.479145299145299" calcext:value-type="float">
            <text:p>0,479145299145299</text:p>
          </table:table-cell>
          <table:table-cell/>
          <table:table-cell table:formula="of:=[.B53]/[.J53]" office:value-type="float" office:value="42.559442614006" calcext:value-type="float">
            <text:p>42,559442614006</text:p>
          </table:table-cell>
          <table:table-cell table:formula="of:=[.L52]/[.L53]" office:value-type="float" office:value="1.00736392592384" calcext:value-type="float">
            <text:p>1,00736392592384</text:p>
          </table:table-cell>
          <table:table-cell table:formula="of:=[.M52]/[.M53]" office:value-type="float" office:value="0.99847071758297" calcext:value-type="float">
            <text:p>0,99847071758297</text:p>
          </table:table-cell>
          <table:table-cell/>
          <table:table-cell table:formula="of:= [.R$10] * EXP(-[.R$11] * ([.J53])) + [.R$12]" office:value-type="float" office:value="40.0596614375024" calcext:value-type="float">
            <text:p>40,0596614375024</text:p>
          </table:table-cell>
          <table:table-cell table:formula="of:=[.P53]*[.J53]*10000" office:value-type="float" office:value="191943.984631315" calcext:value-type="float">
            <text:p>191943,984631315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/255*100" office:value-type="float" office:value="20.7843137254902" calcext:value-type="float">
            <text:p>20,7843137254902</text:p>
          </table:table-cell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4]-[.D54])/90" office:value-type="float" office:value="32.0666666666667" calcext:value-type="float">
            <text:p>32,0666666666667</text:p>
          </table:table-cell>
          <table:table-cell table:formula="of:=([.E54]-[.F54])" office:value-type="float" office:value="65" calcext:value-type="float">
            <text:p>65</text:p>
          </table:table-cell>
          <table:table-cell table:formula="of:=[.H54]/[.I54]" office:value-type="float" office:value="0.493333333333333" calcext:value-type="float">
            <text:p>0,493333333333333</text:p>
          </table:table-cell>
          <table:table-cell/>
          <table:table-cell table:formula="of:=[.B54]/[.J54]" office:value-type="float" office:value="42.1303656597774" calcext:value-type="float">
            <text:p>42,1303656597774</text:p>
          </table:table-cell>
          <table:table-cell table:formula="of:=[.L53]/[.L54]" office:value-type="float" office:value="1.01018450581924" calcext:value-type="float">
            <text:p>1,01018450581924</text:p>
          </table:table-cell>
          <table:table-cell table:formula="of:=[.M53]/[.M54]" office:value-type="float" office:value="0.997207856704245" calcext:value-type="float">
            <text:p>0,997207856704245</text:p>
          </table:table-cell>
          <table:table-cell/>
          <table:table-cell table:formula="of:= [.R$10] * EXP(-[.R$11] * ([.J54])) + [.R$12]" office:value-type="float" office:value="40.0371217541951" calcext:value-type="float">
            <text:p>40,0371217541951</text:p>
          </table:table-cell>
          <table:table-cell table:formula="of:=[.P54]*[.J54]*10000" office:value-type="float" office:value="197516.467320696" calcext:value-type="float">
            <text:p>197516,467320696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/255*100" office:value-type="float" office:value="21.1764705882353" calcext:value-type="float">
            <text:p>21,1764705882353</text:p>
          </table:table-cell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5]-[.D55])/90" office:value-type="float" office:value="32.8111111111111" calcext:value-type="float">
            <text:p>32,8111111111111</text:p>
          </table:table-cell>
          <table:table-cell table:formula="of:=([.E55]-[.F55])" office:value-type="float" office:value="65" calcext:value-type="float">
            <text:p>65</text:p>
          </table:table-cell>
          <table:table-cell table:formula="of:=[.H55]/[.I55]" office:value-type="float" office:value="0.504786324786325" calcext:value-type="float">
            <text:p>0,504786324786325</text:p>
          </table:table-cell>
          <table:table-cell/>
          <table:table-cell table:formula="of:=[.B55]/[.J55]" office:value-type="float" office:value="41.9513555506862" calcext:value-type="float">
            <text:p>41,9513555506862</text:p>
          </table:table-cell>
          <table:table-cell table:formula="of:=[.L54]/[.L55]" office:value-type="float" office:value="1.00426708760042" calcext:value-type="float">
            <text:p>1,00426708760042</text:p>
          </table:table-cell>
          <table:table-cell table:formula="of:=[.M54]/[.M55]" office:value-type="float" office:value="1.00589227536367" calcext:value-type="float">
            <text:p>1,00589227536367</text:p>
          </table:table-cell>
          <table:table-cell/>
          <table:table-cell table:formula="of:= [.R$10] * EXP(-[.R$11] * ([.J55])) + [.R$12]" office:value-type="float" office:value="40.0222942984431" calcext:value-type="float">
            <text:p>40,0222942984431</text:p>
          </table:table-cell>
          <table:table-cell table:formula="of:=[.P55]*[.J55]*10000" office:value-type="float" office:value="202027.068484278" calcext:value-type="float">
            <text:p>202027,068484278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/255*100" office:value-type="float" office:value="21.5686274509804" calcext:value-type="float">
            <text:p>21,5686274509804</text:p>
          </table:table-cell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6]-[.D56])/90" office:value-type="float" office:value="33.7333333333333" calcext:value-type="float">
            <text:p>33,7333333333333</text:p>
          </table:table-cell>
          <table:table-cell table:formula="of:=([.E56]-[.F56])" office:value-type="float" office:value="65" calcext:value-type="float">
            <text:p>65</text:p>
          </table:table-cell>
          <table:table-cell table:formula="of:=[.H56]/[.I56]" office:value-type="float" office:value="0.518974358974359" calcext:value-type="float">
            <text:p>0,518974358974359</text:p>
          </table:table-cell>
          <table:table-cell/>
          <table:table-cell table:formula="of:=[.B56]/[.J56]" office:value-type="float" office:value="41.5601023017903" calcext:value-type="float">
            <text:p>41,5601023017903</text:p>
          </table:table-cell>
          <table:table-cell table:formula="of:=[.L55]/[.L56]" office:value-type="float" office:value="1.00941415509651" calcext:value-type="float">
            <text:p>1,00941415509651</text:p>
          </table:table-cell>
          <table:table-cell table:formula="of:=[.M55]/[.M56]" office:value-type="float" office:value="0.994900935884341" calcext:value-type="float">
            <text:p>0,994900935884341</text:p>
          </table:table-cell>
          <table:table-cell/>
          <table:table-cell table:formula="of:= [.R$10] * EXP(-[.R$11] * ([.J56])) + [.R$12]" office:value-type="float" office:value="40.0073031934858" calcext:value-type="float">
            <text:p>40,0073031934858</text:p>
          </table:table-cell>
          <table:table-cell table:formula="of:=[.P56]*[.J56]*10000" office:value-type="float" office:value="207627.645291321" calcext:value-type="float">
            <text:p>207627,645291321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/255*100" office:value-type="float" office:value="21.9607843137255" calcext:value-type="float">
            <text:p>21,9607843137255</text:p>
          </table:table-cell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7]-[.D57])/90" office:value-type="float" office:value="34.4222222222222" calcext:value-type="float">
            <text:p>34,4222222222222</text:p>
          </table:table-cell>
          <table:table-cell table:formula="of:=([.E57]-[.F57])" office:value-type="float" office:value="65" calcext:value-type="float">
            <text:p>65</text:p>
          </table:table-cell>
          <table:table-cell table:formula="of:=[.H57]/[.I57]" office:value-type="float" office:value="0.52957264957265" calcext:value-type="float">
            <text:p>0,52957264957265</text:p>
          </table:table-cell>
          <table:table-cell/>
          <table:table-cell table:formula="of:=[.B57]/[.J57]" office:value-type="float" office:value="41.4688793529032" calcext:value-type="float">
            <text:p>41,4688793529032</text:p>
          </table:table-cell>
          <table:table-cell table:formula="of:=[.L56]/[.L57]" office:value-type="float" office:value="1.00219979296066" calcext:value-type="float">
            <text:p>1,00219979296066</text:p>
          </table:table-cell>
          <table:table-cell table:formula="of:=[.M56]/[.M57]" office:value-type="float" office:value="1.00719852686712" calcext:value-type="float">
            <text:p>1,00719852686712</text:p>
          </table:table-cell>
          <table:table-cell/>
          <table:table-cell table:formula="of:= [.R$10] * EXP(-[.R$11] * ([.J57])) + [.R$12]" office:value-type="float" office:value="39.9981170118168" calcext:value-type="float">
            <text:p>39,9981170118168</text:p>
          </table:table-cell>
          <table:table-cell table:formula="of:=[.P57]*[.J57]*10000" office:value-type="float" office:value="211819.088038647" calcext:value-type="float">
            <text:p>211819,088038647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/255*100" office:value-type="float" office:value="22.3529411764706" calcext:value-type="float">
            <text:p>22,3529411764706</text:p>
          </table:table-cell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8]-[.D58])/90" office:value-type="float" office:value="35.3333333333333" calcext:value-type="float">
            <text:p>35,3333333333333</text:p>
          </table:table-cell>
          <table:table-cell table:formula="of:=([.E58]-[.F58])" office:value-type="float" office:value="65" calcext:value-type="float">
            <text:p>65</text:p>
          </table:table-cell>
          <table:table-cell table:formula="of:=[.H58]/[.I58]" office:value-type="float" office:value="0.543589743589744" calcext:value-type="float">
            <text:p>0,543589743589744</text:p>
          </table:table-cell>
          <table:table-cell/>
          <table:table-cell table:formula="of:=[.B58]/[.J58]" office:value-type="float" office:value="41.1209766925638" calcext:value-type="float">
            <text:p>41,1209766925638</text:p>
          </table:table-cell>
          <table:table-cell table:formula="of:=[.L57]/[.L58]" office:value-type="float" office:value="1.00846046685468" calcext:value-type="float">
            <text:p>1,00846046685468</text:p>
          </table:table-cell>
          <table:table-cell table:formula="of:=[.M57]/[.M58]" office:value-type="float" office:value="0.993791849953681" calcext:value-type="float">
            <text:p>0,993791849953681</text:p>
          </table:table-cell>
          <table:table-cell/>
          <table:table-cell table:formula="of:= [.R$10] * EXP(-[.R$11] * ([.J58])) + [.R$12]" office:value-type="float" office:value="39.9881186839545" calcext:value-type="float">
            <text:p>39,9881186839545</text:p>
          </table:table-cell>
          <table:table-cell table:formula="of:=[.P58]*[.J58]*10000" office:value-type="float" office:value="217371.31182047" calcext:value-type="float">
            <text:p>217371,3118204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/255*100" office:value-type="float" office:value="22.7450980392157" calcext:value-type="float">
            <text:p>22,7450980392157</text:p>
          </table:table-cell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9]-[.D59])/90" office:value-type="float" office:value="35.8" calcext:value-type="float">
            <text:p>35,8</text:p>
          </table:table-cell>
          <table:table-cell table:formula="of:=([.E59]-[.F59])" office:value-type="float" office:value="65" calcext:value-type="float">
            <text:p>65</text:p>
          </table:table-cell>
          <table:table-cell table:formula="of:=[.H59]/[.I59]" office:value-type="float" office:value="0.550769230769231" calcext:value-type="float">
            <text:p>0,550769230769231</text:p>
          </table:table-cell>
          <table:table-cell/>
          <table:table-cell table:formula="of:=[.B59]/[.J59]" office:value-type="float" office:value="41.2969657136598" calcext:value-type="float">
            <text:p>41,2969657136598</text:p>
          </table:table-cell>
          <table:table-cell table:formula="of:=[.L58]/[.L59]" office:value-type="float" office:value="0.995738451528952" calcext:value-type="float">
            <text:p>0,995738451528952</text:p>
          </table:table-cell>
          <table:table-cell table:formula="of:=[.M58]/[.M59]" office:value-type="float" office:value="1.01277646284141" calcext:value-type="float">
            <text:p>1,01277646284141</text:p>
          </table:table-cell>
          <table:table-cell/>
          <table:table-cell table:formula="of:= [.R$10] * EXP(-[.R$11] * ([.J59])) + [.R$12]" office:value-type="float" office:value="39.983798596712" calcext:value-type="float">
            <text:p>39,983798596712</text:p>
          </table:table-cell>
          <table:table-cell table:formula="of:=[.P59]*[.J59]*10000" office:value-type="float" office:value="220218.459963429" calcext:value-type="float">
            <text:p>220218,459963429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/255*100" office:value-type="float" office:value="23.1372549019608" calcext:value-type="float">
            <text:p>23,1372549019608</text:p>
          </table:table-cell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0]-[.D60])/90" office:value-type="float" office:value="36.8333333333333" calcext:value-type="float">
            <text:p>36,8333333333333</text:p>
          </table:table-cell>
          <table:table-cell table:formula="of:=([.E60]-[.F60])" office:value-type="float" office:value="65" calcext:value-type="float">
            <text:p>65</text:p>
          </table:table-cell>
          <table:table-cell table:formula="of:=[.H60]/[.I60]" office:value-type="float" office:value="0.566666666666667" calcext:value-type="float">
            <text:p>0,566666666666667</text:p>
          </table:table-cell>
          <table:table-cell/>
          <table:table-cell table:formula="of:=[.B60]/[.J60]" office:value-type="float" office:value="40.8304498269896" calcext:value-type="float">
            <text:p>40,8304498269896</text:p>
          </table:table-cell>
          <table:table-cell table:formula="of:=[.L59]/[.L60]" office:value-type="float" office:value="1.01142568569896" calcext:value-type="float">
            <text:p>1,01142568569896</text:p>
          </table:table-cell>
          <table:table-cell table:formula="of:=[.M59]/[.M60]" office:value-type="float" office:value="0.984489978461282" calcext:value-type="float">
            <text:p>0,984489978461282</text:p>
          </table:table-cell>
          <table:table-cell/>
          <table:table-cell table:formula="of:= [.R$10] * EXP(-[.R$11] * ([.J60])) + [.R$12]" office:value-type="float" office:value="39.9758196575524" calcext:value-type="float">
            <text:p>39,9758196575524</text:p>
          </table:table-cell>
          <table:table-cell table:formula="of:=[.P60]*[.J60]*10000" office:value-type="float" office:value="226529.64472613" calcext:value-type="float">
            <text:p>226529,64472613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1]/255*100" office:value-type="float" office:value="23.5294117647059" calcext:value-type="float">
            <text:p>23,5294117647059</text:p>
          </table:table-cell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1]-[.D61])/90" office:value-type="float" office:value="37.4555555555556" calcext:value-type="float">
            <text:p>37,4555555555556</text:p>
          </table:table-cell>
          <table:table-cell table:formula="of:=([.E61]-[.F61])" office:value-type="float" office:value="65" calcext:value-type="float">
            <text:p>65</text:p>
          </table:table-cell>
          <table:table-cell table:formula="of:=[.H61]/[.I61]" office:value-type="float" office:value="0.576239316239316" calcext:value-type="float">
            <text:p>0,576239316239316</text:p>
          </table:table-cell>
          <table:table-cell office:value-type="string" calcext:value-type="string">
            <text:p>1.7003418803418804</text:p>
          </table:table-cell>
          <table:table-cell table:formula="of:=[.B61]/[.J61]" office:value-type="float" office:value="40.8327080461375" calcext:value-type="float">
            <text:p>40,8327080461375</text:p>
          </table:table-cell>
          <table:table-cell table:formula="of:=[.L60]/[.L61]" office:value-type="float" office:value="0.999944695827049" calcext:value-type="float">
            <text:p>0,999944695827049</text:p>
          </table:table-cell>
          <table:table-cell table:formula="of:=[.M60]/[.M61]" office:value-type="float" office:value="1.01148162485367" calcext:value-type="float">
            <text:p>1,01148162485367</text:p>
          </table:table-cell>
          <table:table-cell/>
          <table:table-cell table:formula="of:= [.R$10] * EXP(-[.R$11] * ([.J61])) + [.R$12]" office:value-type="float" office:value="39.9719027200501" calcext:value-type="float">
            <text:p>39,9719027200501</text:p>
          </table:table-cell>
          <table:table-cell table:formula="of:=[.P61]*[.J61]*10000" office:value-type="float" office:value="230333.818921862" calcext:value-type="float">
            <text:p>230333,818921862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/255*100" office:value-type="float" office:value="23.921568627451" calcext:value-type="float">
            <text:p>23,921568627451</text:p>
          </table:table-cell>
          <table:table-cell office:value-type="float" office:value="3451" calcext:value-type="float">
            <text:p>345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2]-[.D62])/90" office:value-type="float" office:value="38.3444444444444" calcext:value-type="float">
            <text:p>38,3444444444444</text:p>
          </table:table-cell>
          <table:table-cell table:formula="of:=([.E62]-[.F62])" office:value-type="float" office:value="65" calcext:value-type="float">
            <text:p>65</text:p>
          </table:table-cell>
          <table:table-cell table:formula="of:=[.H62]/[.I62]" office:value-type="float" office:value="0.58991452991453" calcext:value-type="float">
            <text:p>0,58991452991453</text:p>
          </table:table-cell>
          <table:table-cell/>
          <table:table-cell table:formula="of:=[.B62]/[.J62]" office:value-type="float" office:value="40.5509059607616" calcext:value-type="float">
            <text:p>40,5509059607616</text:p>
          </table:table-cell>
          <table:table-cell table:formula="of:=[.L61]/[.L62]" office:value-type="float" office:value="1.00694934129582" calcext:value-type="float">
            <text:p>1,00694934129582</text:p>
          </table:table-cell>
          <table:table-cell table:formula="of:=[.M61]/[.M62]" office:value-type="float" office:value="0.993043696260079" calcext:value-type="float">
            <text:p>0,993043696260079</text:p>
          </table:table-cell>
          <table:table-cell/>
          <table:table-cell table:formula="of:= [.R$10] * EXP(-[.R$11] * ([.J62])) + [.R$12]" office:value-type="float" office:value="39.9672469321639" calcext:value-type="float">
            <text:p>39,9672469321639</text:p>
          </table:table-cell>
          <table:table-cell table:formula="of:=[.P62]*[.J62]*10000" office:value-type="float" office:value="235772.596859654" calcext:value-type="float">
            <text:p>235772,596859654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/255*100" office:value-type="float" office:value="24.3137254901961" calcext:value-type="float">
            <text:p>24,3137254901961</text:p>
          </table:table-cell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3]-[.D63])/90" office:value-type="float" office:value="38.7777777777778" calcext:value-type="float">
            <text:p>38,7777777777778</text:p>
          </table:table-cell>
          <table:table-cell table:formula="of:=([.E63]-[.F63])" office:value-type="float" office:value="65" calcext:value-type="float">
            <text:p>65</text:p>
          </table:table-cell>
          <table:table-cell table:formula="of:=[.H63]/[.I63]" office:value-type="float" office:value="0.596581196581197" calcext:value-type="float">
            <text:p>0,596581196581197</text:p>
          </table:table-cell>
          <table:table-cell/>
          <table:table-cell table:formula="of:=[.B63]/[.J63]" office:value-type="float" office:value="40.755098601045" calcext:value-type="float">
            <text:p>40,755098601045</text:p>
          </table:table-cell>
          <table:table-cell table:formula="of:=[.L62]/[.L63]" office:value-type="float" office:value="0.994989764537628" calcext:value-type="float">
            <text:p>0,994989764537628</text:p>
          </table:table-cell>
          <table:table-cell table:formula="of:=[.M62]/[.M63]" office:value-type="float" office:value="1.01201979878029" calcext:value-type="float">
            <text:p>1,01201979878029</text:p>
          </table:table-cell>
          <table:table-cell/>
          <table:table-cell table:formula="of:= [.R$10] * EXP(-[.R$11] * ([.J63])) + [.R$12]" office:value-type="float" office:value="39.9653191399568" calcext:value-type="float">
            <text:p>39,9653191399568</text:p>
          </table:table-cell>
          <table:table-cell table:formula="of:=[.P63]*[.J63]*10000" office:value-type="float" office:value="238425.579142648" calcext:value-type="float">
            <text:p>238425,579142648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/255*100" office:value-type="float" office:value="24.7058823529412" calcext:value-type="float">
            <text:p>24,7058823529412</text:p>
          </table:table-cell>
          <table:table-cell office:value-type="float" office:value="3590" calcext:value-type="float">
            <text:p>359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4]-[.D64])/90" office:value-type="float" office:value="39.8888888888889" calcext:value-type="float">
            <text:p>39,8888888888889</text:p>
          </table:table-cell>
          <table:table-cell table:formula="of:=([.E64]-[.F64])" office:value-type="float" office:value="65" calcext:value-type="float">
            <text:p>65</text:p>
          </table:table-cell>
          <table:table-cell table:formula="of:=[.H64]/[.I64]" office:value-type="float" office:value="0.613675213675214" calcext:value-type="float">
            <text:p>0,613675213675214</text:p>
          </table:table-cell>
          <table:table-cell/>
          <table:table-cell table:formula="of:=[.B64]/[.J64]" office:value-type="float" office:value="40.2588890709487" calcext:value-type="float">
            <text:p>40,2588890709487</text:p>
          </table:table-cell>
          <table:table-cell table:formula="of:=[.L63]/[.L64]" office:value-type="float" office:value="1.01232546504753" calcext:value-type="float">
            <text:p>1,01232546504753</text:p>
          </table:table-cell>
          <table:table-cell table:formula="of:=[.M63]/[.M64]" office:value-type="float" office:value="0.982875368536654" calcext:value-type="float">
            <text:p>0,982875368536654</text:p>
          </table:table-cell>
          <table:table-cell/>
          <table:table-cell table:formula="of:= [.R$10] * EXP(-[.R$11] * ([.J64])) + [.R$12]" office:value-type="float" office:value="39.9612164748292" calcext:value-type="float">
            <text:p>39,9612164748292</text:p>
          </table:table-cell>
          <table:table-cell table:formula="of:=[.P64]*[.J64]*10000" office:value-type="float" office:value="245232.080589123" calcext:value-type="float">
            <text:p>245232,08058912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/255*100" office:value-type="float" office:value="25.0980392156863" calcext:value-type="float">
            <text:p>25,0980392156863</text:p>
          </table:table-cell>
          <table:table-cell office:value-type="float" office:value="3653" calcext:value-type="float">
            <text:p>36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5]-[.D65])/90" office:value-type="float" office:value="40.5888888888889" calcext:value-type="float">
            <text:p>40,5888888888889</text:p>
          </table:table-cell>
          <table:table-cell table:formula="of:=([.E65]-[.F65])" office:value-type="float" office:value="65" calcext:value-type="float">
            <text:p>65</text:p>
          </table:table-cell>
          <table:table-cell table:formula="of:=[.H65]/[.I65]" office:value-type="float" office:value="0.624444444444445" calcext:value-type="float">
            <text:p>0,624444444444445</text:p>
          </table:table-cell>
          <table:table-cell/>
          <table:table-cell table:formula="of:=[.B65]/[.J65]" office:value-type="float" office:value="40.1925894913125" calcext:value-type="float">
            <text:p>40,1925894913125</text:p>
          </table:table-cell>
          <table:table-cell table:formula="of:=[.L64]/[.L65]" office:value-type="float" office:value="1.00164954735376" calcext:value-type="float">
            <text:p>1,00164954735376</text:p>
          </table:table-cell>
          <table:table-cell table:formula="of:=[.M64]/[.M65]" office:value-type="float" office:value="1.01065833626339" calcext:value-type="float">
            <text:p>1,01065833626339</text:p>
          </table:table-cell>
          <table:table-cell/>
          <table:table-cell table:formula="of:= [.R$10] * EXP(-[.R$11] * ([.J65])) + [.R$12]" office:value-type="float" office:value="39.9591493411052" calcext:value-type="float">
            <text:p>39,9591493411052</text:p>
          </table:table-cell>
          <table:table-cell table:formula="of:=[.P65]*[.J65]*10000" office:value-type="float" office:value="249522.688107791" calcext:value-type="float">
            <text:p>249522,688107791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/255*100" office:value-type="float" office:value="25.4901960784314" calcext:value-type="float">
            <text:p>25,4901960784314</text:p>
          </table:table-cell>
          <table:table-cell office:value-type="float" office:value="3734" calcext:value-type="float">
            <text:p>37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6]-[.D66])/90" office:value-type="float" office:value="41.4888888888889" calcext:value-type="float">
            <text:p>41,4888888888889</text:p>
          </table:table-cell>
          <table:table-cell table:formula="of:=([.E66]-[.F66])" office:value-type="float" office:value="65" calcext:value-type="float">
            <text:p>65</text:p>
          </table:table-cell>
          <table:table-cell table:formula="of:=[.H66]/[.I66]" office:value-type="float" office:value="0.638290598290598" calcext:value-type="float">
            <text:p>0,638290598290598</text:p>
          </table:table-cell>
          <table:table-cell/>
          <table:table-cell table:formula="of:=[.B66]/[.J66]" office:value-type="float" office:value="39.9350956236806" calcext:value-type="float">
            <text:p>39,9350956236806</text:p>
          </table:table-cell>
          <table:table-cell table:formula="of:=[.L65]/[.L66]" office:value-type="float" office:value="1.00644780896629" calcext:value-type="float">
            <text:p>1,00644780896629</text:p>
          </table:table-cell>
          <table:table-cell table:formula="of:=[.M65]/[.M66]" office:value-type="float" office:value="0.995232478455634" calcext:value-type="float">
            <text:p>0,995232478455634</text:p>
          </table:table-cell>
          <table:table-cell/>
          <table:table-cell table:formula="of:= [.R$10] * EXP(-[.R$11] * ([.J66])) + [.R$12]" office:value-type="float" office:value="39.9569623615375" calcext:value-type="float">
            <text:p>39,9569623615375</text:p>
          </table:table-cell>
          <table:table-cell table:formula="of:=[.P66]*[.J66]*10000" office:value-type="float" office:value="255041.534116207" calcext:value-type="float">
            <text:p>255041,534116207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/255*100" office:value-type="float" office:value="25.8823529411765" calcext:value-type="float">
            <text:p>25,8823529411765</text:p>
          </table:table-cell>
          <table:table-cell office:value-type="float" office:value="3804" calcext:value-type="float">
            <text:p>38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7]-[.D67])/90" office:value-type="float" office:value="42.2666666666667" calcext:value-type="float">
            <text:p>42,2666666666667</text:p>
          </table:table-cell>
          <table:table-cell table:formula="of:=([.E67]-[.F67])" office:value-type="float" office:value="65" calcext:value-type="float">
            <text:p>65</text:p>
          </table:table-cell>
          <table:table-cell table:formula="of:=[.H67]/[.I67]" office:value-type="float" office:value="0.65025641025641" calcext:value-type="float">
            <text:p>0,65025641025641</text:p>
          </table:table-cell>
          <table:table-cell/>
          <table:table-cell table:formula="of:=[.B67]/[.J67]" office:value-type="float" office:value="39.8033030246799" calcext:value-type="float">
            <text:p>39,8033030246799</text:p>
          </table:table-cell>
          <table:table-cell table:formula="of:=[.L66]/[.L67]" office:value-type="float" office:value="1.00331109704436" calcext:value-type="float">
            <text:p>1,00331109704436</text:p>
          </table:table-cell>
          <table:table-cell table:formula="of:=[.M66]/[.M67]" office:value-type="float" office:value="1.00312636023978" calcext:value-type="float">
            <text:p>1,00312636023978</text:p>
          </table:table-cell>
          <table:table-cell/>
          <table:table-cell table:formula="of:= [.R$10] * EXP(-[.R$11] * ([.J67])) + [.R$12]" office:value-type="float" office:value="39.9554238942583" calcext:value-type="float">
            <text:p>39,9554238942583</text:p>
          </table:table-cell>
          <table:table-cell table:formula="of:=[.P67]*[.J67]*10000" office:value-type="float" office:value="259812.705117536" calcext:value-type="float">
            <text:p>259812,70511753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/255*100" office:value-type="float" office:value="26.2745098039216" calcext:value-type="float">
            <text:p>26,2745098039216</text:p>
          </table:table-cell>
          <table:table-cell office:value-type="float" office:value="3884" calcext:value-type="float">
            <text:p>388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8]-[.D68])/90" office:value-type="float" office:value="43.1555555555556" calcext:value-type="float">
            <text:p>43,1555555555556</text:p>
          </table:table-cell>
          <table:table-cell table:formula="of:=([.E68]-[.F68])" office:value-type="float" office:value="65" calcext:value-type="float">
            <text:p>65</text:p>
          </table:table-cell>
          <table:table-cell table:formula="of:=[.H68]/[.I68]" office:value-type="float" office:value="0.663931623931624" calcext:value-type="float">
            <text:p>0,663931623931624</text:p>
          </table:table-cell>
          <table:table-cell/>
          <table:table-cell table:formula="of:=[.B68]/[.J68]" office:value-type="float" office:value="39.5741200702732" calcext:value-type="float">
            <text:p>39,5741200702732</text:p>
          </table:table-cell>
          <table:table-cell table:formula="of:=[.L67]/[.L68]" office:value-type="float" office:value="1.0057912331089" calcext:value-type="float">
            <text:p>1,0057912331089</text:p>
          </table:table-cell>
          <table:table-cell table:formula="of:=[.M67]/[.M68]" office:value-type="float" office:value="0.997534144280738" calcext:value-type="float">
            <text:p>0,997534144280738</text:p>
          </table:table-cell>
          <table:table-cell/>
          <table:table-cell table:formula="of:= [.R$10] * EXP(-[.R$11] * ([.J68])) + [.R$12]" office:value-type="float" office:value="39.9539893180305" calcext:value-type="float">
            <text:p>39,9539893180305</text:p>
          </table:table-cell>
          <table:table-cell table:formula="of:=[.P68]*[.J68]*10000" office:value-type="float" office:value="265267.170104667" calcext:value-type="float">
            <text:p>265267,1701046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/255*100" office:value-type="float" office:value="26.6666666666667" calcext:value-type="float">
            <text:p>26,6666666666667</text:p>
          </table:table-cell>
          <table:table-cell office:value-type="float" office:value="3954" calcext:value-type="float">
            <text:p>39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9]-[.D69])/90" office:value-type="float" office:value="43.9333333333333" calcext:value-type="float">
            <text:p>43,9333333333333</text:p>
          </table:table-cell>
          <table:table-cell table:formula="of:=([.E69]-[.F69])" office:value-type="float" office:value="65" calcext:value-type="float">
            <text:p>65</text:p>
          </table:table-cell>
          <table:table-cell table:formula="of:=[.H69]/[.I69]" office:value-type="float" office:value="0.675897435897436" calcext:value-type="float">
            <text:p>0,675897435897436</text:p>
          </table:table-cell>
          <table:table-cell/>
          <table:table-cell table:formula="of:=[.B69]/[.J69]" office:value-type="float" office:value="39.453717754173" calcext:value-type="float">
            <text:p>39,453717754173</text:p>
          </table:table-cell>
          <table:table-cell table:formula="of:=[.L68]/[.L69]" office:value-type="float" office:value="1.00305173562731" calcext:value-type="float">
            <text:p>1,00305173562731</text:p>
          </table:table-cell>
          <table:table-cell table:formula="of:=[.M68]/[.M69]" office:value-type="float" office:value="1.00273116269509" calcext:value-type="float">
            <text:p>1,00273116269509</text:p>
          </table:table-cell>
          <table:table-cell/>
          <table:table-cell table:formula="of:= [.R$10] * EXP(-[.R$11] * ([.J69])) + [.R$12]" office:value-type="float" office:value="39.9529660860649" calcext:value-type="float">
            <text:p>39,9529660860649</text:p>
          </table:table-cell>
          <table:table-cell table:formula="of:=[.P69]*[.J69]*10000" office:value-type="float" office:value="270041.073340685" calcext:value-type="float">
            <text:p>270041,073340685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/255*100" office:value-type="float" office:value="27.0588235294118" calcext:value-type="float">
            <text:p>27,0588235294118</text:p>
          </table:table-cell>
          <table:table-cell office:value-type="float" office:value="4023" calcext:value-type="float">
            <text:p>40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0]-[.D70])/90" office:value-type="float" office:value="44.7" calcext:value-type="float">
            <text:p>44,7</text:p>
          </table:table-cell>
          <table:table-cell table:formula="of:=([.E70]-[.F70])" office:value-type="float" office:value="65" calcext:value-type="float">
            <text:p>65</text:p>
          </table:table-cell>
          <table:table-cell table:formula="of:=[.H70]/[.I70]" office:value-type="float" office:value="0.687692307692308" calcext:value-type="float">
            <text:p>0,687692307692308</text:p>
          </table:table-cell>
          <table:table-cell/>
          <table:table-cell table:formula="of:=[.B70]/[.J70]" office:value-type="float" office:value="39.3472825371759" calcext:value-type="float">
            <text:p>39,3472825371759</text:p>
          </table:table-cell>
          <table:table-cell table:formula="of:=[.L69]/[.L70]" office:value-type="float" office:value="1.00270502078248" calcext:value-type="float">
            <text:p>1,00270502078248</text:p>
          </table:table-cell>
          <table:table-cell table:formula="of:=[.M69]/[.M70]" office:value-type="float" office:value="1.00034577950409" calcext:value-type="float">
            <text:p>1,00034577950409</text:p>
          </table:table-cell>
          <table:table-cell/>
          <table:table-cell table:formula="of:= [.R$10] * EXP(-[.R$11] * ([.J70])) + [.R$12]" office:value-type="float" office:value="39.952131168358" calcext:value-type="float">
            <text:p>39,952131168358</text:p>
          </table:table-cell>
          <table:table-cell table:formula="of:=[.P70]*[.J70]*10000" office:value-type="float" office:value="274747.732803939" calcext:value-type="float">
            <text:p>274747,73280393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1]/255*100" office:value-type="float" office:value="27.4509803921569" calcext:value-type="float">
            <text:p>27,4509803921569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1]-[.D71])/90" office:value-type="float" office:value="45.6" calcext:value-type="float">
            <text:p>45,6</text:p>
          </table:table-cell>
          <table:table-cell table:formula="of:=([.E71]-[.F71])" office:value-type="float" office:value="65" calcext:value-type="float">
            <text:p>65</text:p>
          </table:table-cell>
          <table:table-cell table:formula="of:=[.H71]/[.I71]" office:value-type="float" office:value="0.701538461538462" calcext:value-type="float">
            <text:p>0,701538461538462</text:p>
          </table:table-cell>
          <table:table-cell/>
          <table:table-cell table:formula="of:=[.B71]/[.J71]" office:value-type="float" office:value="39.1296869625043" calcext:value-type="float">
            <text:p>39,1296869625043</text:p>
          </table:table-cell>
          <table:table-cell table:formula="of:=[.L70]/[.L71]" office:value-type="float" office:value="1.00556088207095" calcext:value-type="float">
            <text:p>1,00556088207095</text:p>
          </table:table-cell>
          <table:table-cell table:formula="of:=[.M70]/[.M71]" office:value-type="float" office:value="0.997159931994778" calcext:value-type="float">
            <text:p>0,997159931994778</text:p>
          </table:table-cell>
          <table:table-cell/>
          <table:table-cell table:formula="of:= [.R$10] * EXP(-[.R$11] * ([.J71])) + [.R$12]" office:value-type="float" office:value="39.9513314020238" calcext:value-type="float">
            <text:p>39,9513314020238</text:p>
          </table:table-cell>
          <table:table-cell table:formula="of:=[.P71]*[.J71]*10000" office:value-type="float" office:value="280273.95568189" calcext:value-type="float">
            <text:p>280273,95568189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/255*100" office:value-type="float" office:value="27.843137254902" calcext:value-type="float">
            <text:p>27,843137254902</text:p>
          </table:table-cell>
          <table:table-cell office:value-type="float" office:value="4149" calcext:value-type="float">
            <text:p>41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2]-[.D72])/90" office:value-type="float" office:value="46.1" calcext:value-type="float">
            <text:p>46,1</text:p>
          </table:table-cell>
          <table:table-cell table:formula="of:=([.E72]-[.F72])" office:value-type="float" office:value="65" calcext:value-type="float">
            <text:p>65</text:p>
          </table:table-cell>
          <table:table-cell table:formula="of:=[.H72]/[.I72]" office:value-type="float" office:value="0.709230769230769" calcext:value-type="float">
            <text:p>0,709230769230769</text:p>
          </table:table-cell>
          <table:table-cell/>
          <table:table-cell table:formula="of:=[.B72]/[.J72]" office:value-type="float" office:value="39.2582195568032" calcext:value-type="float">
            <text:p>39,2582195568032</text:p>
          </table:table-cell>
          <table:table-cell table:formula="of:=[.L71]/[.L72]" office:value-type="float" office:value="0.996725969854213" calcext:value-type="float">
            <text:p>0,996725969854213</text:p>
          </table:table-cell>
          <table:table-cell table:formula="of:=[.M71]/[.M72]" office:value-type="float" office:value="1.00886393300059" calcext:value-type="float">
            <text:p>1,00886393300059</text:p>
          </table:table-cell>
          <table:table-cell/>
          <table:table-cell table:formula="of:= [.R$10] * EXP(-[.R$11] * ([.J72])) + [.R$12]" office:value-type="float" office:value="39.9509575530038" calcext:value-type="float">
            <text:p>39,9509575530038</text:p>
          </table:table-cell>
          <table:table-cell table:formula="of:=[.P72]*[.J72]*10000" office:value-type="float" office:value="283344.483568227" calcext:value-type="float">
            <text:p>283344,483568227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/255*100" office:value-type="float" office:value="28.2352941176471" calcext:value-type="float">
            <text:p>28,2352941176471</text:p>
          </table:table-cell>
          <table:table-cell office:value-type="float" office:value="4227" calcext:value-type="float">
            <text:p>422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3]-[.D73])/90" office:value-type="float" office:value="46.9666666666667" calcext:value-type="float">
            <text:p>46,9666666666667</text:p>
          </table:table-cell>
          <table:table-cell table:formula="of:=([.E73]-[.F73])" office:value-type="float" office:value="65" calcext:value-type="float">
            <text:p>65</text:p>
          </table:table-cell>
          <table:table-cell table:formula="of:=[.H73]/[.I73]" office:value-type="float" office:value="0.722564102564103" calcext:value-type="float">
            <text:p>0,722564102564103</text:p>
          </table:table-cell>
          <table:table-cell/>
          <table:table-cell table:formula="of:=[.B73]/[.J73]" office:value-type="float" office:value="39.0765248611865" calcext:value-type="float">
            <text:p>39,0765248611865</text:p>
          </table:table-cell>
          <table:table-cell table:formula="of:=[.L72]/[.L73]" office:value-type="float" office:value="1.00464971479071" calcext:value-type="float">
            <text:p>1,00464971479071</text:p>
          </table:table-cell>
          <table:table-cell table:formula="of:=[.M72]/[.M73]" office:value-type="float" office:value="0.992112927700228" calcext:value-type="float">
            <text:p>0,992112927700228</text:p>
          </table:table-cell>
          <table:table-cell/>
          <table:table-cell table:formula="of:= [.R$10] * EXP(-[.R$11] * ([.J73])) + [.R$12]" office:value-type="float" office:value="39.9504086391505" calcext:value-type="float">
            <text:p>39,9504086391505</text:p>
          </table:table-cell>
          <table:table-cell table:formula="of:=[.P73]*[.J73]*10000" office:value-type="float" office:value="288667.311654169" calcext:value-type="float">
            <text:p>288667,311654169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/255*100" office:value-type="float" office:value="28.6274509803922" calcext:value-type="float">
            <text:p>28,6274509803922</text:p>
          </table:table-cell>
          <table:table-cell office:value-type="float" office:value="4291" calcext:value-type="float">
            <text:p>42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4]-[.D74])/90" office:value-type="float" office:value="47.6777777777778" calcext:value-type="float">
            <text:p>47,6777777777778</text:p>
          </table:table-cell>
          <table:table-cell table:formula="of:=([.E74]-[.F74])" office:value-type="float" office:value="65" calcext:value-type="float">
            <text:p>65</text:p>
          </table:table-cell>
          <table:table-cell table:formula="of:=[.H74]/[.I74]" office:value-type="float" office:value="0.733504273504274" calcext:value-type="float">
            <text:p>0,733504273504274</text:p>
          </table:table-cell>
          <table:table-cell/>
          <table:table-cell table:formula="of:=[.B74]/[.J74]" office:value-type="float" office:value="39.0283356409448" calcext:value-type="float">
            <text:p>39,0283356409448</text:p>
          </table:table-cell>
          <table:table-cell table:formula="of:=[.L73]/[.L74]" office:value-type="float" office:value="1.00123472393712" calcext:value-type="float">
            <text:p>1,00123472393712</text:p>
          </table:table-cell>
          <table:table-cell table:formula="of:=[.M73]/[.M74]" office:value-type="float" office:value="1.00341077948253" calcext:value-type="float">
            <text:p>1,00341077948253</text:p>
          </table:table-cell>
          <table:table-cell/>
          <table:table-cell table:formula="of:= [.R$10] * EXP(-[.R$11] * ([.J74])) + [.R$12]" office:value-type="float" office:value="39.9500375401581" calcext:value-type="float">
            <text:p>39,9500375401581</text:p>
          </table:table-cell>
          <table:table-cell table:formula="of:=[.P74]*[.J74]*10000" office:value-type="float" office:value="293035.232623621" calcext:value-type="float">
            <text:p>293035,232623621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/255*100" office:value-type="float" office:value="29.0196078431373" calcext:value-type="float">
            <text:p>29,0196078431373</text:p>
          </table:table-cell>
          <table:table-cell office:value-type="float" office:value="4363" calcext:value-type="float">
            <text:p>436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5]-[.D75])/90" office:value-type="float" office:value="48.4777777777778" calcext:value-type="float">
            <text:p>48,4777777777778</text:p>
          </table:table-cell>
          <table:table-cell table:formula="of:=([.E75]-[.F75])" office:value-type="float" office:value="65" calcext:value-type="float">
            <text:p>65</text:p>
          </table:table-cell>
          <table:table-cell table:formula="of:=[.H75]/[.I75]" office:value-type="float" office:value="0.745811965811966" calcext:value-type="float">
            <text:p>0,745811965811966</text:p>
          </table:table-cell>
          <table:table-cell/>
          <table:table-cell table:formula="of:=[.B75]/[.J75]" office:value-type="float" office:value="38.9100861522698" calcext:value-type="float">
            <text:p>38,9100861522698</text:p>
          </table:table-cell>
          <table:table-cell table:formula="of:=[.L74]/[.L75]" office:value-type="float" office:value="1.00303904463774" calcext:value-type="float">
            <text:p>1,00303904463774</text:p>
          </table:table-cell>
          <table:table-cell table:formula="of:=[.M74]/[.M75]" office:value-type="float" office:value="0.998201146096686" calcext:value-type="float">
            <text:p>0,998201146096686</text:p>
          </table:table-cell>
          <table:table-cell/>
          <table:table-cell table:formula="of:= [.R$10] * EXP(-[.R$11] * ([.J75])) + [.R$12]" office:value-type="float" office:value="39.9496904070864" calcext:value-type="float">
            <text:p>39,9496904070864</text:p>
          </table:table-cell>
          <table:table-cell table:formula="of:=[.P75]*[.J75]*10000" office:value-type="float" office:value="297949.571360886" calcext:value-type="float">
            <text:p>297949,571360886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/255*100" office:value-type="float" office:value="29.4117647058824" calcext:value-type="float">
            <text:p>29,4117647058824</text:p>
          </table:table-cell>
          <table:table-cell office:value-type="float" office:value="4433" calcext:value-type="float">
            <text:p>4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6]-[.D76])/90" office:value-type="float" office:value="49.2555555555556" calcext:value-type="float">
            <text:p>49,2555555555556</text:p>
          </table:table-cell>
          <table:table-cell table:formula="of:=([.E76]-[.F76])" office:value-type="float" office:value="65" calcext:value-type="float">
            <text:p>65</text:p>
          </table:table-cell>
          <table:table-cell table:formula="of:=[.H76]/[.I76]" office:value-type="float" office:value="0.757777777777778" calcext:value-type="float">
            <text:p>0,757777777777778</text:p>
          </table:table-cell>
          <table:table-cell/>
          <table:table-cell table:formula="of:=[.B76]/[.J76]" office:value-type="float" office:value="38.8131792306365" calcext:value-type="float">
            <text:p>38,8131792306365</text:p>
          </table:table-cell>
          <table:table-cell table:formula="of:=[.L75]/[.L76]" office:value-type="float" office:value="1.0024967529987" calcext:value-type="float">
            <text:p>1,0024967529987</text:p>
          </table:table-cell>
          <table:table-cell table:formula="of:=[.M75]/[.M76]" office:value-type="float" office:value="1.00054094104287" calcext:value-type="float">
            <text:p>1,00054094104287</text:p>
          </table:table-cell>
          <table:table-cell/>
          <table:table-cell table:formula="of:= [.R$10] * EXP(-[.R$11] * ([.J76])) + [.R$12]" office:value-type="float" office:value="39.9494121863266" calcext:value-type="float">
            <text:p>39,9494121863266</text:p>
          </table:table-cell>
          <table:table-cell table:formula="of:=[.P76]*[.J76]*10000" office:value-type="float" office:value="302727.767900831" calcext:value-type="float">
            <text:p>302727,767900831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/255*100" office:value-type="float" office:value="29.8039215686275" calcext:value-type="float">
            <text:p>29,8039215686275</text:p>
          </table:table-cell>
          <table:table-cell office:value-type="float" office:value="4511" calcext:value-type="float">
            <text:p>45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7]-[.D77])/90" office:value-type="float" office:value="50.1222222222222" calcext:value-type="float">
            <text:p>50,1222222222222</text:p>
          </table:table-cell>
          <table:table-cell table:formula="of:=([.E77]-[.F77])" office:value-type="float" office:value="65" calcext:value-type="float">
            <text:p>65</text:p>
          </table:table-cell>
          <table:table-cell table:formula="of:=[.H77]/[.I77]" office:value-type="float" office:value="0.771111111111111" calcext:value-type="float">
            <text:p>0,771111111111111</text:p>
          </table:table-cell>
          <table:table-cell/>
          <table:table-cell table:formula="of:=[.B77]/[.J77]" office:value-type="float" office:value="38.6506187489405" calcext:value-type="float">
            <text:p>38,6506187489405</text:p>
          </table:table-cell>
          <table:table-cell table:formula="of:=[.L76]/[.L77]" office:value-type="float" office:value="1.0042058959716" calcext:value-type="float">
            <text:p>1,0042058959716</text:p>
          </table:table-cell>
          <table:table-cell table:formula="of:=[.M76]/[.M77]" office:value-type="float" office:value="0.998298015397285" calcext:value-type="float">
            <text:p>0,998298015397285</text:p>
          </table:table-cell>
          <table:table-cell/>
          <table:table-cell table:formula="of:= [.R$10] * EXP(-[.R$11] * ([.J77])) + [.R$12]" office:value-type="float" office:value="39.9491585753542" calcext:value-type="float">
            <text:p>39,9491585753542</text:p>
          </table:table-cell>
          <table:table-cell table:formula="of:=[.P77]*[.J77]*10000" office:value-type="float" office:value="308052.400569953" calcext:value-type="float">
            <text:p>308052,400569953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/255*100" office:value-type="float" office:value="30.1960784313726" calcext:value-type="float">
            <text:p>30,1960784313726</text:p>
          </table:table-cell>
          <table:table-cell office:value-type="float" office:value="4572" calcext:value-type="float">
            <text:p>457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8]-[.D78])/90" office:value-type="float" office:value="50.8" calcext:value-type="float">
            <text:p>50,8</text:p>
          </table:table-cell>
          <table:table-cell table:formula="of:=([.E78]-[.F78])" office:value-type="float" office:value="65" calcext:value-type="float">
            <text:p>65</text:p>
          </table:table-cell>
          <table:table-cell table:formula="of:=[.H78]/[.I78]" office:value-type="float" office:value="0.781538461538462" calcext:value-type="float">
            <text:p>0,781538461538462</text:p>
          </table:table-cell>
          <table:table-cell/>
          <table:table-cell table:formula="of:=[.B78]/[.J78]" office:value-type="float" office:value="38.636714528331" calcext:value-type="float">
            <text:p>38,636714528331</text:p>
          </table:table-cell>
          <table:table-cell table:formula="of:=[.L77]/[.L78]" office:value-type="float" office:value="1.00035987067687" calcext:value-type="float">
            <text:p>1,00035987067687</text:p>
          </table:table-cell>
          <table:table-cell table:formula="of:=[.M77]/[.M78]" office:value-type="float" office:value="1.00384464172091" calcext:value-type="float">
            <text:p>1,00384464172091</text:p>
          </table:table-cell>
          <table:table-cell/>
          <table:table-cell table:formula="of:= [.R$10] * EXP(-[.R$11] * ([.J78])) + [.R$12]" office:value-type="float" office:value="39.9489945071255" calcext:value-type="float">
            <text:p>39,9489945071255</text:p>
          </table:table-cell>
          <table:table-cell table:formula="of:=[.P78]*[.J78]*10000" office:value-type="float" office:value="312216.757071073" calcext:value-type="float">
            <text:p>312216,757071073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/255*100" office:value-type="float" office:value="30.5882352941177" calcext:value-type="float">
            <text:p>30,5882352941177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9]-[.D79])/90" office:value-type="float" office:value="51.6666666666667" calcext:value-type="float">
            <text:p>51,6666666666667</text:p>
          </table:table-cell>
          <table:table-cell table:formula="of:=([.E79]-[.F79])" office:value-type="float" office:value="65" calcext:value-type="float">
            <text:p>65</text:p>
          </table:table-cell>
          <table:table-cell table:formula="of:=[.H79]/[.I79]" office:value-type="float" office:value="0.794871794871795" calcext:value-type="float">
            <text:p>0,794871794871795</text:p>
          </table:table-cell>
          <table:table-cell/>
          <table:table-cell table:formula="of:=[.B79]/[.J79]" office:value-type="float" office:value="38.4819734345351" calcext:value-type="float">
            <text:p>38,4819734345351</text:p>
          </table:table-cell>
          <table:table-cell table:formula="of:=[.L78]/[.L79]" office:value-type="float" office:value="1.00402113197389" calcext:value-type="float">
            <text:p>1,00402113197389</text:p>
          </table:table-cell>
          <table:table-cell table:formula="of:=[.M78]/[.M79]" office:value-type="float" office:value="0.99635340215418" calcext:value-type="float">
            <text:p>0,99635340215418</text:p>
          </table:table-cell>
          <table:table-cell/>
          <table:table-cell table:formula="of:= [.R$10] * EXP(-[.R$11] * ([.J79])) + [.R$12]" office:value-type="float" office:value="39.9488207101372" calcext:value-type="float">
            <text:p>39,9488207101372</text:p>
          </table:table-cell>
          <table:table-cell table:formula="of:=[.P79]*[.J79]*10000" office:value-type="float" office:value="317541.908208783" calcext:value-type="float">
            <text:p>317541,908208783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/255*100" office:value-type="float" office:value="30.9803921568627" calcext:value-type="float">
            <text:p>30,9803921568627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0]-[.D80])/90" office:value-type="float" office:value="52.3777777777778" calcext:value-type="float">
            <text:p>52,3777777777778</text:p>
          </table:table-cell>
          <table:table-cell table:formula="of:=([.E80]-[.F80])" office:value-type="float" office:value="65" calcext:value-type="float">
            <text:p>65</text:p>
          </table:table-cell>
          <table:table-cell table:formula="of:=[.H80]/[.I80]" office:value-type="float" office:value="0.805811965811966" calcext:value-type="float">
            <text:p>0,805811965811966</text:p>
          </table:table-cell>
          <table:table-cell/>
          <table:table-cell table:formula="of:=[.B80]/[.J80]" office:value-type="float" office:value="38.4461803389154" calcext:value-type="float">
            <text:p>38,4461803389154</text:p>
          </table:table-cell>
          <table:table-cell table:formula="of:=[.L79]/[.L80]" office:value-type="float" office:value="1.00093099224173" calcext:value-type="float">
            <text:p>1,00093099224173</text:p>
          </table:table-cell>
          <table:table-cell table:formula="of:=[.M79]/[.M80]" office:value-type="float" office:value="1.00308726551192" calcext:value-type="float">
            <text:p>1,00308726551192</text:p>
          </table:table-cell>
          <table:table-cell/>
          <table:table-cell table:formula="of:= [.R$10] * EXP(-[.R$11] * ([.J80])) + [.R$12]" office:value-type="float" office:value="39.9487032128526" calcext:value-type="float">
            <text:p>39,9487032128526</text:p>
          </table:table-cell>
          <table:table-cell table:formula="of:=[.P80]*[.J80]*10000" office:value-type="float" office:value="321911.430675875" calcext:value-type="float">
            <text:p>321911,430675875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1]/255*100" office:value-type="float" office:value="31.3725490196078" calcext:value-type="float">
            <text:p>31,3725490196078</text:p>
          </table:table-cell>
          <table:table-cell office:value-type="float" office:value="4795" calcext:value-type="float">
            <text:p>47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81]-[.D81])/90" office:value-type="float" office:value="53.2777777777778" calcext:value-type="float">
            <text:p>53,2777777777778</text:p>
          </table:table-cell>
          <table:table-cell table:formula="of:=([.E81]-[.F81])" office:value-type="float" office:value="65" calcext:value-type="float">
            <text:p>65</text:p>
          </table:table-cell>
          <table:table-cell table:formula="of:=[.H81]/[.I81]" office:value-type="float" office:value="0.81965811965812" calcext:value-type="float">
            <text:p>0,81965811965812</text:p>
          </table:table-cell>
          <table:table-cell/>
          <table:table-cell table:formula="of:=[.B81]/[.J81]" office:value-type="float" office:value="38.2751640802306" calcext:value-type="float">
            <text:p>38,2751640802306</text:p>
          </table:table-cell>
          <table:table-cell table:formula="of:=[.L80]/[.L81]" office:value-type="float" office:value="1.00446807382266" calcext:value-type="float">
            <text:p>1,00446807382266</text:p>
          </table:table-cell>
          <table:table-cell table:formula="of:=[.M80]/[.M81]" office:value-type="float" office:value="0.99647865206162" calcext:value-type="float">
            <text:p>0,99647865206162</text:p>
          </table:table-cell>
          <table:table-cell/>
          <table:table-cell table:formula="of:= [.R$10] * EXP(-[.R$11] * ([.J81])) + [.R$12]" office:value-type="float" office:value="39.9485810167937" calcext:value-type="float">
            <text:p>39,9485810167937</text:p>
          </table:table-cell>
          <table:table-cell table:formula="of:=[.P81]*[.J81]*10000" office:value-type="float" office:value="327441.787992352" calcext:value-type="float">
            <text:p>327441,787992352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/255*100" office:value-type="float" office:value="31.7647058823529" calcext:value-type="float">
            <text:p>31,7647058823529</text:p>
          </table:table-cell>
          <table:table-cell office:value-type="float" office:value="4859" calcext:value-type="float">
            <text:p>485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2]-[.D82])/90" office:value-type="float" office:value="53.9888888888889" calcext:value-type="float">
            <text:p>53,9888888888889</text:p>
          </table:table-cell>
          <table:table-cell table:formula="of:=([.E82]-[.F82])" office:value-type="float" office:value="65" calcext:value-type="float">
            <text:p>65</text:p>
          </table:table-cell>
          <table:table-cell table:formula="of:=[.H82]/[.I82]" office:value-type="float" office:value="0.830598290598291" calcext:value-type="float">
            <text:p>0,830598290598291</text:p>
          </table:table-cell>
          <table:table-cell/>
          <table:table-cell table:formula="of:=[.B82]/[.J82]" office:value-type="float" office:value="38.243163081244" calcext:value-type="float">
            <text:p>38,243163081244</text:p>
          </table:table-cell>
          <table:table-cell table:formula="of:=[.L81]/[.L82]" office:value-type="float" office:value="1.00083677699249" calcext:value-type="float">
            <text:p>1,00083677699249</text:p>
          </table:table-cell>
          <table:table-cell table:formula="of:=[.M81]/[.M82]" office:value-type="float" office:value="1.00362826078501" calcext:value-type="float">
            <text:p>1,00362826078501</text:p>
          </table:table-cell>
          <table:table-cell/>
          <table:table-cell table:formula="of:= [.R$10] * EXP(-[.R$11] * ([.J82])) + [.R$12]" office:value-type="float" office:value="39.9485017999617" calcext:value-type="float">
            <text:p>39,9485017999617</text:p>
          </table:table-cell>
          <table:table-cell table:formula="of:=[.P82]*[.J82]*10000" office:value-type="float" office:value="331811.573070109" calcext:value-type="float">
            <text:p>331811,573070109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/255*100" office:value-type="float" office:value="32.156862745098" calcext:value-type="float">
            <text:p>32,156862745098</text:p>
          </table:table-cell>
          <table:table-cell office:value-type="float" office:value="4936" calcext:value-type="float">
            <text:p>49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3]-[.D83])/90" office:value-type="float" office:value="54.8444444444444" calcext:value-type="float">
            <text:p>54,8444444444444</text:p>
          </table:table-cell>
          <table:table-cell table:formula="of:=([.E83]-[.F83])" office:value-type="float" office:value="65" calcext:value-type="float">
            <text:p>65</text:p>
          </table:table-cell>
          <table:table-cell table:formula="of:=[.H83]/[.I83]" office:value-type="float" office:value="0.843760683760684" calcext:value-type="float">
            <text:p>0,843760683760684</text:p>
          </table:table-cell>
          <table:table-cell/>
          <table:table-cell table:formula="of:=[.B83]/[.J83]" office:value-type="float" office:value="38.111354752598" calcext:value-type="float">
            <text:p>38,111354752598</text:p>
          </table:table-cell>
          <table:table-cell table:formula="of:=[.L82]/[.L83]" office:value-type="float" office:value="1.00345850546384" calcext:value-type="float">
            <text:p>1,00345850546384</text:p>
          </table:table-cell>
          <table:table-cell table:formula="of:=[.M82]/[.M83]" office:value-type="float" office:value="0.997387307539808" calcext:value-type="float">
            <text:p>0,997387307539808</text:p>
          </table:table-cell>
          <table:table-cell/>
          <table:table-cell table:formula="of:= [.R$10] * EXP(-[.R$11] * ([.J83])) + [.R$12]" office:value-type="float" office:value="39.9484230718932" calcext:value-type="float">
            <text:p>39,9484230718932</text:p>
          </table:table-cell>
          <table:table-cell table:formula="of:=[.P83]*[.J83]*10000" office:value-type="float" office:value="337069.087663017" calcext:value-type="float">
            <text:p>337069,087663017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/255*100" office:value-type="float" office:value="32.5490196078431" calcext:value-type="float">
            <text:p>32,5490196078431</text:p>
          </table:table-cell>
          <table:table-cell office:value-type="float" office:value="4981" calcext:value-type="float">
            <text:p>498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4]-[.D84])/90" office:value-type="float" office:value="55.3444444444444" calcext:value-type="float">
            <text:p>55,3444444444444</text:p>
          </table:table-cell>
          <table:table-cell table:formula="of:=([.E84]-[.F84])" office:value-type="float" office:value="65" calcext:value-type="float">
            <text:p>65</text:p>
          </table:table-cell>
          <table:table-cell table:formula="of:=[.H84]/[.I84]" office:value-type="float" office:value="0.851452991452991" calcext:value-type="float">
            <text:p>0,851452991452991</text:p>
          </table:table-cell>
          <table:table-cell/>
          <table:table-cell table:formula="of:=[.B84]/[.J84]" office:value-type="float" office:value="38.2276178891553" calcext:value-type="float">
            <text:p>38,2276178891553</text:p>
          </table:table-cell>
          <table:table-cell table:formula="of:=[.L83]/[.L84]" office:value-type="float" office:value="0.996958661225127" calcext:value-type="float">
            <text:p>0,996958661225127</text:p>
          </table:table-cell>
          <table:table-cell table:formula="of:=[.M83]/[.M84]" office:value-type="float" office:value="1.00651967277231" calcext:value-type="float">
            <text:p>1,00651967277231</text:p>
          </table:table-cell>
          <table:table-cell/>
          <table:table-cell table:formula="of:= [.R$10] * EXP(-[.R$11] * ([.J84])) + [.R$12]" office:value-type="float" office:value="39.9483841402252" calcext:value-type="float">
            <text:p>39,9483841402252</text:p>
          </table:table-cell>
          <table:table-cell table:formula="of:=[.P84]*[.J84]*10000" office:value-type="float" office:value="340141.71179908" calcext:value-type="float">
            <text:p>340141,71179908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/255*100" office:value-type="float" office:value="32.9411764705882" calcext:value-type="float">
            <text:p>32,9411764705882</text:p>
          </table:table-cell>
          <table:table-cell office:value-type="float" office:value="5058" calcext:value-type="float">
            <text:p>505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5]-[.D85])/90" office:value-type="float" office:value="56.2" calcext:value-type="float">
            <text:p>56,2</text:p>
          </table:table-cell>
          <table:table-cell table:formula="of:=([.E85]-[.F85])" office:value-type="float" office:value="65" calcext:value-type="float">
            <text:p>65</text:p>
          </table:table-cell>
          <table:table-cell table:formula="of:=[.H85]/[.I85]" office:value-type="float" office:value="0.864615384615385" calcext:value-type="float">
            <text:p>0,864615384615385</text:p>
          </table:table-cell>
          <table:table-cell/>
          <table:table-cell table:formula="of:=[.B85]/[.J85]" office:value-type="float" office:value="38.0992254553067" calcext:value-type="float">
            <text:p>38,0992254553067</text:p>
          </table:table-cell>
          <table:table-cell table:formula="of:=[.L84]/[.L85]" office:value-type="float" office:value="1.00336994866206" calcext:value-type="float">
            <text:p>1,00336994866206</text:p>
          </table:table-cell>
          <table:table-cell table:formula="of:=[.M84]/[.M85]" office:value-type="float" office:value="0.993610245706999" calcext:value-type="float">
            <text:p>0,993610245706999</text:p>
          </table:table-cell>
          <table:table-cell/>
          <table:table-cell table:formula="of:= [.R$10] * EXP(-[.R$11] * ([.J85])) + [.R$12]" office:value-type="float" office:value="39.9483276365441" calcext:value-type="float">
            <text:p>39,9483276365441</text:p>
          </table:table-cell>
          <table:table-cell table:formula="of:=[.P85]*[.J85]*10000" office:value-type="float" office:value="345399.386642119" calcext:value-type="float">
            <text:p>345399,386642119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/255*100" office:value-type="float" office:value="33.3333333333333" calcext:value-type="float">
            <text:p>33,3333333333333</text:p>
          </table:table-cell>
          <table:table-cell office:value-type="float" office:value="5122" calcext:value-type="float">
            <text:p>51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6]-[.D86])/90" office:value-type="float" office:value="56.9111111111111" calcext:value-type="float">
            <text:p>56,9111111111111</text:p>
          </table:table-cell>
          <table:table-cell table:formula="of:=([.E86]-[.F86])" office:value-type="float" office:value="65" calcext:value-type="float">
            <text:p>65</text:p>
          </table:table-cell>
          <table:table-cell table:formula="of:=[.H86]/[.I86]" office:value-type="float" office:value="0.875555555555556" calcext:value-type="float">
            <text:p>0,875555555555556</text:p>
          </table:table-cell>
          <table:table-cell/>
          <table:table-cell table:formula="of:=[.B86]/[.J86]" office:value-type="float" office:value="38.0710659898477" calcext:value-type="float">
            <text:p>38,0710659898477</text:p>
          </table:table-cell>
          <table:table-cell table:formula="of:=[.L85]/[.L86]" office:value-type="float" office:value="1.00073965529272" calcext:value-type="float">
            <text:p>1,00073965529272</text:p>
          </table:table-cell>
          <table:table-cell table:formula="of:=[.M85]/[.M86]" office:value-type="float" office:value="1.00262834929687" calcext:value-type="float">
            <text:p>1,00262834929687</text:p>
          </table:table-cell>
          <table:table-cell/>
          <table:table-cell table:formula="of:= [.R$10] * EXP(-[.R$11] * ([.J86])) + [.R$12]" office:value-type="float" office:value="39.9482888860449" calcext:value-type="float">
            <text:p>39,9482888860449</text:p>
          </table:table-cell>
          <table:table-cell table:formula="of:=[.P86]*[.J86]*10000" office:value-type="float" office:value="349769.462691148" calcext:value-type="float">
            <text:p>349769,462691148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/255*100" office:value-type="float" office:value="33.7254901960784" calcext:value-type="float">
            <text:p>33,7254901960784</text:p>
          </table:table-cell>
          <table:table-cell office:value-type="float" office:value="5203" calcext:value-type="float">
            <text:p>520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7]-[.D87])/90" office:value-type="float" office:value="57.8111111111111" calcext:value-type="float">
            <text:p>57,8111111111111</text:p>
          </table:table-cell>
          <table:table-cell table:formula="of:=([.E87]-[.F87])" office:value-type="float" office:value="65" calcext:value-type="float">
            <text:p>65</text:p>
          </table:table-cell>
          <table:table-cell table:formula="of:=[.H87]/[.I87]" office:value-type="float" office:value="0.889401709401709" calcext:value-type="float">
            <text:p>0,889401709401709</text:p>
          </table:table-cell>
          <table:table-cell/>
          <table:table-cell table:formula="of:=[.B87]/[.J87]" office:value-type="float" office:value="37.9192999513855" calcext:value-type="float">
            <text:p>37,9192999513855</text:p>
          </table:table-cell>
          <table:table-cell table:formula="of:=[.L86]/[.L87]" office:value-type="float" office:value="1.00400234283483" calcext:value-type="float">
            <text:p>1,00400234283483</text:p>
          </table:table-cell>
          <table:table-cell table:formula="of:=[.M86]/[.M87]" office:value-type="float" office:value="0.996750318796174" calcext:value-type="float">
            <text:p>0,996750318796174</text:p>
          </table:table-cell>
          <table:table-cell/>
          <table:table-cell table:formula="of:= [.R$10] * EXP(-[.R$11] * ([.J87])) + [.R$12]" office:value-type="float" office:value="39.9482485858941" calcext:value-type="float">
            <text:p>39,9482485858941</text:p>
          </table:table-cell>
          <table:table-cell table:formula="of:=[.P87]*[.J87]*10000" office:value-type="float" office:value="355300.405798987" calcext:value-type="float">
            <text:p>355300,405798987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/255*100" office:value-type="float" office:value="34.1176470588235" calcext:value-type="float">
            <text:p>34,1176470588235</text:p>
          </table:table-cell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8]-[.D88])/90" office:value-type="float" office:value="58.6111111111111" calcext:value-type="float">
            <text:p>58,6111111111111</text:p>
          </table:table-cell>
          <table:table-cell table:formula="of:=([.E88]-[.F88])" office:value-type="float" office:value="65" calcext:value-type="float">
            <text:p>65</text:p>
          </table:table-cell>
          <table:table-cell table:formula="of:=[.H88]/[.I88]" office:value-type="float" office:value="0.901709401709402" calcext:value-type="float">
            <text:p>0,901709401709402</text:p>
          </table:table-cell>
          <table:table-cell/>
          <table:table-cell table:formula="of:=[.B88]/[.J88]" office:value-type="float" office:value="37.8366322832451" calcext:value-type="float">
            <text:p>37,8366322832451</text:p>
          </table:table-cell>
          <table:table-cell table:formula="of:=[.L87]/[.L88]" office:value-type="float" office:value="1.00218485798423" calcext:value-type="float">
            <text:p>1,00218485798423</text:p>
          </table:table-cell>
          <table:table-cell table:formula="of:=[.M87]/[.M88]" office:value-type="float" office:value="1.00181352256135" calcext:value-type="float">
            <text:p>1,00181352256135</text:p>
          </table:table-cell>
          <table:table-cell/>
          <table:table-cell table:formula="of:= [.R$10] * EXP(-[.R$11] * ([.J88])) + [.R$12]" office:value-type="float" office:value="39.9482195027157" calcext:value-type="float">
            <text:p>39,9482195027157</text:p>
          </table:table-cell>
          <table:table-cell table:formula="of:=[.P88]*[.J88]*10000" office:value-type="float" office:value="360216.851071496" calcext:value-type="float">
            <text:p>360216,851071496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/255*100" office:value-type="float" office:value="34.5098039215686" calcext:value-type="float">
            <text:p>34,5098039215686</text:p>
          </table:table-cell>
          <table:table-cell office:value-type="float" office:value="5347" calcext:value-type="float">
            <text:p>534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9]-[.D89])/90" office:value-type="float" office:value="59.4111111111111" calcext:value-type="float">
            <text:p>59,4111111111111</text:p>
          </table:table-cell>
          <table:table-cell table:formula="of:=([.E89]-[.F89])" office:value-type="float" office:value="65" calcext:value-type="float">
            <text:p>65</text:p>
          </table:table-cell>
          <table:table-cell table:formula="of:=[.H89]/[.I89]" office:value-type="float" office:value="0.914017094017094" calcext:value-type="float">
            <text:p>0,914017094017094</text:p>
          </table:table-cell>
          <table:table-cell/>
          <table:table-cell table:formula="of:=[.B89]/[.J89]" office:value-type="float" office:value="37.756190937194" calcext:value-type="float">
            <text:p>37,756190937194</text:p>
          </table:table-cell>
          <table:table-cell table:formula="of:=[.L88]/[.L89]" office:value-type="float" office:value="1.00213054717794" calcext:value-type="float">
            <text:p>1,00213054717794</text:p>
          </table:table-cell>
          <table:table-cell table:formula="of:=[.M88]/[.M89]" office:value-type="float" office:value="1.00005419534056" calcext:value-type="float">
            <text:p>1,00005419534056</text:p>
          </table:table-cell>
          <table:table-cell/>
          <table:table-cell table:formula="of:= [.R$10] * EXP(-[.R$11] * ([.J89])) + [.R$12]" office:value-type="float" office:value="39.9481955901008" calcext:value-type="float">
            <text:p>39,9481955901008</text:p>
          </table:table-cell>
          <table:table-cell table:formula="of:=[.P89]*[.J89]*10000" office:value-type="float" office:value="365133.336444904" calcext:value-type="float">
            <text:p>365133,336444904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/255*100" office:value-type="float" office:value="34.9019607843137" calcext:value-type="float">
            <text:p>34,9019607843137</text:p>
          </table:table-cell>
          <table:table-cell office:value-type="float" office:value="5412" calcext:value-type="float">
            <text:p>541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0]-[.D90])/90" office:value-type="float" office:value="60.1333333333333" calcext:value-type="float">
            <text:p>60,1333333333333</text:p>
          </table:table-cell>
          <table:table-cell table:formula="of:=([.E90]-[.F90])" office:value-type="float" office:value="65" calcext:value-type="float">
            <text:p>65</text:p>
          </table:table-cell>
          <table:table-cell table:formula="of:=[.H90]/[.I90]" office:value-type="float" office:value="0.925128205128205" calcext:value-type="float">
            <text:p>0,925128205128205</text:p>
          </table:table-cell>
          <table:table-cell/>
          <table:table-cell table:formula="of:=[.B90]/[.J90]" office:value-type="float" office:value="37.7266205817138" calcext:value-type="float">
            <text:p>37,7266205817138</text:p>
          </table:table-cell>
          <table:table-cell table:formula="of:=[.L89]/[.L90]" office:value-type="float" office:value="1.0007838061036" calcext:value-type="float">
            <text:p>1,0007838061036</text:p>
          </table:table-cell>
          <table:table-cell table:formula="of:=[.M89]/[.M90]" office:value-type="float" office:value="1.00134568631719" calcext:value-type="float">
            <text:p>1,00134568631719</text:p>
          </table:table-cell>
          <table:table-cell/>
          <table:table-cell table:formula="of:= [.R$10] * EXP(-[.R$11] * ([.J90])) + [.R$12]" office:value-type="float" office:value="39.9481776758936" calcext:value-type="float">
            <text:p>39,9481776758936</text:p>
          </table:table-cell>
          <table:table-cell table:formula="of:=[.P90]*[.J90]*10000" office:value-type="float" office:value="369571.859114421" calcext:value-type="float">
            <text:p>369571,859114421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]/255*100" office:value-type="float" office:value="35.2941176470588" calcext:value-type="float">
            <text:p>35,2941176470588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1]-[.D91])/90" office:value-type="float" office:value="60.9666666666667" calcext:value-type="float">
            <text:p>60,9666666666667</text:p>
          </table:table-cell>
          <table:table-cell table:formula="of:=([.E91]-[.F91])" office:value-type="float" office:value="65" calcext:value-type="float">
            <text:p>65</text:p>
          </table:table-cell>
          <table:table-cell table:formula="of:=[.H91]/[.I91]" office:value-type="float" office:value="0.937948717948718" calcext:value-type="float">
            <text:p>0,937948717948718</text:p>
          </table:table-cell>
          <table:table-cell/>
          <table:table-cell table:formula="of:=[.B91]/[.J91]" office:value-type="float" office:value="37.6290483388544" calcext:value-type="float">
            <text:p>37,6290483388544</text:p>
          </table:table-cell>
          <table:table-cell table:formula="of:=[.L90]/[.L91]" office:value-type="float" office:value="1.00259300320276" calcext:value-type="float">
            <text:p>1,00259300320276</text:p>
          </table:table-cell>
          <table:table-cell table:formula="of:=[.M90]/[.M91]" office:value-type="float" office:value="0.998195482021739" calcext:value-type="float">
            <text:p>0,998195482021739</text:p>
          </table:table-cell>
          <table:table-cell/>
          <table:table-cell table:formula="of:= [.R$10] * EXP(-[.R$11] * ([.J91])) + [.R$12]" office:value-type="float" office:value="39.9481605804894" calcext:value-type="float">
            <text:p>39,9481605804894</text:p>
          </table:table-cell>
          <table:table-cell table:formula="of:=[.P91]*[.J91]*10000" office:value-type="float" office:value="374693.260008796" calcext:value-type="float">
            <text:p>374693,260008796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/255*100" office:value-type="float" office:value="35.6862745098039" calcext:value-type="float">
            <text:p>35,6862745098039</text:p>
          </table:table-cell>
          <table:table-cell office:value-type="float" office:value="5551" calcext:value-type="float">
            <text:p>555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2]-[.D92])/90" office:value-type="float" office:value="61.6777777777778" calcext:value-type="float">
            <text:p>61,6777777777778</text:p>
          </table:table-cell>
          <table:table-cell table:formula="of:=([.E92]-[.F92])" office:value-type="float" office:value="65" calcext:value-type="float">
            <text:p>65</text:p>
          </table:table-cell>
          <table:table-cell table:formula="of:=[.H92]/[.I92]" office:value-type="float" office:value="0.948888888888889" calcext:value-type="float">
            <text:p>0,948888888888889</text:p>
          </table:table-cell>
          <table:table-cell/>
          <table:table-cell table:formula="of:=[.B92]/[.J92]" office:value-type="float" office:value="37.6084860173578" calcext:value-type="float">
            <text:p>37,6084860173578</text:p>
          </table:table-cell>
          <table:table-cell table:formula="of:=[.L91]/[.L92]" office:value-type="float" office:value="1.00054674685621" calcext:value-type="float">
            <text:p>1,00054674685621</text:p>
          </table:table-cell>
          <table:table-cell table:formula="of:=[.M91]/[.M92]" office:value-type="float" office:value="1.00204513817369" calcext:value-type="float">
            <text:p>1,00204513817369</text:p>
          </table:table-cell>
          <table:table-cell/>
          <table:table-cell table:formula="of:= [.R$10] * EXP(-[.R$11] * ([.J92])) + [.R$12]" office:value-type="float" office:value="39.9481485098357" calcext:value-type="float">
            <text:p>39,9481485098357</text:p>
          </table:table-cell>
          <table:table-cell table:formula="of:=[.P92]*[.J92]*10000" office:value-type="float" office:value="379063.542526664" calcext:value-type="float">
            <text:p>379063,542526664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/255*100" office:value-type="float" office:value="36.078431372549" calcext:value-type="float">
            <text:p>36,078431372549</text:p>
          </table:table-cell>
          <table:table-cell office:value-type="float" office:value="5641" calcext:value-type="float">
            <text:p>564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3]-[.D93])/90" office:value-type="float" office:value="62.6777777777778" calcext:value-type="float">
            <text:p>62,6777777777778</text:p>
          </table:table-cell>
          <table:table-cell table:formula="of:=([.E93]-[.F93])" office:value-type="float" office:value="65" calcext:value-type="float">
            <text:p>65</text:p>
          </table:table-cell>
          <table:table-cell table:formula="of:=[.H93]/[.I93]" office:value-type="float" office:value="0.964273504273504" calcext:value-type="float">
            <text:p>0,964273504273504</text:p>
          </table:table-cell>
          <table:table-cell/>
          <table:table-cell table:formula="of:=[.B93]/[.J93]" office:value-type="float" office:value="37.4151433308654" calcext:value-type="float">
            <text:p>37,4151433308654</text:p>
          </table:table-cell>
          <table:table-cell table:formula="of:=[.L92]/[.L93]" office:value-type="float" office:value="1.0051674982181" calcext:value-type="float">
            <text:p>1,0051674982181</text:p>
          </table:table-cell>
          <table:table-cell table:formula="of:=[.M92]/[.M93]" office:value-type="float" office:value="0.995403003608762" calcext:value-type="float">
            <text:p>0,995403003608762</text:p>
          </table:table-cell>
          <table:table-cell/>
          <table:table-cell table:formula="of:= [.R$10] * EXP(-[.R$11] * ([.J93])) + [.R$12]" office:value-type="float" office:value="39.9481347247365" calcext:value-type="float">
            <text:p>39,9481347247365</text:p>
          </table:table-cell>
          <table:table-cell table:formula="of:=[.P93]*[.J93]*10000" office:value-type="float" office:value="385209.278602117" calcext:value-type="float">
            <text:p>385209,278602117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/255*100" office:value-type="float" office:value="36.4705882352941" calcext:value-type="float">
            <text:p>36,4705882352941</text:p>
          </table:table-cell>
          <table:table-cell office:value-type="float" office:value="5711" calcext:value-type="float">
            <text:p>57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4]-[.D94])/90" office:value-type="float" office:value="63.4555555555556" calcext:value-type="float">
            <text:p>63,4555555555556</text:p>
          </table:table-cell>
          <table:table-cell table:formula="of:=([.E94]-[.F94])" office:value-type="float" office:value="65" calcext:value-type="float">
            <text:p>65</text:p>
          </table:table-cell>
          <table:table-cell table:formula="of:=[.H94]/[.I94]" office:value-type="float" office:value="0.976239316239316" calcext:value-type="float">
            <text:p>0,976239316239316</text:p>
          </table:table-cell>
          <table:table-cell/>
          <table:table-cell table:formula="of:=[.B94]/[.J94]" office:value-type="float" office:value="37.3582456971582" calcext:value-type="float">
            <text:p>37,3582456971582</text:p>
          </table:table-cell>
          <table:table-cell table:formula="of:=[.L93]/[.L94]" office:value-type="float" office:value="1.00152302745071" calcext:value-type="float">
            <text:p>1,00152302745071</text:p>
          </table:table-cell>
          <table:table-cell table:formula="of:=[.M93]/[.M94]" office:value-type="float" office:value="1.00363892857928" calcext:value-type="float">
            <text:p>1,00363892857928</text:p>
          </table:table-cell>
          <table:table-cell/>
          <table:table-cell table:formula="of:= [.R$10] * EXP(-[.R$11] * ([.J94])) + [.R$12]" office:value-type="float" office:value="39.9481261073247" calcext:value-type="float">
            <text:p>39,9481261073247</text:p>
          </table:table-cell>
          <table:table-cell table:formula="of:=[.P94]*[.J94]*10000" office:value-type="float" office:value="389989.313160567" calcext:value-type="float">
            <text:p>389989,313160567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/255*100" office:value-type="float" office:value="36.8627450980392" calcext:value-type="float">
            <text:p>36,8627450980392</text:p>
          </table:table-cell>
          <table:table-cell office:value-type="float" office:value="5767" calcext:value-type="float">
            <text:p>57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5]-[.D95])/90" office:value-type="float" office:value="64.0777777777778" calcext:value-type="float">
            <text:p>64,0777777777778</text:p>
          </table:table-cell>
          <table:table-cell table:formula="of:=([.E95]-[.F95])" office:value-type="float" office:value="65" calcext:value-type="float">
            <text:p>65</text:p>
          </table:table-cell>
          <table:table-cell table:formula="of:=[.H95]/[.I95]" office:value-type="float" office:value="0.985811965811966" calcext:value-type="float">
            <text:p>0,985811965811966</text:p>
          </table:table-cell>
          <table:table-cell/>
          <table:table-cell table:formula="of:=[.B95]/[.J95]" office:value-type="float" office:value="37.393282265221" calcext:value-type="float">
            <text:p>37,393282265221</text:p>
          </table:table-cell>
          <table:table-cell table:formula="of:=[.L94]/[.L95]" office:value-type="float" office:value="0.999063025069202" calcext:value-type="float">
            <text:p>0,999063025069202</text:p>
          </table:table-cell>
          <table:table-cell table:formula="of:=[.M94]/[.M95]" office:value-type="float" office:value="1.00246230950379" calcext:value-type="float">
            <text:p>1,00246230950379</text:p>
          </table:table-cell>
          <table:table-cell/>
          <table:table-cell table:formula="of:= [.R$10] * EXP(-[.R$11] * ([.J95])) + [.R$12]" office:value-type="float" office:value="39.948120301779" calcext:value-type="float">
            <text:p>39,948120301779</text:p>
          </table:table-cell>
          <table:table-cell table:formula="of:=[.P95]*[.J95]*10000" office:value-type="float" office:value="393813.350051897" calcext:value-type="float">
            <text:p>393813,350051897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/255*100" office:value-type="float" office:value="37.2549019607843" calcext:value-type="float">
            <text:p>37,2549019607843</text:p>
          </table:table-cell>
          <table:table-cell office:value-type="float" office:value="5846" calcext:value-type="float">
            <text:p>58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6]-[.D96])/90" office:value-type="float" office:value="64.9555555555556" calcext:value-type="float">
            <text:p>64,9555555555556</text:p>
          </table:table-cell>
          <table:table-cell table:formula="of:=([.E96]-[.F96])" office:value-type="float" office:value="65" calcext:value-type="float">
            <text:p>65</text:p>
          </table:table-cell>
          <table:table-cell table:formula="of:=[.H96]/[.I96]" office:value-type="float" office:value="0.999316239316239" calcext:value-type="float">
            <text:p>0,999316239316239</text:p>
          </table:table-cell>
          <table:table-cell/>
          <table:table-cell table:formula="of:=[.B96]/[.J96]" office:value-type="float" office:value="37.280392827675" calcext:value-type="float">
            <text:p>37,280392827675</text:p>
          </table:table-cell>
          <table:table-cell table:formula="of:=[.L95]/[.L96]" office:value-type="float" office:value="1.00302811824081" calcext:value-type="float">
            <text:p>1,00302811824081</text:p>
          </table:table-cell>
          <table:table-cell table:formula="of:=[.M95]/[.M96]" office:value-type="float" office:value="0.996046877351195" calcext:value-type="float">
            <text:p>0,996046877351195</text:p>
          </table:table-cell>
          <table:table-cell/>
          <table:table-cell table:formula="of:= [.R$10] * EXP(-[.R$11] * ([.J96])) + [.R$12]" office:value-type="float" office:value="39.9481134784577" calcext:value-type="float">
            <text:p>39,9481134784577</text:p>
          </table:table-cell>
          <table:table-cell table:formula="of:=[.P96]*[.J96]*10000" office:value-type="float" office:value="399207.985290707" calcext:value-type="float">
            <text:p>399207,985290707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/255*100" office:value-type="float" office:value="37.6470588235294" calcext:value-type="float">
            <text:p>37,6470588235294</text:p>
          </table:table-cell>
          <table:table-cell office:value-type="float" office:value="5883" calcext:value-type="float">
            <text:p>588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7]-[.D97])/90" office:value-type="float" office:value="65.3666666666667" calcext:value-type="float">
            <text:p>65,3666666666667</text:p>
          </table:table-cell>
          <table:table-cell table:formula="of:=([.E97]-[.F97])" office:value-type="float" office:value="65" calcext:value-type="float">
            <text:p>65</text:p>
          </table:table-cell>
          <table:table-cell table:formula="of:=[.H97]/[.I97]" office:value-type="float" office:value="1.00564102564103" calcext:value-type="float">
            <text:p>1,00564102564103</text:p>
          </table:table-cell>
          <table:table-cell/>
          <table:table-cell table:formula="of:=[.B97]/[.J97]" office:value-type="float" office:value="37.4358820529742" calcext:value-type="float">
            <text:p>37,4358820529742</text:p>
          </table:table-cell>
          <table:table-cell table:formula="of:=[.L96]/[.L97]" office:value-type="float" office:value="0.995846518987342" calcext:value-type="float">
            <text:p>0,995846518987342</text:p>
          </table:table-cell>
          <table:table-cell table:formula="of:=[.M96]/[.M97]" office:value-type="float" office:value="1.00721155229901" calcext:value-type="float">
            <text:p>1,00721155229901</text:p>
          </table:table-cell>
          <table:table-cell/>
          <table:table-cell table:formula="of:= [.R$10] * EXP(-[.R$11] * ([.J97])) + [.R$12]" office:value-type="float" office:value="39.9481107530283" calcext:value-type="float">
            <text:p>39,9481107530283</text:p>
          </table:table-cell>
          <table:table-cell table:formula="of:=[.P97]*[.J97]*10000" office:value-type="float" office:value="401734.590700966" calcext:value-type="float">
            <text:p>401734,590700966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/255*100" office:value-type="float" office:value="38.0392156862745" calcext:value-type="float">
            <text:p>38,0392156862745</text:p>
          </table:table-cell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8]-[.D98])/90" office:value-type="float" office:value="66.3222222222222" calcext:value-type="float">
            <text:p>66,3222222222222</text:p>
          </table:table-cell>
          <table:table-cell table:formula="of:=([.E98]-[.F98])" office:value-type="float" office:value="65" calcext:value-type="float">
            <text:p>65</text:p>
          </table:table-cell>
          <table:table-cell table:formula="of:=[.H98]/[.I98]" office:value-type="float" office:value="1.02034188034188" calcext:value-type="float">
            <text:p>1,02034188034188</text:p>
          </table:table-cell>
          <table:table-cell/>
          <table:table-cell table:formula="of:=[.B98]/[.J98]" office:value-type="float" office:value="37.2808530347974" calcext:value-type="float">
            <text:p>37,2808530347974</text:p>
          </table:table-cell>
          <table:table-cell table:formula="of:=[.L97]/[.L98]" office:value-type="float" office:value="1.00415840855444" calcext:value-type="float">
            <text:p>1,00415840855444</text:p>
          </table:table-cell>
          <table:table-cell table:formula="of:=[.M97]/[.M98]" office:value-type="float" office:value="0.991722531528602" calcext:value-type="float">
            <text:p>0,991722531528602</text:p>
          </table:table-cell>
          <table:table-cell/>
          <table:table-cell table:formula="of:= [.R$10] * EXP(-[.R$11] * ([.J98])) + [.R$12]" office:value-type="float" office:value="39.9481053836921" calcext:value-type="float">
            <text:p>39,9481053836921</text:p>
          </table:table-cell>
          <table:table-cell table:formula="of:=[.P98]*[.J98]*10000" office:value-type="float" office:value="407607.24963292" calcext:value-type="float">
            <text:p>407607,24963292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/255*100" office:value-type="float" office:value="38.4313725490196" calcext:value-type="float">
            <text:p>38,4313725490196</text:p>
          </table:table-cell>
          <table:table-cell office:value-type="float" office:value="6037" calcext:value-type="float">
            <text:p>60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9]-[.D99])/90" office:value-type="float" office:value="67.0777777777778" calcext:value-type="float">
            <text:p>67,0777777777778</text:p>
          </table:table-cell>
          <table:table-cell table:formula="of:=([.E99]-[.F99])" office:value-type="float" office:value="65" calcext:value-type="float">
            <text:p>65</text:p>
          </table:table-cell>
          <table:table-cell table:formula="of:=[.H99]/[.I99]" office:value-type="float" office:value="1.03196581196581" calcext:value-type="float">
            <text:p>1,03196581196581</text:p>
          </table:table-cell>
          <table:table-cell/>
          <table:table-cell table:formula="of:=[.B99]/[.J99]" office:value-type="float" office:value="37.2409357978739" calcext:value-type="float">
            <text:p>37,2409357978739</text:p>
          </table:table-cell>
          <table:table-cell table:formula="of:=[.L98]/[.L99]" office:value-type="float" office:value="1.00107186449718" calcext:value-type="float">
            <text:p>1,00107186449718</text:p>
          </table:table-cell>
          <table:table-cell table:formula="of:=[.M98]/[.M99]" office:value-type="float" office:value="1.00308323924258" calcext:value-type="float">
            <text:p>1,00308323924258</text:p>
          </table:table-cell>
          <table:table-cell/>
          <table:table-cell table:formula="of:= [.R$10] * EXP(-[.R$11] * ([.J99])) + [.R$12]" office:value-type="float" office:value="39.9481019430306" calcext:value-type="float">
            <text:p>39,9481019430306</text:p>
          </table:table-cell>
          <table:table-cell table:formula="of:=[.P99]*[.J99]*10000" office:value-type="float" office:value="412250.754581326" calcext:value-type="float">
            <text:p>412250,754581326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/255*100" office:value-type="float" office:value="38.8235294117647" calcext:value-type="float">
            <text:p>38,8235294117647</text:p>
          </table:table-cell>
          <table:table-cell office:value-type="float" office:value="6062" calcext:value-type="float">
            <text:p>606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0]-[.D100])/90" office:value-type="float" office:value="67.3555555555556" calcext:value-type="float">
            <text:p>67,3555555555556</text:p>
          </table:table-cell>
          <table:table-cell table:formula="of:=([.E100]-[.F100])" office:value-type="float" office:value="65" calcext:value-type="float">
            <text:p>65</text:p>
          </table:table-cell>
          <table:table-cell table:formula="of:=[.H100]/[.I100]" office:value-type="float" office:value="1.03623931623932" calcext:value-type="float">
            <text:p>1,03623931623932</text:p>
          </table:table-cell>
          <table:table-cell/>
          <table:table-cell table:formula="of:=[.B100]/[.J100]" office:value-type="float" office:value="37.4657946319405" calcext:value-type="float">
            <text:p>37,4657946319405</text:p>
          </table:table-cell>
          <table:table-cell table:formula="of:=[.L99]/[.L100]" office:value-type="float" office:value="0.993998290006241" calcext:value-type="float">
            <text:p>0,993998290006241</text:p>
          </table:table-cell>
          <table:table-cell table:formula="of:=[.M99]/[.M100]" office:value-type="float" office:value="1.00711628436594" calcext:value-type="float">
            <text:p>1,00711628436594</text:p>
          </table:table-cell>
          <table:table-cell/>
          <table:table-cell table:formula="of:= [.R$10] * EXP(-[.R$11] * ([.J100])) + [.R$12]" office:value-type="float" office:value="39.9481008296775" calcext:value-type="float">
            <text:p>39,9481008296775</text:p>
          </table:table-cell>
          <table:table-cell table:formula="of:=[.P100]*[.J100]*10000" office:value-type="float" office:value="413957.926888043" calcext:value-type="float">
            <text:p>413957,926888043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/255*100" office:value-type="float" office:value="39.2156862745098" calcext:value-type="float">
            <text:p>39,2156862745098</text:p>
          </table:table-cell>
          <table:table-cell office:value-type="float" office:value="6172" calcext:value-type="float">
            <text:p>617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01]-[.D101])/90" office:value-type="float" office:value="68.5777777777778" calcext:value-type="float">
            <text:p>68,5777777777778</text:p>
          </table:table-cell>
          <table:table-cell table:formula="of:=([.E101]-[.F101])" office:value-type="float" office:value="65" calcext:value-type="float">
            <text:p>65</text:p>
          </table:table-cell>
          <table:table-cell table:formula="of:=[.H101]/[.I101]" office:value-type="float" office:value="1.05504273504274" calcext:value-type="float">
            <text:p>1,05504273504274</text:p>
          </table:table-cell>
          <table:table-cell/>
          <table:table-cell table:formula="of:=[.B101]/[.J101]" office:value-type="float" office:value="37.1697609698448" calcext:value-type="float">
            <text:p>37,1697609698448</text:p>
          </table:table-cell>
          <table:table-cell table:formula="of:=[.L100]/[.L101]" office:value-type="float" office:value="1.00796436819532" calcext:value-type="float">
            <text:p>1,00796436819532</text:p>
          </table:table-cell>
          <table:table-cell table:formula="of:=[.M100]/[.M101]" office:value-type="float" office:value="0.98614427391508" calcext:value-type="float">
            <text:p>0,98614427391508</text:p>
          </table:table-cell>
          <table:table-cell/>
          <table:table-cell table:formula="of:= [.R$10] * EXP(-[.R$11] * ([.J101])) + [.R$12]" office:value-type="float" office:value="39.9480967378444" calcext:value-type="float">
            <text:p>39,9480967378444</text:p>
          </table:table-cell>
          <table:table-cell table:formula="of:=[.P101]*[.J101]*10000" office:value-type="float" office:value="421469.492420471" calcext:value-type="float">
            <text:p>421469,49242047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2]/255*100" office:value-type="float" office:value="39.6078431372549" calcext:value-type="float">
            <text:p>39,6078431372549</text:p>
          </table:table-cell>
          <table:table-cell office:value-type="float" office:value="6243" calcext:value-type="float">
            <text:p>624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2]-[.D102])/90" office:value-type="float" office:value="69.3666666666667" calcext:value-type="float">
            <text:p>69,3666666666667</text:p>
          </table:table-cell>
          <table:table-cell table:formula="of:=([.E102]-[.F102])" office:value-type="float" office:value="65" calcext:value-type="float">
            <text:p>65</text:p>
          </table:table-cell>
          <table:table-cell table:formula="of:=[.H102]/[.I102]" office:value-type="float" office:value="1.06717948717949" calcext:value-type="float">
            <text:p>1,06717948717949</text:p>
          </table:table-cell>
          <table:table-cell/>
          <table:table-cell table:formula="of:=[.B102]/[.J102]" office:value-type="float" office:value="37.1145094270289" calcext:value-type="float">
            <text:p>37,1145094270289</text:p>
          </table:table-cell>
          <table:table-cell table:formula="of:=[.L101]/[.L102]" office:value-type="float" office:value="1.00148867770769" calcext:value-type="float">
            <text:p>1,00148867770769</text:p>
          </table:table-cell>
          <table:table-cell table:formula="of:=[.M101]/[.M102]" office:value-type="float" office:value="1.00646606460139" calcext:value-type="float">
            <text:p>1,00646606460139</text:p>
          </table:table-cell>
          <table:table-cell/>
          <table:table-cell table:formula="of:= [.R$10] * EXP(-[.R$11] * ([.J102])) + [.R$12]" office:value-type="float" office:value="39.9480946773023" calcext:value-type="float">
            <text:p>39,9480946773023</text:p>
          </table:table-cell>
          <table:table-cell table:formula="of:=[.P102]*[.J102]*10000" office:value-type="float" office:value="426317.871915211" calcext:value-type="float">
            <text:p>426317,871915211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3]/255*100" office:value-type="float" office:value="40" calcext:value-type="float">
            <text:p>40</text:p>
          </table:table-cell>
          <table:table-cell office:value-type="float" office:value="6311" calcext:value-type="float">
            <text:p>63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3]-[.D103])/90" office:value-type="float" office:value="70.1222222222222" calcext:value-type="float">
            <text:p>70,1222222222222</text:p>
          </table:table-cell>
          <table:table-cell table:formula="of:=([.E103]-[.F103])" office:value-type="float" office:value="65" calcext:value-type="float">
            <text:p>65</text:p>
          </table:table-cell>
          <table:table-cell table:formula="of:=[.H103]/[.I103]" office:value-type="float" office:value="1.07880341880342" calcext:value-type="float">
            <text:p>1,07880341880342</text:p>
          </table:table-cell>
          <table:table-cell/>
          <table:table-cell table:formula="of:=[.B103]/[.J103]" office:value-type="float" office:value="37.0781175724925" calcext:value-type="float">
            <text:p>37,0781175724925</text:p>
          </table:table-cell>
          <table:table-cell table:formula="of:=[.L102]/[.L103]" office:value-type="float" office:value="1.00098149142726" calcext:value-type="float">
            <text:p>1,00098149142726</text:p>
          </table:table-cell>
          <table:table-cell table:formula="of:=[.M102]/[.M103]" office:value-type="float" office:value="1.00050668896955" calcext:value-type="float">
            <text:p>1,00050668896955</text:p>
          </table:table-cell>
          <table:table-cell/>
          <table:table-cell table:formula="of:= [.R$10] * EXP(-[.R$11] * ([.J103])) + [.R$12]" office:value-type="float" office:value="39.9480930438239" calcext:value-type="float">
            <text:p>39,9480930438239</text:p>
          </table:table-cell>
          <table:table-cell table:formula="of:=[.P103]*[.J103]*10000" office:value-type="float" office:value="430961.393503543" calcext:value-type="float">
            <text:p>430961,393503543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4]/255*100" office:value-type="float" office:value="40.3921568627451" calcext:value-type="float">
            <text:p>40,3921568627451</text:p>
          </table:table-cell>
          <table:table-cell office:value-type="float" office:value="6397" calcext:value-type="float">
            <text:p>639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4]-[.D104])/90" office:value-type="float" office:value="71.0777777777778" calcext:value-type="float">
            <text:p>71,0777777777778</text:p>
          </table:table-cell>
          <table:table-cell table:formula="of:=([.E104]-[.F104])" office:value-type="float" office:value="65" calcext:value-type="float">
            <text:p>65</text:p>
          </table:table-cell>
          <table:table-cell table:formula="of:=[.H104]/[.I104]" office:value-type="float" office:value="1.09350427350427" calcext:value-type="float">
            <text:p>1,09350427350427</text:p>
          </table:table-cell>
          <table:table-cell/>
          <table:table-cell table:formula="of:=[.B104]/[.J104]" office:value-type="float" office:value="36.938270696742" calcext:value-type="float">
            <text:p>36,938270696742</text:p>
          </table:table-cell>
          <table:table-cell table:formula="of:=[.L103]/[.L104]" office:value-type="float" office:value="1.00378596163579" calcext:value-type="float">
            <text:p>1,00378596163579</text:p>
          </table:table-cell>
          <table:table-cell table:formula="of:=[.M103]/[.M104]" office:value-type="float" office:value="0.99720610736181" calcext:value-type="float">
            <text:p>0,99720610736181</text:p>
          </table:table-cell>
          <table:table-cell/>
          <table:table-cell table:formula="of:= [.R$10] * EXP(-[.R$11] * ([.J104])) + [.R$12]" office:value-type="float" office:value="39.9480913667398" calcext:value-type="float">
            <text:p>39,9480913667398</text:p>
          </table:table-cell>
          <table:table-cell table:formula="of:=[.P104]*[.J104]*10000" office:value-type="float" office:value="436834.086278691" calcext:value-type="float">
            <text:p>436834,086278691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5]/255*100" office:value-type="float" office:value="40.7843137254902" calcext:value-type="float">
            <text:p>40,7843137254902</text:p>
          </table:table-cell>
          <table:table-cell office:value-type="float" office:value="6456" calcext:value-type="float">
            <text:p>64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5]-[.D105])/90" office:value-type="float" office:value="71.7333333333333" calcext:value-type="float">
            <text:p>71,7333333333333</text:p>
          </table:table-cell>
          <table:table-cell table:formula="of:=([.E105]-[.F105])" office:value-type="float" office:value="65" calcext:value-type="float">
            <text:p>65</text:p>
          </table:table-cell>
          <table:table-cell table:formula="of:=[.H105]/[.I105]" office:value-type="float" office:value="1.10358974358974" calcext:value-type="float">
            <text:p>1,10358974358974</text:p>
          </table:table-cell>
          <table:table-cell/>
          <table:table-cell table:formula="of:=[.B105]/[.J105]" office:value-type="float" office:value="36.9560463590641" calcext:value-type="float">
            <text:p>36,9560463590641</text:p>
          </table:table-cell>
          <table:table-cell table:formula="of:=[.L104]/[.L105]" office:value-type="float" office:value="0.999519005302967" calcext:value-type="float">
            <text:p>0,999519005302967</text:p>
          </table:table-cell>
          <table:table-cell table:formula="of:=[.M104]/[.M105]" office:value-type="float" office:value="1.00426900970386" calcext:value-type="float">
            <text:p>1,00426900970386</text:p>
          </table:table-cell>
          <table:table-cell/>
          <table:table-cell table:formula="of:= [.R$10] * EXP(-[.R$11] * ([.J105])) + [.R$12]" office:value-type="float" office:value="39.9480904231572" calcext:value-type="float">
            <text:p>39,9480904231572</text:p>
          </table:table-cell>
          <table:table-cell table:formula="of:=[.P105]*[.J105]*10000" office:value-type="float" office:value="440863.02866992" calcext:value-type="float">
            <text:p>440863,02866992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6]/255*100" office:value-type="float" office:value="41.1764705882353" calcext:value-type="float">
            <text:p>41,1764705882353</text:p>
          </table:table-cell>
          <table:table-cell office:value-type="float" office:value="6528" calcext:value-type="float">
            <text:p>652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6]-[.D106])/90" office:value-type="float" office:value="72.5333333333333" calcext:value-type="float">
            <text:p>72,5333333333333</text:p>
          </table:table-cell>
          <table:table-cell table:formula="of:=([.E106]-[.F106])" office:value-type="float" office:value="65" calcext:value-type="float">
            <text:p>65</text:p>
          </table:table-cell>
          <table:table-cell table:formula="of:=[.H106]/[.I106]" office:value-type="float" office:value="1.11589743589744" calcext:value-type="float">
            <text:p>1,11589743589744</text:p>
          </table:table-cell>
          <table:table-cell/>
          <table:table-cell table:formula="of:=[.B106]/[.J106]" office:value-type="float" office:value="36.8998702422145" calcext:value-type="float">
            <text:p>36,8998702422145</text:p>
          </table:table-cell>
          <table:table-cell table:formula="of:=[.L105]/[.L106]" office:value-type="float" office:value="1.00152239334395" calcext:value-type="float">
            <text:p>1,00152239334395</text:p>
          </table:table-cell>
          <table:table-cell table:formula="of:=[.M105]/[.M106]" office:value-type="float" office:value="0.997999657267474" calcext:value-type="float">
            <text:p>0,997999657267474</text:p>
          </table:table-cell>
          <table:table-cell/>
          <table:table-cell table:formula="of:= [.R$10] * EXP(-[.R$11] * ([.J106])) + [.R$12]" office:value-type="float" office:value="39.9480894589992" calcext:value-type="float">
            <text:p>39,9480894589992</text:p>
          </table:table-cell>
          <table:table-cell table:formula="of:=[.P106]*[.J106]*10000" office:value-type="float" office:value="445779.705962986" calcext:value-type="float">
            <text:p>445779,705962986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7]/255*100" office:value-type="float" office:value="41.5686274509804" calcext:value-type="float">
            <text:p>41,5686274509804</text:p>
          </table:table-cell>
          <table:table-cell office:value-type="float" office:value="6588" calcext:value-type="float">
            <text:p>658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7]-[.D107])/90" office:value-type="float" office:value="73.2" calcext:value-type="float">
            <text:p>73,2</text:p>
          </table:table-cell>
          <table:table-cell table:formula="of:=([.E107]-[.F107])" office:value-type="float" office:value="65" calcext:value-type="float">
            <text:p>65</text:p>
          </table:table-cell>
          <table:table-cell table:formula="of:=[.H107]/[.I107]" office:value-type="float" office:value="1.12615384615385" calcext:value-type="float">
            <text:p>1,12615384615385</text:p>
          </table:table-cell>
          <table:table-cell/>
          <table:table-cell table:formula="of:=[.B107]/[.J107]" office:value-type="float" office:value="36.9120325725919" calcext:value-type="float">
            <text:p>36,9120325725919</text:p>
          </table:table-cell>
          <table:table-cell table:formula="of:=[.L106]/[.L107]" office:value-type="float" office:value="0.999670504994451" calcext:value-type="float">
            <text:p>0,999670504994451</text:p>
          </table:table-cell>
          <table:table-cell table:formula="of:=[.M106]/[.M107]" office:value-type="float" office:value="1.00185249873859" calcext:value-type="float">
            <text:p>1,00185249873859</text:p>
          </table:table-cell>
          <table:table-cell/>
          <table:table-cell table:formula="of:= [.R$10] * EXP(-[.R$11] * ([.J107])) + [.R$12]" office:value-type="float" office:value="39.9480887878409" calcext:value-type="float">
            <text:p>39,9480887878409</text:p>
          </table:table-cell>
          <table:table-cell table:formula="of:=[.P107]*[.J107]*10000" office:value-type="float" office:value="449876.938349224" calcext:value-type="float">
            <text:p>449876,938349224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8]/255*100" office:value-type="float" office:value="41.9607843137255" calcext:value-type="float">
            <text:p>41,9607843137255</text:p>
          </table:table-cell>
          <table:table-cell office:value-type="float" office:value="6649" calcext:value-type="float">
            <text:p>66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8]-[.D108])/90" office:value-type="float" office:value="73.8777777777778" calcext:value-type="float">
            <text:p>73,8777777777778</text:p>
          </table:table-cell>
          <table:table-cell table:formula="of:=([.E108]-[.F108])" office:value-type="float" office:value="65" calcext:value-type="float">
            <text:p>65</text:p>
          </table:table-cell>
          <table:table-cell table:formula="of:=[.H108]/[.I108]" office:value-type="float" office:value="1.1365811965812" calcext:value-type="float">
            <text:p>1,1365811965812</text:p>
          </table:table-cell>
          <table:table-cell/>
          <table:table-cell table:formula="of:=[.B108]/[.J108]" office:value-type="float" office:value="36.9184220537365" calcext:value-type="float">
            <text:p>36,9184220537365</text:p>
          </table:table-cell>
          <table:table-cell table:formula="of:=[.L107]/[.L108]" office:value-type="float" office:value="0.999826929733472" calcext:value-type="float">
            <text:p>0,999826929733472</text:p>
          </table:table-cell>
          <table:table-cell table:formula="of:=[.M107]/[.M108]" office:value-type="float" office:value="0.999843548183821" calcext:value-type="float">
            <text:p>0,999843548183821</text:p>
          </table:table-cell>
          <table:table-cell/>
          <table:table-cell table:formula="of:= [.R$10] * EXP(-[.R$11] * ([.J108])) + [.R$12]" office:value-type="float" office:value="39.9480882089674" calcext:value-type="float">
            <text:p>39,9480882089674</text:p>
          </table:table-cell>
          <table:table-cell table:formula="of:=[.P108]*[.J108]*10000" office:value-type="float" office:value="454042.458976793" calcext:value-type="float">
            <text:p>454042,458976793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9]/255*100" office:value-type="float" office:value="42.3529411764706" calcext:value-type="float">
            <text:p>42,3529411764706</text:p>
          </table:table-cell>
          <table:table-cell office:value-type="float" office:value="6694" calcext:value-type="float">
            <text:p>669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9]-[.D109])/90" office:value-type="float" office:value="74.3777777777778" calcext:value-type="float">
            <text:p>74,3777777777778</text:p>
          </table:table-cell>
          <table:table-cell table:formula="of:=([.E109]-[.F109])" office:value-type="float" office:value="65" calcext:value-type="float">
            <text:p>65</text:p>
          </table:table-cell>
          <table:table-cell table:formula="of:=[.H109]/[.I109]" office:value-type="float" office:value="1.1442735042735" calcext:value-type="float">
            <text:p>1,1442735042735</text:p>
          </table:table-cell>
          <table:table-cell/>
          <table:table-cell table:formula="of:=[.B109]/[.J109]" office:value-type="float" office:value="37.0129527759715" calcext:value-type="float">
            <text:p>37,0129527759715</text:p>
          </table:table-cell>
          <table:table-cell table:formula="of:=[.L108]/[.L109]" office:value-type="float" office:value="0.997446009703492" calcext:value-type="float">
            <text:p>0,997446009703492</text:p>
          </table:table-cell>
          <table:table-cell table:formula="of:=[.M108]/[.M109]" office:value-type="float" office:value="1.00238701644682" calcext:value-type="float">
            <text:p>1,00238701644682</text:p>
          </table:table-cell>
          <table:table-cell/>
          <table:table-cell table:formula="of:= [.R$10] * EXP(-[.R$11] * ([.J109])) + [.R$12]" office:value-type="float" office:value="39.9480878394293" calcext:value-type="float">
            <text:p>39,9480878394293</text:p>
          </table:table-cell>
          <table:table-cell table:formula="of:=[.P109]*[.J109]*10000" office:value-type="float" office:value="457115.384610495" calcext:value-type="float">
            <text:p>457115,384610495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0]/255*100" office:value-type="float" office:value="42.7450980392157" calcext:value-type="float">
            <text:p>42,7450980392157</text:p>
          </table:table-cell>
          <table:table-cell office:value-type="float" office:value="6787" calcext:value-type="float">
            <text:p>678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0]-[.D110])/90" office:value-type="float" office:value="75.4111111111111" calcext:value-type="float">
            <text:p>75,4111111111111</text:p>
          </table:table-cell>
          <table:table-cell table:formula="of:=([.E110]-[.F110])" office:value-type="float" office:value="65" calcext:value-type="float">
            <text:p>65</text:p>
          </table:table-cell>
          <table:table-cell table:formula="of:=[.H110]/[.I110]" office:value-type="float" office:value="1.16017094017094" calcext:value-type="float">
            <text:p>1,16017094017094</text:p>
          </table:table-cell>
          <table:table-cell/>
          <table:table-cell table:formula="of:=[.B110]/[.J110]" office:value-type="float" office:value="36.8437930645958" calcext:value-type="float">
            <text:p>36,8437930645958</text:p>
          </table:table-cell>
          <table:table-cell table:formula="of:=[.L109]/[.L110]" office:value-type="float" office:value="1.00459126754618" calcext:value-type="float">
            <text:p>1,00459126754618</text:p>
          </table:table-cell>
          <table:table-cell table:formula="of:=[.M109]/[.M110]" office:value-type="float" office:value="0.99288739801597" calcext:value-type="float">
            <text:p>0,99288739801597</text:p>
          </table:table-cell>
          <table:table-cell/>
          <table:table-cell table:formula="of:= [.R$10] * EXP(-[.R$11] * ([.J110])) + [.R$12]" office:value-type="float" office:value="39.9480872050593" calcext:value-type="float">
            <text:p>39,9480872050593</text:p>
          </table:table-cell>
          <table:table-cell table:formula="of:=[.P110]*[.J110]*10000" office:value-type="float" office:value="463466.098907243" calcext:value-type="float">
            <text:p>463466,098907243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1]/255*100" office:value-type="float" office:value="43.1372549019608" calcext:value-type="float">
            <text:p>43,1372549019608</text:p>
          </table:table-cell>
          <table:table-cell office:value-type="float" office:value="6848" calcext:value-type="float">
            <text:p>684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11]-[.D111])/90" office:value-type="float" office:value="76.0888888888889" calcext:value-type="float">
            <text:p>76,0888888888889</text:p>
          </table:table-cell>
          <table:table-cell table:formula="of:=([.E111]-[.F111])" office:value-type="float" office:value="65" calcext:value-type="float">
            <text:p>65</text:p>
          </table:table-cell>
          <table:table-cell table:formula="of:=[.H111]/[.I111]" office:value-type="float" office:value="1.17059829059829" calcext:value-type="float">
            <text:p>1,17059829059829</text:p>
          </table:table-cell>
          <table:table-cell/>
          <table:table-cell table:formula="of:=[.B111]/[.J111]" office:value-type="float" office:value="36.8506047278725" calcext:value-type="float">
            <text:p>36,8506047278725</text:p>
          </table:table-cell>
          <table:table-cell table:formula="of:=[.L110]/[.L111]" office:value-type="float" office:value="0.999815154640556" calcext:value-type="float">
            <text:p>0,999815154640556</text:p>
          </table:table-cell>
          <table:table-cell table:formula="of:=[.M110]/[.M111]" office:value-type="float" office:value="1.00477699591115" calcext:value-type="float">
            <text:p>1,00477699591115</text:p>
          </table:table-cell>
          <table:table-cell/>
          <table:table-cell table:formula="of:= [.R$10] * EXP(-[.R$11] * ([.J111])) + [.R$12]" office:value-type="float" office:value="39.948086868073" calcext:value-type="float">
            <text:p>39,948086868073</text:p>
          </table:table-cell>
          <table:table-cell table:formula="of:=[.P111]*[.J111]*10000" office:value-type="float" office:value="467631.622004383" calcext:value-type="float">
            <text:p>467631,622004383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2]/255*100" office:value-type="float" office:value="43.5294117647059" calcext:value-type="float">
            <text:p>43,5294117647059</text:p>
          </table:table-cell>
          <table:table-cell office:value-type="float" office:value="6923" calcext:value-type="float">
            <text:p>69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2]-[.D112])/90" office:value-type="float" office:value="76.9222222222222" calcext:value-type="float">
            <text:p>76,9222222222222</text:p>
          </table:table-cell>
          <table:table-cell table:formula="of:=([.E112]-[.F112])" office:value-type="float" office:value="65" calcext:value-type="float">
            <text:p>65</text:p>
          </table:table-cell>
          <table:table-cell table:formula="of:=[.H112]/[.I112]" office:value-type="float" office:value="1.1834188034188" calcext:value-type="float">
            <text:p>1,1834188034188</text:p>
          </table:table-cell>
          <table:table-cell/>
          <table:table-cell table:formula="of:=[.B112]/[.J112]" office:value-type="float" office:value="36.782761638528" calcext:value-type="float">
            <text:p>36,782761638528</text:p>
          </table:table-cell>
          <table:table-cell table:formula="of:=[.L111]/[.L112]" office:value-type="float" office:value="1.0018444262019" calcext:value-type="float">
            <text:p>1,0018444262019</text:p>
          </table:table-cell>
          <table:table-cell table:formula="of:=[.M111]/[.M112]" office:value-type="float" office:value="0.997974464389606" calcext:value-type="float">
            <text:p>0,997974464389606</text:p>
          </table:table-cell>
          <table:table-cell/>
          <table:table-cell table:formula="of:= [.R$10] * EXP(-[.R$11] * ([.J112])) + [.R$12]" office:value-type="float" office:value="39.94808652348" calcext:value-type="float">
            <text:p>39,94808652348</text:p>
          </table:table-cell>
          <table:table-cell table:formula="of:=[.P112]*[.J112]*10000" office:value-type="float" office:value="472753.167524875" calcext:value-type="float">
            <text:p>472753,167524875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3]/255*100" office:value-type="float" office:value="43.921568627451" calcext:value-type="float">
            <text:p>43,921568627451</text:p>
          </table:table-cell>
          <table:table-cell office:value-type="float" office:value="6995" calcext:value-type="float">
            <text:p>69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3]-[.D113])/90" office:value-type="float" office:value="77.7222222222222" calcext:value-type="float">
            <text:p>77,7222222222222</text:p>
          </table:table-cell>
          <table:table-cell table:formula="of:=([.E113]-[.F113])" office:value-type="float" office:value="65" calcext:value-type="float">
            <text:p>65</text:p>
          </table:table-cell>
          <table:table-cell table:formula="of:=[.H113]/[.I113]" office:value-type="float" office:value="1.1957264957265" calcext:value-type="float">
            <text:p>1,1957264957265</text:p>
          </table:table-cell>
          <table:table-cell/>
          <table:table-cell table:formula="of:=[.B113]/[.J113]" office:value-type="float" office:value="36.7321195812135" calcext:value-type="float">
            <text:p>36,7321195812135</text:p>
          </table:table-cell>
          <table:table-cell table:formula="of:=[.L112]/[.L113]" office:value-type="float" office:value="1.00137868595365" calcext:value-type="float">
            <text:p>1,00137868595365</text:p>
          </table:table-cell>
          <table:table-cell table:formula="of:=[.M112]/[.M113]" office:value-type="float" office:value="1.00046509902276" calcext:value-type="float">
            <text:p>1,00046509902276</text:p>
          </table:table-cell>
          <table:table-cell/>
          <table:table-cell table:formula="of:= [.R$10] * EXP(-[.R$11] * ([.J113])) + [.R$12]" office:value-type="float" office:value="39.9480862526276" calcext:value-type="float">
            <text:p>39,9480862526276</text:p>
          </table:table-cell>
          <table:table-cell table:formula="of:=[.P113]*[.J113]*10000" office:value-type="float" office:value="477669.851858342" calcext:value-type="float">
            <text:p>477669,851858342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4]/255*100" office:value-type="float" office:value="44.3137254901961" calcext:value-type="float">
            <text:p>44,3137254901961</text:p>
          </table:table-cell>
          <table:table-cell office:value-type="float" office:value="7053" calcext:value-type="float">
            <text:p>70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4]-[.D114])/90" office:value-type="float" office:value="78.3666666666667" calcext:value-type="float">
            <text:p>78,3666666666667</text:p>
          </table:table-cell>
          <table:table-cell table:formula="of:=([.E114]-[.F114])" office:value-type="float" office:value="65" calcext:value-type="float">
            <text:p>65</text:p>
          </table:table-cell>
          <table:table-cell table:formula="of:=[.H114]/[.I114]" office:value-type="float" office:value="1.20564102564103" calcext:value-type="float">
            <text:p>1,20564102564103</text:p>
          </table:table-cell>
          <table:table-cell/>
          <table:table-cell table:formula="of:=[.B114]/[.J114]" office:value-type="float" office:value="36.7553231415918" calcext:value-type="float">
            <text:p>36,7553231415918</text:p>
          </table:table-cell>
          <table:table-cell table:formula="of:=[.L113]/[.L114]" office:value-type="float" office:value="0.999368702043811" calcext:value-type="float">
            <text:p>0,999368702043811</text:p>
          </table:table-cell>
          <table:table-cell table:formula="of:=[.M113]/[.M114]" office:value-type="float" office:value="1.00201125361014" calcext:value-type="float">
            <text:p>1,00201125361014</text:p>
          </table:table-cell>
          <table:table-cell/>
          <table:table-cell table:formula="of:= [.R$10] * EXP(-[.R$11] * ([.J114])) + [.R$12]" office:value-type="float" office:value="39.9480860698868" calcext:value-type="float">
            <text:p>39,9480860698868</text:p>
          </table:table-cell>
          <table:table-cell table:formula="of:=[.P114]*[.J114]*10000" office:value-type="float" office:value="481630.514616943" calcext:value-type="float">
            <text:p>481630,514616943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5]/255*100" office:value-type="float" office:value="44.7058823529412" calcext:value-type="float">
            <text:p>44,7058823529412</text:p>
          </table:table-cell>
          <table:table-cell office:value-type="float" office:value="7114" calcext:value-type="float">
            <text:p>71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5]-[.D115])/90" office:value-type="float" office:value="79.0444444444445" calcext:value-type="float">
            <text:p>79,0444444444445</text:p>
          </table:table-cell>
          <table:table-cell table:formula="of:=([.E115]-[.F115])" office:value-type="float" office:value="65" calcext:value-type="float">
            <text:p>65</text:p>
          </table:table-cell>
          <table:table-cell table:formula="of:=[.H115]/[.I115]" office:value-type="float" office:value="1.21606837606838" calcext:value-type="float">
            <text:p>1,21606837606838</text:p>
          </table:table-cell>
          <table:table-cell/>
          <table:table-cell table:formula="of:=[.B115]/[.J115]" office:value-type="float" office:value="36.7626387074369" calcext:value-type="float">
            <text:p>36,7626387074369</text:p>
          </table:table-cell>
          <table:table-cell table:formula="of:=[.L114]/[.L115]" office:value-type="float" office:value="0.999801005420115" calcext:value-type="float">
            <text:p>0,999801005420115</text:p>
          </table:table-cell>
          <table:table-cell table:formula="of:=[.M114]/[.M115]" office:value-type="float" office:value="0.999567610580545" calcext:value-type="float">
            <text:p>0,999567610580545</text:p>
          </table:table-cell>
          <table:table-cell/>
          <table:table-cell table:formula="of:= [.R$10] * EXP(-[.R$11] * ([.J115])) + [.R$12]" office:value-type="float" office:value="39.9480859063822" calcext:value-type="float">
            <text:p>39,9480859063822</text:p>
          </table:table-cell>
          <table:table-cell table:formula="of:=[.P115]*[.J115]*10000" office:value-type="float" office:value="485796.039552142" calcext:value-type="float">
            <text:p>485796,039552142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6]/255*100" office:value-type="float" office:value="45.0980392156863" calcext:value-type="float">
            <text:p>45,0980392156863</text:p>
          </table:table-cell>
          <table:table-cell office:value-type="float" office:value="7189" calcext:value-type="float">
            <text:p>718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6]-[.D116])/90" office:value-type="float" office:value="79.8777777777778" calcext:value-type="float">
            <text:p>79,8777777777778</text:p>
          </table:table-cell>
          <table:table-cell table:formula="of:=([.E116]-[.F116])" office:value-type="float" office:value="65" calcext:value-type="float">
            <text:p>65</text:p>
          </table:table-cell>
          <table:table-cell table:formula="of:=[.H116]/[.I116]" office:value-type="float" office:value="1.22888888888889" calcext:value-type="float">
            <text:p>1,22888888888889</text:p>
          </table:table-cell>
          <table:table-cell/>
          <table:table-cell table:formula="of:=[.B116]/[.J116]" office:value-type="float" office:value="36.6982235932348" calcext:value-type="float">
            <text:p>36,6982235932348</text:p>
          </table:table-cell>
          <table:table-cell table:formula="of:=[.L115]/[.L116]" office:value-type="float" office:value="1.00175526518439" calcext:value-type="float">
            <text:p>1,00175526518439</text:p>
          </table:table-cell>
          <table:table-cell table:formula="of:=[.M115]/[.M116]" office:value-type="float" office:value="0.998049164469414" calcext:value-type="float">
            <text:p>0,998049164469414</text:p>
          </table:table-cell>
          <table:table-cell/>
          <table:table-cell table:formula="of:= [.R$10] * EXP(-[.R$11] * ([.J116])) + [.R$12]" office:value-type="float" office:value="39.948085739187" calcext:value-type="float">
            <text:p>39,948085739187</text:p>
          </table:table-cell>
          <table:table-cell table:formula="of:=[.P116]*[.J116]*10000" office:value-type="float" office:value="490917.586972676" calcext:value-type="float">
            <text:p>490917,586972676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7]/255*100" office:value-type="float" office:value="45.4901960784314" calcext:value-type="float">
            <text:p>45,4901960784314</text:p>
          </table:table-cell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7]-[.D117])/90" office:value-type="float" office:value="80.8" calcext:value-type="float">
            <text:p>80,8</text:p>
          </table:table-cell>
          <table:table-cell table:formula="of:=([.E117]-[.F117])" office:value-type="float" office:value="65" calcext:value-type="float">
            <text:p>65</text:p>
          </table:table-cell>
          <table:table-cell table:formula="of:=[.H117]/[.I117]" office:value-type="float" office:value="1.24307692307692" calcext:value-type="float">
            <text:p>1,24307692307692</text:p>
          </table:table-cell>
          <table:table-cell/>
          <table:table-cell table:formula="of:=[.B117]/[.J117]" office:value-type="float" office:value="36.5948359541837" calcext:value-type="float">
            <text:p>36,5948359541837</text:p>
          </table:table-cell>
          <table:table-cell table:formula="of:=[.L116]/[.L117]" office:value-type="float" office:value="1.00282519750001" calcext:value-type="float">
            <text:p>1,00282519750001</text:p>
          </table:table-cell>
          <table:table-cell table:formula="of:=[.M116]/[.M117]" office:value-type="float" office:value="0.998933081938616" calcext:value-type="float">
            <text:p>0,998933081938616</text:p>
          </table:table-cell>
          <table:table-cell/>
          <table:table-cell table:formula="of:= [.R$10] * EXP(-[.R$11] * ([.J117])) + [.R$12]" office:value-type="float" office:value="39.948085589863" calcext:value-type="float">
            <text:p>39,948085589863</text:p>
          </table:table-cell>
          <table:table-cell table:formula="of:=[.P117]*[.J117]*10000" office:value-type="float" office:value="496585.433178604" calcext:value-type="float">
            <text:p>496585,433178604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8]/255*100" office:value-type="float" office:value="45.8823529411765" calcext:value-type="float">
            <text:p>45,8823529411765</text:p>
          </table:table-cell>
          <table:table-cell office:value-type="float" office:value="7326" calcext:value-type="float">
            <text:p>73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8]-[.D118])/90" office:value-type="float" office:value="81.4" calcext:value-type="float">
            <text:p>81,4</text:p>
          </table:table-cell>
          <table:table-cell table:formula="of:=([.E118]-[.F118])" office:value-type="float" office:value="65" calcext:value-type="float">
            <text:p>65</text:p>
          </table:table-cell>
          <table:table-cell table:formula="of:=[.H118]/[.I118]" office:value-type="float" office:value="1.25230769230769" calcext:value-type="float">
            <text:p>1,25230769230769</text:p>
          </table:table-cell>
          <table:table-cell/>
          <table:table-cell table:formula="of:=[.B118]/[.J118]" office:value-type="float" office:value="36.6382425205955" calcext:value-type="float">
            <text:p>36,6382425205955</text:p>
          </table:table-cell>
          <table:table-cell table:formula="of:=[.L117]/[.L118]" office:value-type="float" office:value="0.998815266141999" calcext:value-type="float">
            <text:p>0,998815266141999</text:p>
          </table:table-cell>
          <table:table-cell table:formula="of:=[.M117]/[.M118]" office:value-type="float" office:value="1.00401468769445" calcext:value-type="float">
            <text:p>1,00401468769445</text:p>
          </table:table-cell>
          <table:table-cell/>
          <table:table-cell table:formula="of:= [.R$10] * EXP(-[.R$11] * ([.J118])) + [.R$12]" office:value-type="float" office:value="39.9480855093192" calcext:value-type="float">
            <text:p>39,9480855093192</text:p>
          </table:table-cell>
          <table:table-cell table:formula="of:=[.P118]*[.J118]*10000" office:value-type="float" office:value="500272.947762859" calcext:value-type="float">
            <text:p>500272,947762859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9]/255*100" office:value-type="float" office:value="46.2745098039216" calcext:value-type="float">
            <text:p>46,2745098039216</text:p>
          </table:table-cell>
          <table:table-cell office:value-type="float" office:value="7392" calcext:value-type="float">
            <text:p>739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9]-[.D119])/90" office:value-type="float" office:value="82.1333333333333" calcext:value-type="float">
            <text:p>82,1333333333333</text:p>
          </table:table-cell>
          <table:table-cell table:formula="of:=([.E119]-[.F119])" office:value-type="float" office:value="65" calcext:value-type="float">
            <text:p>65</text:p>
          </table:table-cell>
          <table:table-cell table:formula="of:=[.H119]/[.I119]" office:value-type="float" office:value="1.26358974358974" calcext:value-type="float">
            <text:p>1,26358974358974</text:p>
          </table:table-cell>
          <table:table-cell/>
          <table:table-cell table:formula="of:=[.B119]/[.J119]" office:value-type="float" office:value="36.6214667685256" calcext:value-type="float">
            <text:p>36,6214667685256</text:p>
          </table:table-cell>
          <table:table-cell table:formula="of:=[.L118]/[.L119]" office:value-type="float" office:value="1.00045808520385" calcext:value-type="float">
            <text:p>1,00045808520385</text:p>
          </table:table-cell>
          <table:table-cell table:formula="of:=[.M118]/[.M119]" office:value-type="float" office:value="0.998357933144681" calcext:value-type="float">
            <text:p>0,998357933144681</text:p>
          </table:table-cell>
          <table:table-cell/>
          <table:table-cell table:formula="of:= [.R$10] * EXP(-[.R$11] * ([.J119])) + [.R$12]" office:value-type="float" office:value="39.948085425657" calcext:value-type="float">
            <text:p>39,948085425657</text:p>
          </table:table-cell>
          <table:table-cell table:formula="of:=[.P119]*[.J119]*10000" office:value-type="float" office:value="504779.910199071" calcext:value-type="float">
            <text:p>504779,910199071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0]/255*100" office:value-type="float" office:value="46.6666666666667" calcext:value-type="float">
            <text:p>46,6666666666667</text:p>
          </table:table-cell>
          <table:table-cell office:value-type="float" office:value="7451" calcext:value-type="float">
            <text:p>745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0]-[.D120])/90" office:value-type="float" office:value="82.7888888888889" calcext:value-type="float">
            <text:p>82,7888888888889</text:p>
          </table:table-cell>
          <table:table-cell table:formula="of:=([.E120]-[.F120])" office:value-type="float" office:value="65" calcext:value-type="float">
            <text:p>65</text:p>
          </table:table-cell>
          <table:table-cell table:formula="of:=[.H120]/[.I120]" office:value-type="float" office:value="1.27367521367521" calcext:value-type="float">
            <text:p>1,27367521367521</text:p>
          </table:table-cell>
          <table:table-cell/>
          <table:table-cell table:formula="of:=[.B120]/[.J120]" office:value-type="float" office:value="36.6393772647967" calcext:value-type="float">
            <text:p>36,6393772647967</text:p>
          </table:table-cell>
          <table:table-cell table:formula="of:=[.L119]/[.L120]" office:value-type="float" office:value="0.999511168103605" calcext:value-type="float">
            <text:p>0,999511168103605</text:p>
          </table:table-cell>
          <table:table-cell table:formula="of:=[.M119]/[.M120]" office:value-type="float" office:value="1.00094738020991" calcext:value-type="float">
            <text:p>1,00094738020991</text:p>
          </table:table-cell>
          <table:table-cell/>
          <table:table-cell table:formula="of:= [.R$10] * EXP(-[.R$11] * ([.J120])) + [.R$12]" office:value-type="float" office:value="39.9480853625725" calcext:value-type="float">
            <text:p>39,9480853625725</text:p>
          </table:table-cell>
          <table:table-cell table:formula="of:=[.P120]*[.J120]*10000" office:value-type="float" office:value="508808.861600903" calcext:value-type="float">
            <text:p>508808,861600903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1]/255*100" office:value-type="float" office:value="47.0588235294118" calcext:value-type="float">
            <text:p>47,0588235294118</text:p>
          </table:table-cell>
          <table:table-cell office:value-type="float" office:value="7532" calcext:value-type="float">
            <text:p>75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21]-[.D121])/90" office:value-type="float" office:value="83.6888888888889" calcext:value-type="float">
            <text:p>83,6888888888889</text:p>
          </table:table-cell>
          <table:table-cell table:formula="of:=([.E121]-[.F121])" office:value-type="float" office:value="65" calcext:value-type="float">
            <text:p>65</text:p>
          </table:table-cell>
          <table:table-cell table:formula="of:=[.H121]/[.I121]" office:value-type="float" office:value="1.28752136752137" calcext:value-type="float">
            <text:p>1,28752136752137</text:p>
          </table:table-cell>
          <table:table-cell/>
          <table:table-cell table:formula="of:=[.B121]/[.J121]" office:value-type="float" office:value="36.5499359595139" calcext:value-type="float">
            <text:p>36,5499359595139</text:p>
          </table:table-cell>
          <table:table-cell table:formula="of:=[.L120]/[.L121]" office:value-type="float" office:value="1.00244709882342" calcext:value-type="float">
            <text:p>1,00244709882342</text:p>
          </table:table-cell>
          <table:table-cell table:formula="of:=[.M120]/[.M121]" office:value-type="float" office:value="0.997071236254497" calcext:value-type="float">
            <text:p>0,997071236254497</text:p>
          </table:table-cell>
          <table:table-cell/>
          <table:table-cell table:formula="of:= [.R$10] * EXP(-[.R$11] * ([.J121])) + [.R$12]" office:value-type="float" office:value="39.9480852909064" calcext:value-type="float">
            <text:p>39,9480852909064</text:p>
          </table:table-cell>
          <table:table-cell table:formula="of:=[.P121]*[.J121]*10000" office:value-type="float" office:value="514340.13403608" calcext:value-type="float">
            <text:p>514340,13403608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2]/255*100" office:value-type="float" office:value="47.4509803921569" calcext:value-type="float">
            <text:p>47,4509803921569</text:p>
          </table:table-cell>
          <table:table-cell office:value-type="float" office:value="7576" calcext:value-type="float">
            <text:p>757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2]-[.D122])/90" office:value-type="float" office:value="84.1777777777778" calcext:value-type="float">
            <text:p>84,1777777777778</text:p>
          </table:table-cell>
          <table:table-cell table:formula="of:=([.E122]-[.F122])" office:value-type="float" office:value="65" calcext:value-type="float">
            <text:p>65</text:p>
          </table:table-cell>
          <table:table-cell table:formula="of:=[.H122]/[.I122]" office:value-type="float" office:value="1.29504273504274" calcext:value-type="float">
            <text:p>1,29504273504274</text:p>
          </table:table-cell>
          <table:table-cell/>
          <table:table-cell table:formula="of:=[.B122]/[.J122]" office:value-type="float" office:value="36.6404745636375" calcext:value-type="float">
            <text:p>36,6404745636375</text:p>
          </table:table-cell>
          <table:table-cell table:formula="of:=[.L121]/[.L122]" office:value-type="float" office:value="0.997529000232616" calcext:value-type="float">
            <text:p>0,997529000232616</text:p>
          </table:table-cell>
          <table:table-cell table:formula="of:=[.M121]/[.M122]" office:value-type="float" office:value="1.00493028131479" calcext:value-type="float">
            <text:p>1,00493028131479</text:p>
          </table:table-cell>
          <table:table-cell/>
          <table:table-cell table:formula="of:= [.R$10] * EXP(-[.R$11] * ([.J122])) + [.R$12]" office:value-type="float" office:value="39.948085258107" calcext:value-type="float">
            <text:p>39,948085258107</text:p>
          </table:table-cell>
          <table:table-cell table:formula="of:=[.P122]*[.J122]*10000" office:value-type="float" office:value="517344.775923792" calcext:value-type="float">
            <text:p>517344,775923792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3]/255*100" office:value-type="float" office:value="47.843137254902" calcext:value-type="float">
            <text:p>47,843137254902</text:p>
          </table:table-cell>
          <table:table-cell office:value-type="float" office:value="7644" calcext:value-type="float">
            <text:p>764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3]-[.D123])/90" office:value-type="float" office:value="84.9333333333333" calcext:value-type="float">
            <text:p>84,9333333333333</text:p>
          </table:table-cell>
          <table:table-cell table:formula="of:=([.E123]-[.F123])" office:value-type="float" office:value="65" calcext:value-type="float">
            <text:p>65</text:p>
          </table:table-cell>
          <table:table-cell table:formula="of:=[.H123]/[.I123]" office:value-type="float" office:value="1.30666666666667" calcext:value-type="float">
            <text:p>1,30666666666667</text:p>
          </table:table-cell>
          <table:table-cell/>
          <table:table-cell table:formula="of:=[.B123]/[.J123]" office:value-type="float" office:value="36.6146458583433" calcext:value-type="float">
            <text:p>36,6146458583433</text:p>
          </table:table-cell>
          <table:table-cell table:formula="of:=[.L122]/[.L123]" office:value-type="float" office:value="1.00070542004951" calcext:value-type="float">
            <text:p>1,00070542004951</text:p>
          </table:table-cell>
          <table:table-cell table:formula="of:=[.M122]/[.M123]" office:value-type="float" office:value="0.996825819313804" calcext:value-type="float">
            <text:p>0,996825819313804</text:p>
          </table:table-cell>
          <table:table-cell/>
          <table:table-cell table:formula="of:= [.R$10] * EXP(-[.R$11] * ([.J123])) + [.R$12]" office:value-type="float" office:value="39.9480852145399" calcext:value-type="float">
            <text:p>39,9480852145399</text:p>
          </table:table-cell>
          <table:table-cell table:formula="of:=[.P123]*[.J123]*10000" office:value-type="float" office:value="521988.313469988" calcext:value-type="float">
            <text:p>521988,313469988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4]/255*100" office:value-type="float" office:value="48.2352941176471" calcext:value-type="float">
            <text:p>48,2352941176471</text:p>
          </table:table-cell>
          <table:table-cell office:value-type="float" office:value="7694" calcext:value-type="float">
            <text:p>769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4]-[.D124])/90" office:value-type="float" office:value="85.4888888888889" calcext:value-type="float">
            <text:p>85,4888888888889</text:p>
          </table:table-cell>
          <table:table-cell table:formula="of:=([.E124]-[.F124])" office:value-type="float" office:value="65" calcext:value-type="float">
            <text:p>65</text:p>
          </table:table-cell>
          <table:table-cell table:formula="of:=[.H124]/[.I124]" office:value-type="float" office:value="1.31521367521368" calcext:value-type="float">
            <text:p>1,31521367521368</text:p>
          </table:table-cell>
          <table:table-cell/>
          <table:table-cell table:formula="of:=[.B124]/[.J124]" office:value-type="float" office:value="36.6748727044756" calcext:value-type="float">
            <text:p>36,6748727044756</text:p>
          </table:table-cell>
          <table:table-cell table:formula="of:=[.L123]/[.L124]" office:value-type="float" office:value="0.998357817173148" calcext:value-type="float">
            <text:p>0,998357817173148</text:p>
          </table:table-cell>
          <table:table-cell table:formula="of:=[.M123]/[.M124]" office:value-type="float" office:value="1.00235146441083" calcext:value-type="float">
            <text:p>1,00235146441083</text:p>
          </table:table-cell>
          <table:table-cell/>
          <table:table-cell table:formula="of:= [.R$10] * EXP(-[.R$11] * ([.J124])) + [.R$12]" office:value-type="float" office:value="39.9480851872708" calcext:value-type="float">
            <text:p>39,9480851872708</text:p>
          </table:table-cell>
          <table:table-cell table:formula="of:=[.P124]*[.J124]*10000" office:value-type="float" office:value="525402.679368994" calcext:value-type="float">
            <text:p>525402,679368994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5]/255*100" office:value-type="float" office:value="48.6274509803922" calcext:value-type="float">
            <text:p>48,6274509803922</text:p>
          </table:table-cell>
          <table:table-cell office:value-type="float" office:value="7759" calcext:value-type="float">
            <text:p>775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5]-[.D125])/90" office:value-type="float" office:value="86.2111111111111" calcext:value-type="float">
            <text:p>86,2111111111111</text:p>
          </table:table-cell>
          <table:table-cell table:formula="of:=([.E125]-[.F125])" office:value-type="float" office:value="65" calcext:value-type="float">
            <text:p>65</text:p>
          </table:table-cell>
          <table:table-cell table:formula="of:=[.H125]/[.I125]" office:value-type="float" office:value="1.32632478632479" calcext:value-type="float">
            <text:p>1,32632478632479</text:p>
          </table:table-cell>
          <table:table-cell/>
          <table:table-cell table:formula="of:=[.B125]/[.J125]" office:value-type="float" office:value="36.6633056109414" calcext:value-type="float">
            <text:p>36,6633056109414</text:p>
          </table:table-cell>
          <table:table-cell table:formula="of:=[.L124]/[.L125]" office:value-type="float" office:value="1.00031549510721" calcext:value-type="float">
            <text:p>1,00031549510721</text:p>
          </table:table-cell>
          <table:table-cell table:formula="of:=[.M124]/[.M125]" office:value-type="float" office:value="0.998042939508953" calcext:value-type="float">
            <text:p>0,998042939508953</text:p>
          </table:table-cell>
          <table:table-cell/>
          <table:table-cell table:formula="of:= [.R$10] * EXP(-[.R$11] * ([.J125])) + [.R$12]" office:value-type="float" office:value="39.9480851569352" calcext:value-type="float">
            <text:p>39,9480851569352</text:p>
          </table:table-cell>
          <table:table-cell table:formula="of:=[.P125]*[.J125]*10000" office:value-type="float" office:value="529841.355098565" calcext:value-type="float">
            <text:p>529841,355098565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6]/255*100" office:value-type="float" office:value="49.0196078431373" calcext:value-type="float">
            <text:p>49,0196078431373</text:p>
          </table:table-cell>
          <table:table-cell office:value-type="float" office:value="7823" calcext:value-type="float">
            <text:p>7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6]-[.D126])/90" office:value-type="float" office:value="86.9222222222222" calcext:value-type="float">
            <text:p>86,9222222222222</text:p>
          </table:table-cell>
          <table:table-cell table:formula="of:=([.E126]-[.F126])" office:value-type="float" office:value="65" calcext:value-type="float">
            <text:p>65</text:p>
          </table:table-cell>
          <table:table-cell table:formula="of:=[.H126]/[.I126]" office:value-type="float" office:value="1.33726495726496" calcext:value-type="float">
            <text:p>1,33726495726496</text:p>
          </table:table-cell>
          <table:table-cell/>
          <table:table-cell table:formula="of:=[.B126]/[.J126]" office:value-type="float" office:value="36.6566158612237" calcext:value-type="float">
            <text:p>36,6566158612237</text:p>
          </table:table-cell>
          <table:table-cell table:formula="of:=[.L125]/[.L126]" office:value-type="float" office:value="1.00018249774455" calcext:value-type="float">
            <text:p>1,00018249774455</text:p>
          </table:table-cell>
          <table:table-cell table:formula="of:=[.M125]/[.M126]" office:value-type="float" office:value="1.00013297309536" calcext:value-type="float">
            <text:p>1,00013297309536</text:p>
          </table:table-cell>
          <table:table-cell/>
          <table:table-cell table:formula="of:= [.R$10] * EXP(-[.R$11] * ([.J126])) + [.R$12]" office:value-type="float" office:value="39.9480851318718" calcext:value-type="float">
            <text:p>39,9480851318718</text:p>
          </table:table-cell>
          <table:table-cell table:formula="of:=[.P126]*[.J126]*10000" office:value-type="float" office:value="534211.743566893" calcext:value-type="float">
            <text:p>534211,743566893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7]/255*100" office:value-type="float" office:value="49.4117647058824" calcext:value-type="float">
            <text:p>49,4117647058824</text:p>
          </table:table-cell>
          <table:table-cell office:value-type="float" office:value="7906" calcext:value-type="float">
            <text:p>790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7]-[.D127])/90" office:value-type="float" office:value="87.8444444444445" calcext:value-type="float">
            <text:p>87,8444444444445</text:p>
          </table:table-cell>
          <table:table-cell table:formula="of:=([.E127]-[.F127])" office:value-type="float" office:value="65" calcext:value-type="float">
            <text:p>65</text:p>
          </table:table-cell>
          <table:table-cell table:formula="of:=[.H127]/[.I127]" office:value-type="float" office:value="1.35145299145299" calcext:value-type="float">
            <text:p>1,35145299145299</text:p>
          </table:table-cell>
          <table:table-cell/>
          <table:table-cell table:formula="of:=[.B127]/[.J127]" office:value-type="float" office:value="36.561955923275" calcext:value-type="float">
            <text:p>36,561955923275</text:p>
          </table:table-cell>
          <table:table-cell table:formula="of:=[.L126]/[.L127]" office:value-type="float" office:value="1.0025890282825" calcext:value-type="float">
            <text:p>1,0025890282825</text:p>
          </table:table-cell>
          <table:table-cell table:formula="of:=[.M126]/[.M127]" office:value-type="float" office:value="0.997599683948203" calcext:value-type="float">
            <text:p>0,997599683948203</text:p>
          </table:table-cell>
          <table:table-cell table:number-columns-repeated="2"/>
          <table:table-cell table:formula="of:=[.P127]*[.J127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8]/255*100" office:value-type="float" office:value="49.8039215686275" calcext:value-type="float">
            <text:p>49,8039215686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8]-[.D128])/90" office:value-type="float" office:value="0" calcext:value-type="float">
            <text:p>0</text:p>
          </table:table-cell>
          <table:table-cell table:formula="of:=([.E128]-[.F128])" office:value-type="float" office:value="65" calcext:value-type="float">
            <text:p>65</text:p>
          </table:table-cell>
          <table:table-cell table:formula="of:=[.H128]/[.I128]" office:value-type="float" office:value="0" calcext:value-type="float">
            <text:p>0</text:p>
          </table:table-cell>
          <table:table-cell table:number-columns-repeated="6"/>
          <table:table-cell table:formula="of:=[.P128]*[.J128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9]/255*100" office:value-type="float" office:value="50.1960784313726" calcext:value-type="float">
            <text:p>50,1960784313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9]-[.D129])/90" office:value-type="float" office:value="0" calcext:value-type="float">
            <text:p>0</text:p>
          </table:table-cell>
          <table:table-cell table:formula="of:=([.E129]-[.F129])" office:value-type="float" office:value="65" calcext:value-type="float">
            <text:p>65</text:p>
          </table:table-cell>
          <table:table-cell table:formula="of:=[.H129]/[.I129]" office:value-type="float" office:value="0" calcext:value-type="float">
            <text:p>0</text:p>
          </table:table-cell>
          <table:table-cell table:number-columns-repeated="6"/>
          <table:table-cell table:formula="of:=[.P129]*[.J129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0]/255*100" office:value-type="float" office:value="50.5882352941176" calcext:value-type="float">
            <text:p>50,5882352941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0]-[.D130])/90" office:value-type="float" office:value="0" calcext:value-type="float">
            <text:p>0</text:p>
          </table:table-cell>
          <table:table-cell table:formula="of:=([.E130]-[.F130])" office:value-type="float" office:value="65" calcext:value-type="float">
            <text:p>65</text:p>
          </table:table-cell>
          <table:table-cell table:formula="of:=[.H130]/[.I130]" office:value-type="float" office:value="0" calcext:value-type="float">
            <text:p>0</text:p>
          </table:table-cell>
          <table:table-cell table:number-columns-repeated="6"/>
          <table:table-cell table:formula="of:=[.P130]*[.J130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1]/255*100" office:value-type="float" office:value="50.9803921568627" calcext:value-type="float">
            <text:p>50,9803921568627</text:p>
          </table:table-cell>
          <table:table-cell office:value-type="float" office:value="7937" calcext:value-type="float">
            <text:p>79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31]-[.D131])/90" office:value-type="float" office:value="88.1888888888889" calcext:value-type="float">
            <text:p>88,1888888888889</text:p>
          </table:table-cell>
          <table:table-cell table:formula="of:=([.E131]-[.F131])" office:value-type="float" office:value="65" calcext:value-type="float">
            <text:p>65</text:p>
          </table:table-cell>
          <table:table-cell table:formula="of:=[.H131]/[.I131]" office:value-type="float" office:value="1.35675213675214" calcext:value-type="float">
            <text:p>1,35675213675214</text:p>
          </table:table-cell>
          <table:table-cell/>
          <table:table-cell table:formula="of:=[.B131]/[.J131]" office:value-type="float" office:value="37.5753173891454" calcext:value-type="float">
            <text:p>37,5753173891454</text:p>
          </table:table-cell>
          <table:table-cell table:formula="of:=[.L127]/[.L131]" office:value-type="float" office:value="0.973031193446068" calcext:value-type="float">
            <text:p>0,973031193446068</text:p>
          </table:table-cell>
          <table:table-cell table:formula="of:=[.M127]/[.M131]" office:value-type="float" office:value="1.03037706810996" calcext:value-type="float">
            <text:p>1,03037706810996</text:p>
          </table:table-cell>
          <table:table-cell table:number-columns-repeated="2"/>
          <table:table-cell table:formula="of:=[.P131]*[.J131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2]/255*100" office:value-type="float" office:value="51.3725490196078" calcext:value-type="float">
            <text:p>51,3725490196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2]-[.D132])/90" office:value-type="float" office:value="0" calcext:value-type="float">
            <text:p>0</text:p>
          </table:table-cell>
          <table:table-cell table:formula="of:=([.E132]-[.F132])" office:value-type="float" office:value="65" calcext:value-type="float">
            <text:p>65</text:p>
          </table:table-cell>
          <table:table-cell table:formula="of:=[.H132]/[.I132]" office:value-type="float" office:value="0" calcext:value-type="float">
            <text:p>0</text:p>
          </table:table-cell>
          <table:table-cell table:number-columns-repeated="6"/>
          <table:table-cell table:formula="of:=[.P132]*[.J132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3]/255*100" office:value-type="float" office:value="51.764705882353" calcext:value-type="float">
            <text:p>51,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3]-[.D133])/90" office:value-type="float" office:value="0" calcext:value-type="float">
            <text:p>0</text:p>
          </table:table-cell>
          <table:table-cell table:formula="of:=([.E133]-[.F133])" office:value-type="float" office:value="65" calcext:value-type="float">
            <text:p>65</text:p>
          </table:table-cell>
          <table:table-cell table:formula="of:=[.H133]/[.I133]" office:value-type="float" office:value="0" calcext:value-type="float">
            <text:p>0</text:p>
          </table:table-cell>
          <table:table-cell table:number-columns-repeated="6"/>
          <table:table-cell table:formula="of:=[.P133]*[.J133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4]/255*100" office:value-type="float" office:value="52.156862745098" calcext:value-type="float">
            <text:p>5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4]-[.D134])/90" office:value-type="float" office:value="0" calcext:value-type="float">
            <text:p>0</text:p>
          </table:table-cell>
          <table:table-cell table:formula="of:=([.E134]-[.F134])" office:value-type="float" office:value="65" calcext:value-type="float">
            <text:p>65</text:p>
          </table:table-cell>
          <table:table-cell table:formula="of:=[.H134]/[.I134]" office:value-type="float" office:value="0" calcext:value-type="float">
            <text:p>0</text:p>
          </table:table-cell>
          <table:table-cell table:number-columns-repeated="6"/>
          <table:table-cell table:formula="of:=[.P134]*[.J134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5]/255*100" office:value-type="float" office:value="52.5490196078431" calcext:value-type="float">
            <text:p>5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5]-[.D135])/90" office:value-type="float" office:value="0" calcext:value-type="float">
            <text:p>0</text:p>
          </table:table-cell>
          <table:table-cell table:formula="of:=([.E135]-[.F135])" office:value-type="float" office:value="65" calcext:value-type="float">
            <text:p>65</text:p>
          </table:table-cell>
          <table:table-cell table:formula="of:=[.H135]/[.I135]" office:value-type="float" office:value="0" calcext:value-type="float">
            <text:p>0</text:p>
          </table:table-cell>
          <table:table-cell table:number-columns-repeated="6"/>
          <table:table-cell table:formula="of:=[.P135]*[.J135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6]/255*100" office:value-type="float" office:value="52.9411764705882" calcext:value-type="float">
            <text:p>5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6]-[.D136])/90" office:value-type="float" office:value="0" calcext:value-type="float">
            <text:p>0</text:p>
          </table:table-cell>
          <table:table-cell table:formula="of:=([.E136]-[.F136])" office:value-type="float" office:value="65" calcext:value-type="float">
            <text:p>65</text:p>
          </table:table-cell>
          <table:table-cell table:formula="of:=[.H136]/[.I136]" office:value-type="float" office:value="0" calcext:value-type="float">
            <text:p>0</text:p>
          </table:table-cell>
          <table:table-cell table:number-columns-repeated="6"/>
          <table:table-cell table:formula="of:=[.P136]*[.J136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7]/255*100" office:value-type="float" office:value="53.3333333333333" calcext:value-type="float">
            <text:p>5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7]-[.D137])/90" office:value-type="float" office:value="0" calcext:value-type="float">
            <text:p>0</text:p>
          </table:table-cell>
          <table:table-cell table:formula="of:=([.E137]-[.F137])" office:value-type="float" office:value="65" calcext:value-type="float">
            <text:p>65</text:p>
          </table:table-cell>
          <table:table-cell table:formula="of:=[.H137]/[.I137]" office:value-type="float" office:value="0" calcext:value-type="float">
            <text:p>0</text:p>
          </table:table-cell>
          <table:table-cell table:number-columns-repeated="6"/>
          <table:table-cell table:formula="of:=[.P137]*[.J137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8]/255*100" office:value-type="float" office:value="53.7254901960784" calcext:value-type="float">
            <text:p>5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8]-[.D138])/90" office:value-type="float" office:value="0" calcext:value-type="float">
            <text:p>0</text:p>
          </table:table-cell>
          <table:table-cell table:formula="of:=([.E138]-[.F138])" office:value-type="float" office:value="65" calcext:value-type="float">
            <text:p>65</text:p>
          </table:table-cell>
          <table:table-cell table:formula="of:=[.H138]/[.I138]" office:value-type="float" office:value="0" calcext:value-type="float">
            <text:p>0</text:p>
          </table:table-cell>
          <table:table-cell table:number-columns-repeated="6"/>
          <table:table-cell table:formula="of:=[.P138]*[.J138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9]/255*100" office:value-type="float" office:value="54.1176470588235" calcext:value-type="float">
            <text:p>5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9]-[.D139])/90" office:value-type="float" office:value="0" calcext:value-type="float">
            <text:p>0</text:p>
          </table:table-cell>
          <table:table-cell table:formula="of:=([.E139]-[.F139])" office:value-type="float" office:value="65" calcext:value-type="float">
            <text:p>65</text:p>
          </table:table-cell>
          <table:table-cell table:formula="of:=[.H139]/[.I139]" office:value-type="float" office:value="0" calcext:value-type="float">
            <text:p>0</text:p>
          </table:table-cell>
          <table:table-cell table:number-columns-repeated="6"/>
          <table:table-cell table:formula="of:=[.P139]*[.J139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0]/255*100" office:value-type="float" office:value="54.5098039215686" calcext:value-type="float">
            <text:p>54,5098039215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0]-[.D140])/90" office:value-type="float" office:value="0" calcext:value-type="float">
            <text:p>0</text:p>
          </table:table-cell>
          <table:table-cell table:formula="of:=([.E140]-[.F140])" office:value-type="float" office:value="65" calcext:value-type="float">
            <text:p>65</text:p>
          </table:table-cell>
          <table:table-cell table:formula="of:=[.H140]/[.I140]" office:value-type="float" office:value="0" calcext:value-type="float">
            <text:p>0</text:p>
          </table:table-cell>
          <table:table-cell table:number-columns-repeated="6"/>
          <table:table-cell table:formula="of:=[.P140]*[.J140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1]/255*100" office:value-type="float" office:value="54.9019607843137" calcext:value-type="float">
            <text:p>54,9019607843137</text:p>
          </table:table-cell>
          <table:table-cell office:value-type="float" office:value="8591" calcext:value-type="float">
            <text:p>85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41]-[.D141])/90" office:value-type="float" office:value="95.4555555555556" calcext:value-type="float">
            <text:p>95,4555555555556</text:p>
          </table:table-cell>
          <table:table-cell table:formula="of:=([.E141]-[.F141])" office:value-type="float" office:value="65" calcext:value-type="float">
            <text:p>65</text:p>
          </table:table-cell>
          <table:table-cell table:formula="of:=[.H141]/[.I141]" office:value-type="float" office:value="1.46854700854701" calcext:value-type="float">
            <text:p>1,46854700854701</text:p>
          </table:table-cell>
          <table:table-cell/>
          <table:table-cell table:formula="of:=[.B141]/[.J141]" office:value-type="float" office:value="37.3852253041829" calcext:value-type="float">
            <text:p>37,3852253041829</text:p>
          </table:table-cell>
          <table:table-cell table:formula="of:=[.L131]/[.L141]" office:value-type="float" office:value="1.00508468474955" calcext:value-type="float">
            <text:p>1,00508468474955</text:p>
          </table:table-cell>
          <table:table-cell table:formula="of:=[.M131]/[.M141]" office:value-type="float" office:value="0.96810866607577" calcext:value-type="float">
            <text:p>0,96810866607577</text:p>
          </table:table-cell>
          <table:table-cell table:number-columns-repeated="2"/>
          <table:table-cell table:formula="of:=[.P141]*[.J141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2]/255*100" office:value-type="float" office:value="55.2941176470588" calcext:value-type="float">
            <text:p>5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2]-[.D142])/90" office:value-type="float" office:value="0" calcext:value-type="float">
            <text:p>0</text:p>
          </table:table-cell>
          <table:table-cell table:formula="of:=([.E142]-[.F142])" office:value-type="float" office:value="65" calcext:value-type="float">
            <text:p>65</text:p>
          </table:table-cell>
          <table:table-cell table:formula="of:=[.H142]/[.I142]" office:value-type="float" office:value="0" calcext:value-type="float">
            <text:p>0</text:p>
          </table:table-cell>
          <table:table-cell table:number-columns-repeated="6"/>
          <table:table-cell table:formula="of:=[.P142]*[.J142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3]/255*100" office:value-type="float" office:value="55.6862745098039" calcext:value-type="float">
            <text:p>5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3]-[.D143])/90" office:value-type="float" office:value="0" calcext:value-type="float">
            <text:p>0</text:p>
          </table:table-cell>
          <table:table-cell table:formula="of:=([.E143]-[.F143])" office:value-type="float" office:value="65" calcext:value-type="float">
            <text:p>65</text:p>
          </table:table-cell>
          <table:table-cell table:formula="of:=[.H143]/[.I143]" office:value-type="float" office:value="0" calcext:value-type="float">
            <text:p>0</text:p>
          </table:table-cell>
          <table:table-cell table:number-columns-repeated="6"/>
          <table:table-cell table:formula="of:=[.P143]*[.J143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4]/255*100" office:value-type="float" office:value="56.078431372549" calcext:value-type="float">
            <text:p>5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4]-[.D144])/90" office:value-type="float" office:value="0" calcext:value-type="float">
            <text:p>0</text:p>
          </table:table-cell>
          <table:table-cell table:formula="of:=([.E144]-[.F144])" office:value-type="float" office:value="65" calcext:value-type="float">
            <text:p>65</text:p>
          </table:table-cell>
          <table:table-cell table:formula="of:=[.H144]/[.I144]" office:value-type="float" office:value="0" calcext:value-type="float">
            <text:p>0</text:p>
          </table:table-cell>
          <table:table-cell table:number-columns-repeated="6"/>
          <table:table-cell table:formula="of:=[.P144]*[.J144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5]/255*100" office:value-type="float" office:value="56.4705882352941" calcext:value-type="float">
            <text:p>5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5]-[.D145])/90" office:value-type="float" office:value="0" calcext:value-type="float">
            <text:p>0</text:p>
          </table:table-cell>
          <table:table-cell table:formula="of:=([.E145]-[.F145])" office:value-type="float" office:value="65" calcext:value-type="float">
            <text:p>65</text:p>
          </table:table-cell>
          <table:table-cell table:formula="of:=[.H145]/[.I145]" office:value-type="float" office:value="0" calcext:value-type="float">
            <text:p>0</text:p>
          </table:table-cell>
          <table:table-cell table:number-columns-repeated="6"/>
          <table:table-cell table:formula="of:=[.P145]*[.J145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6]/255*100" office:value-type="float" office:value="56.8627450980392" calcext:value-type="float">
            <text:p>5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6]-[.D146])/90" office:value-type="float" office:value="0" calcext:value-type="float">
            <text:p>0</text:p>
          </table:table-cell>
          <table:table-cell table:formula="of:=([.E146]-[.F146])" office:value-type="float" office:value="65" calcext:value-type="float">
            <text:p>65</text:p>
          </table:table-cell>
          <table:table-cell table:formula="of:=[.H146]/[.I146]" office:value-type="float" office:value="0" calcext:value-type="float">
            <text:p>0</text:p>
          </table:table-cell>
          <table:table-cell table:number-columns-repeated="6"/>
          <table:table-cell table:formula="of:=[.P146]*[.J146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7]/255*100" office:value-type="float" office:value="57.2549019607843" calcext:value-type="float">
            <text:p>5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7]-[.D147])/90" office:value-type="float" office:value="0" calcext:value-type="float">
            <text:p>0</text:p>
          </table:table-cell>
          <table:table-cell table:formula="of:=([.E147]-[.F147])" office:value-type="float" office:value="65" calcext:value-type="float">
            <text:p>65</text:p>
          </table:table-cell>
          <table:table-cell table:formula="of:=[.H147]/[.I147]" office:value-type="float" office:value="0" calcext:value-type="float">
            <text:p>0</text:p>
          </table:table-cell>
          <table:table-cell table:number-columns-repeated="6"/>
          <table:table-cell table:formula="of:=[.P147]*[.J147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8]/255*100" office:value-type="float" office:value="57.6470588235294" calcext:value-type="float">
            <text:p>5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8]-[.D148])/90" office:value-type="float" office:value="0" calcext:value-type="float">
            <text:p>0</text:p>
          </table:table-cell>
          <table:table-cell table:formula="of:=([.E148]-[.F148])" office:value-type="float" office:value="65" calcext:value-type="float">
            <text:p>65</text:p>
          </table:table-cell>
          <table:table-cell table:formula="of:=[.H148]/[.I148]" office:value-type="float" office:value="0" calcext:value-type="float">
            <text:p>0</text:p>
          </table:table-cell>
          <table:table-cell table:number-columns-repeated="6"/>
          <table:table-cell table:formula="of:=[.P148]*[.J148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9]/255*100" office:value-type="float" office:value="58.0392156862745" calcext:value-type="float">
            <text:p>5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9]-[.D149])/90" office:value-type="float" office:value="0" calcext:value-type="float">
            <text:p>0</text:p>
          </table:table-cell>
          <table:table-cell table:formula="of:=([.E149]-[.F149])" office:value-type="float" office:value="65" calcext:value-type="float">
            <text:p>65</text:p>
          </table:table-cell>
          <table:table-cell table:formula="of:=[.H149]/[.I149]" office:value-type="float" office:value="0" calcext:value-type="float">
            <text:p>0</text:p>
          </table:table-cell>
          <table:table-cell table:number-columns-repeated="6"/>
          <table:table-cell table:formula="of:=[.P149]*[.J149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0]/255*100" office:value-type="float" office:value="58.4313725490196" calcext:value-type="float">
            <text:p>5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0]-[.D150])/90" office:value-type="float" office:value="0" calcext:value-type="float">
            <text:p>0</text:p>
          </table:table-cell>
          <table:table-cell table:formula="of:=([.E150]-[.F150])" office:value-type="float" office:value="65" calcext:value-type="float">
            <text:p>65</text:p>
          </table:table-cell>
          <table:table-cell table:formula="of:=[.H150]/[.I150]" office:value-type="float" office:value="0" calcext:value-type="float">
            <text:p>0</text:p>
          </table:table-cell>
          <table:table-cell table:number-columns-repeated="6"/>
          <table:table-cell table:formula="of:=[.P150]*[.J150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1]/255*100" office:value-type="float" office:value="58.8235294117647" calcext:value-type="float">
            <text:p>58,8235294117647</text:p>
          </table:table-cell>
          <table:table-cell office:value-type="float" office:value="9331" calcext:value-type="float">
            <text:p>93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51]-[.D151])/90" office:value-type="float" office:value="103.677777777778" calcext:value-type="float">
            <text:p>103,677777777778</text:p>
          </table:table-cell>
          <table:table-cell table:formula="of:=([.E151]-[.F151])" office:value-type="float" office:value="65" calcext:value-type="float">
            <text:p>65</text:p>
          </table:table-cell>
          <table:table-cell table:formula="of:=[.H151]/[.I151]" office:value-type="float" office:value="1.59504273504274" calcext:value-type="float">
            <text:p>1,59504273504274</text:p>
          </table:table-cell>
          <table:table-cell/>
          <table:table-cell table:formula="of:=[.B151]/[.J151]" office:value-type="float" office:value="36.8789676410699" calcext:value-type="float">
            <text:p>36,8789676410699</text:p>
          </table:table-cell>
          <table:table-cell table:formula="of:=[.L141]/[.L151]" office:value-type="float" office:value="1.01372754432934" calcext:value-type="float">
            <text:p>1,01372754432934</text:p>
          </table:table-cell>
          <table:table-cell table:formula="of:=[.M141]/[.M151]" office:value-type="float" office:value="0.99147417900585" calcext:value-type="float">
            <text:p>0,99147417900585</text:p>
          </table:table-cell>
          <table:table-cell table:number-columns-repeated="2"/>
          <table:table-cell table:formula="of:=[.P151]*[.J151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2]/255*100" office:value-type="float" office:value="59.2156862745098" calcext:value-type="float">
            <text:p>5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2]-[.D152])/90" office:value-type="float" office:value="0" calcext:value-type="float">
            <text:p>0</text:p>
          </table:table-cell>
          <table:table-cell table:formula="of:=([.E152]-[.F152])" office:value-type="float" office:value="65" calcext:value-type="float">
            <text:p>65</text:p>
          </table:table-cell>
          <table:table-cell table:formula="of:=[.H152]/[.I152]" office:value-type="float" office:value="0" calcext:value-type="float">
            <text:p>0</text:p>
          </table:table-cell>
          <table:table-cell table:number-columns-repeated="6"/>
          <table:table-cell table:formula="of:=[.P152]*[.J152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3]/255*100" office:value-type="float" office:value="59.6078431372549" calcext:value-type="float">
            <text:p>5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3]-[.D153])/90" office:value-type="float" office:value="0" calcext:value-type="float">
            <text:p>0</text:p>
          </table:table-cell>
          <table:table-cell table:formula="of:=([.E153]-[.F153])" office:value-type="float" office:value="65" calcext:value-type="float">
            <text:p>65</text:p>
          </table:table-cell>
          <table:table-cell table:formula="of:=[.H153]/[.I153]" office:value-type="float" office:value="0" calcext:value-type="float">
            <text:p>0</text:p>
          </table:table-cell>
          <table:table-cell table:number-columns-repeated="6"/>
          <table:table-cell table:formula="of:=[.P153]*[.J153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4]/255*100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4]-[.D154])/90" office:value-type="float" office:value="0" calcext:value-type="float">
            <text:p>0</text:p>
          </table:table-cell>
          <table:table-cell table:formula="of:=([.E154]-[.F154])" office:value-type="float" office:value="65" calcext:value-type="float">
            <text:p>65</text:p>
          </table:table-cell>
          <table:table-cell table:formula="of:=[.H154]/[.I154]" office:value-type="float" office:value="0" calcext:value-type="float">
            <text:p>0</text:p>
          </table:table-cell>
          <table:table-cell table:number-columns-repeated="6"/>
          <table:table-cell table:formula="of:=[.P154]*[.J154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5]/255*100" office:value-type="float" office:value="60.3921568627451" calcext:value-type="float">
            <text:p>60,3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5]-[.D155])/90" office:value-type="float" office:value="0" calcext:value-type="float">
            <text:p>0</text:p>
          </table:table-cell>
          <table:table-cell table:formula="of:=([.E155]-[.F155])" office:value-type="float" office:value="65" calcext:value-type="float">
            <text:p>65</text:p>
          </table:table-cell>
          <table:table-cell table:formula="of:=[.H155]/[.I155]" office:value-type="float" office:value="0" calcext:value-type="float">
            <text:p>0</text:p>
          </table:table-cell>
          <table:table-cell table:number-columns-repeated="6"/>
          <table:table-cell table:formula="of:=[.P155]*[.J155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6]/255*100" office:value-type="float" office:value="60.7843137254902" calcext:value-type="float">
            <text:p>60,7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6]-[.D156])/90" office:value-type="float" office:value="0" calcext:value-type="float">
            <text:p>0</text:p>
          </table:table-cell>
          <table:table-cell table:formula="of:=([.E156]-[.F156])" office:value-type="float" office:value="65" calcext:value-type="float">
            <text:p>65</text:p>
          </table:table-cell>
          <table:table-cell table:formula="of:=[.H156]/[.I156]" office:value-type="float" office:value="0" calcext:value-type="float">
            <text:p>0</text:p>
          </table:table-cell>
          <table:table-cell table:number-columns-repeated="6"/>
          <table:table-cell table:formula="of:=[.P156]*[.J156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7]/255*100" office:value-type="float" office:value="61.1764705882353" calcext:value-type="float">
            <text:p>61,1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7]-[.D157])/90" office:value-type="float" office:value="0" calcext:value-type="float">
            <text:p>0</text:p>
          </table:table-cell>
          <table:table-cell table:formula="of:=([.E157]-[.F157])" office:value-type="float" office:value="65" calcext:value-type="float">
            <text:p>65</text:p>
          </table:table-cell>
          <table:table-cell table:formula="of:=[.H157]/[.I157]" office:value-type="float" office:value="0" calcext:value-type="float">
            <text:p>0</text:p>
          </table:table-cell>
          <table:table-cell table:number-columns-repeated="6"/>
          <table:table-cell table:formula="of:=[.P157]*[.J157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8]/255*100" office:value-type="float" office:value="61.5686274509804" calcext:value-type="float">
            <text:p>61,568627450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8]-[.D158])/90" office:value-type="float" office:value="0" calcext:value-type="float">
            <text:p>0</text:p>
          </table:table-cell>
          <table:table-cell table:formula="of:=([.E158]-[.F158])" office:value-type="float" office:value="65" calcext:value-type="float">
            <text:p>65</text:p>
          </table:table-cell>
          <table:table-cell table:formula="of:=[.H158]/[.I158]" office:value-type="float" office:value="0" calcext:value-type="float">
            <text:p>0</text:p>
          </table:table-cell>
          <table:table-cell table:number-columns-repeated="6"/>
          <table:table-cell table:formula="of:=[.P158]*[.J158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59]/255*100" office:value-type="float" office:value="61.9607843137255" calcext:value-type="float">
            <text:p>61,9607843137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9]-[.D159])/90" office:value-type="float" office:value="0" calcext:value-type="float">
            <text:p>0</text:p>
          </table:table-cell>
          <table:table-cell table:formula="of:=([.E159]-[.F159])" office:value-type="float" office:value="65" calcext:value-type="float">
            <text:p>65</text:p>
          </table:table-cell>
          <table:table-cell table:formula="of:=[.H159]/[.I159]" office:value-type="float" office:value="0" calcext:value-type="float">
            <text:p>0</text:p>
          </table:table-cell>
          <table:table-cell table:number-columns-repeated="6"/>
          <table:table-cell table:formula="of:=[.P159]*[.J159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0]/255*100" office:value-type="float" office:value="62.3529411764706" calcext:value-type="float">
            <text:p>62,3529411764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0]-[.D160])/90" office:value-type="float" office:value="0" calcext:value-type="float">
            <text:p>0</text:p>
          </table:table-cell>
          <table:table-cell table:formula="of:=([.E160]-[.F160])" office:value-type="float" office:value="65" calcext:value-type="float">
            <text:p>65</text:p>
          </table:table-cell>
          <table:table-cell table:formula="of:=[.H160]/[.I160]" office:value-type="float" office:value="0" calcext:value-type="float">
            <text:p>0</text:p>
          </table:table-cell>
          <table:table-cell table:number-columns-repeated="6"/>
          <table:table-cell table:formula="of:=[.P160]*[.J160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1]/255*100" office:value-type="float" office:value="62.7450980392157" calcext:value-type="float">
            <text:p>62,7450980392157</text:p>
          </table:table-cell>
          <table:table-cell office:value-type="float" office:value="10018" calcext:value-type="float">
            <text:p>100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61]-[.D161])/90" office:value-type="float" office:value="111.311111111111" calcext:value-type="float">
            <text:p>111,311111111111</text:p>
          </table:table-cell>
          <table:table-cell table:formula="of:=([.E161]-[.F161])" office:value-type="float" office:value="65" calcext:value-type="float">
            <text:p>65</text:p>
          </table:table-cell>
          <table:table-cell table:formula="of:=[.H161]/[.I161]" office:value-type="float" office:value="1.71247863247863" calcext:value-type="float">
            <text:p>1,71247863247863</text:p>
          </table:table-cell>
          <table:table-cell/>
          <table:table-cell table:formula="of:=[.B161]/[.J161]" office:value-type="float" office:value="36.6399304780806" calcext:value-type="float">
            <text:p>36,6399304780806</text:p>
          </table:table-cell>
          <table:table-cell table:formula="of:=[.L151]/[.L161]" office:value-type="float" office:value="1.00652395241668" calcext:value-type="float">
            <text:p>1,00652395241668</text:p>
          </table:table-cell>
          <table:table-cell table:formula="of:=[.M151]/[.M161]" office:value-type="float" office:value="1.00715690063348" calcext:value-type="float">
            <text:p>1,00715690063348</text:p>
          </table:table-cell>
          <table:table-cell table:number-columns-repeated="2"/>
          <table:table-cell table:formula="of:=[.P161]*[.J161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2]/255*100" office:value-type="float" office:value="63.1372549019608" calcext:value-type="float">
            <text:p>63,13725490196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2]-[.D162])/90" office:value-type="float" office:value="0" calcext:value-type="float">
            <text:p>0</text:p>
          </table:table-cell>
          <table:table-cell table:formula="of:=([.E162]-[.F162])" office:value-type="float" office:value="65" calcext:value-type="float">
            <text:p>65</text:p>
          </table:table-cell>
          <table:table-cell table:formula="of:=[.H162]/[.I162]" office:value-type="float" office:value="0" calcext:value-type="float">
            <text:p>0</text:p>
          </table:table-cell>
          <table:table-cell table:number-columns-repeated="6"/>
          <table:table-cell table:formula="of:=[.P162]*[.J162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3]/255*100" office:value-type="float" office:value="63.5294117647059" calcext:value-type="float">
            <text:p>63,529411764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3]-[.D163])/90" office:value-type="float" office:value="0" calcext:value-type="float">
            <text:p>0</text:p>
          </table:table-cell>
          <table:table-cell table:formula="of:=([.E163]-[.F163])" office:value-type="float" office:value="65" calcext:value-type="float">
            <text:p>65</text:p>
          </table:table-cell>
          <table:table-cell table:formula="of:=[.H163]/[.I163]" office:value-type="float" office:value="0" calcext:value-type="float">
            <text:p>0</text:p>
          </table:table-cell>
          <table:table-cell table:number-columns-repeated="6"/>
          <table:table-cell table:formula="of:=[.P163]*[.J163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4]/255*100" office:value-type="float" office:value="63.921568627451" calcext:value-type="float">
            <text:p>63,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4]-[.D164])/90" office:value-type="float" office:value="0" calcext:value-type="float">
            <text:p>0</text:p>
          </table:table-cell>
          <table:table-cell table:formula="of:=([.E164]-[.F164])" office:value-type="float" office:value="65" calcext:value-type="float">
            <text:p>65</text:p>
          </table:table-cell>
          <table:table-cell table:formula="of:=[.H164]/[.I164]" office:value-type="float" office:value="0" calcext:value-type="float">
            <text:p>0</text:p>
          </table:table-cell>
          <table:table-cell table:number-columns-repeated="6"/>
          <table:table-cell table:formula="of:=[.P164]*[.J164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5]/255*100" office:value-type="float" office:value="64.3137254901961" calcext:value-type="float">
            <text:p>64,313725490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5]-[.D165])/90" office:value-type="float" office:value="0" calcext:value-type="float">
            <text:p>0</text:p>
          </table:table-cell>
          <table:table-cell table:formula="of:=([.E165]-[.F165])" office:value-type="float" office:value="65" calcext:value-type="float">
            <text:p>65</text:p>
          </table:table-cell>
          <table:table-cell table:formula="of:=[.H165]/[.I165]" office:value-type="float" office:value="0" calcext:value-type="float">
            <text:p>0</text:p>
          </table:table-cell>
          <table:table-cell table:number-columns-repeated="6"/>
          <table:table-cell table:formula="of:=[.P165]*[.J165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6]/255*100" office:value-type="float" office:value="64.7058823529412" calcext:value-type="float">
            <text:p>64,7058823529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6]-[.D166])/90" office:value-type="float" office:value="0" calcext:value-type="float">
            <text:p>0</text:p>
          </table:table-cell>
          <table:table-cell table:formula="of:=([.E166]-[.F166])" office:value-type="float" office:value="65" calcext:value-type="float">
            <text:p>65</text:p>
          </table:table-cell>
          <table:table-cell table:formula="of:=[.H166]/[.I166]" office:value-type="float" office:value="0" calcext:value-type="float">
            <text:p>0</text:p>
          </table:table-cell>
          <table:table-cell table:number-columns-repeated="6"/>
          <table:table-cell table:formula="of:=[.P166]*[.J166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7]/255*100" office:value-type="float" office:value="65.0980392156863" calcext:value-type="float">
            <text:p>65,0980392156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7]-[.D167])/90" office:value-type="float" office:value="0" calcext:value-type="float">
            <text:p>0</text:p>
          </table:table-cell>
          <table:table-cell table:formula="of:=([.E167]-[.F167])" office:value-type="float" office:value="65" calcext:value-type="float">
            <text:p>65</text:p>
          </table:table-cell>
          <table:table-cell table:formula="of:=[.H167]/[.I167]" office:value-type="float" office:value="0" calcext:value-type="float">
            <text:p>0</text:p>
          </table:table-cell>
          <table:table-cell table:number-columns-repeated="6"/>
          <table:table-cell table:formula="of:=[.P167]*[.J167]*1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8]/255*100" office:value-type="float" office:value="65.4901960784314" calcext:value-type="float">
            <text:p>65,4901960784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8]-[.D168])/90" office:value-type="float" office:value="0" calcext:value-type="float">
            <text:p>0</text:p>
          </table:table-cell>
          <table:table-cell table:formula="of:=([.E168]-[.F168])" office:value-type="float" office:value="65" calcext:value-type="float">
            <text:p>65</text:p>
          </table:table-cell>
          <table:table-cell table:formula="of:=[.H168]/[.I168]" office:value-type="float" office:value="0" calcext:value-type="float">
            <text:p>0</text:p>
          </table:table-cell>
          <table:table-cell table:number-columns-repeated="6"/>
          <table:table-cell table:formula="of:=[.P168]*[.J168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69]/255*100" office:value-type="float" office:value="65.8823529411765" calcext:value-type="float">
            <text:p>65,8823529411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9]-[.D169])/90" office:value-type="float" office:value="0" calcext:value-type="float">
            <text:p>0</text:p>
          </table:table-cell>
          <table:table-cell table:formula="of:=([.E169]-[.F169])" office:value-type="float" office:value="65" calcext:value-type="float">
            <text:p>65</text:p>
          </table:table-cell>
          <table:table-cell table:formula="of:=[.H169]/[.I169]" office:value-type="float" office:value="0" calcext:value-type="float">
            <text:p>0</text:p>
          </table:table-cell>
          <table:table-cell table:number-columns-repeated="6"/>
          <table:table-cell table:formula="of:=[.P169]*[.J169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0]/255*100" office:value-type="float" office:value="66.2745098039216" calcext:value-type="float">
            <text:p>66,2745098039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0]-[.D170])/90" office:value-type="float" office:value="0" calcext:value-type="float">
            <text:p>0</text:p>
          </table:table-cell>
          <table:table-cell table:formula="of:=([.E170]-[.F170])" office:value-type="float" office:value="65" calcext:value-type="float">
            <text:p>65</text:p>
          </table:table-cell>
          <table:table-cell table:formula="of:=[.H170]/[.I170]" office:value-type="float" office:value="0" calcext:value-type="float">
            <text:p>0</text:p>
          </table:table-cell>
          <table:table-cell table:number-columns-repeated="6"/>
          <table:table-cell table:formula="of:=[.P170]*[.J170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1]/255*100" office:value-type="float" office:value="66.6666666666667" calcext:value-type="float">
            <text:p>66,6666666666667</text:p>
          </table:table-cell>
          <table:table-cell office:value-type="float" office:value="10728" calcext:value-type="float">
            <text:p>1072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71]-[.D171])/90" office:value-type="float" office:value="119.2" calcext:value-type="float">
            <text:p>119,2</text:p>
          </table:table-cell>
          <table:table-cell table:formula="of:=([.E171]-[.F171])" office:value-type="float" office:value="65" calcext:value-type="float">
            <text:p>65</text:p>
          </table:table-cell>
          <table:table-cell table:formula="of:=[.H171]/[.I171]" office:value-type="float" office:value="1.83384615384615" calcext:value-type="float">
            <text:p>1,83384615384615</text:p>
          </table:table-cell>
          <table:table-cell/>
          <table:table-cell table:formula="of:=[.B171]/[.J171]" office:value-type="float" office:value="36.3534675615213" calcext:value-type="float">
            <text:p>36,3534675615213</text:p>
          </table:table-cell>
          <table:table-cell table:formula="of:=[.L161]/[.L171]" office:value-type="float" office:value="1.00787993376628" calcext:value-type="float">
            <text:p>1,00787993376628</text:p>
          </table:table-cell>
          <table:table-cell table:formula="of:=[.M161]/[.M171]" office:value-type="float" office:value="0.99865462015447" calcext:value-type="float">
            <text:p>0,99865462015447</text:p>
          </table:table-cell>
          <table:table-cell table:number-columns-repeated="2"/>
          <table:table-cell table:formula="of:=[.P171]*[.J171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2]/255*100" office:value-type="float" office:value="67.0588235294118" calcext:value-type="float">
            <text:p>67,0588235294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2]-[.D172])/90" office:value-type="float" office:value="0" calcext:value-type="float">
            <text:p>0</text:p>
          </table:table-cell>
          <table:table-cell table:formula="of:=([.E172]-[.F172])" office:value-type="float" office:value="65" calcext:value-type="float">
            <text:p>65</text:p>
          </table:table-cell>
          <table:table-cell table:formula="of:=[.H172]/[.I172]" office:value-type="float" office:value="0" calcext:value-type="float">
            <text:p>0</text:p>
          </table:table-cell>
          <table:table-cell table:number-columns-repeated="6"/>
          <table:table-cell table:formula="of:=[.P172]*[.J172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3]/255*100" office:value-type="float" office:value="67.4509803921569" calcext:value-type="float">
            <text:p>67,4509803921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3]-[.D173])/90" office:value-type="float" office:value="0" calcext:value-type="float">
            <text:p>0</text:p>
          </table:table-cell>
          <table:table-cell table:formula="of:=([.E173]-[.F173])" office:value-type="float" office:value="65" calcext:value-type="float">
            <text:p>65</text:p>
          </table:table-cell>
          <table:table-cell table:formula="of:=[.H173]/[.I173]" office:value-type="float" office:value="0" calcext:value-type="float">
            <text:p>0</text:p>
          </table:table-cell>
          <table:table-cell table:number-columns-repeated="6"/>
          <table:table-cell table:formula="of:=[.P173]*[.J173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4]/255*100" office:value-type="float" office:value="67.843137254902" calcext:value-type="float">
            <text:p>67,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4]-[.D174])/90" office:value-type="float" office:value="0" calcext:value-type="float">
            <text:p>0</text:p>
          </table:table-cell>
          <table:table-cell table:formula="of:=([.E174]-[.F174])" office:value-type="float" office:value="65" calcext:value-type="float">
            <text:p>65</text:p>
          </table:table-cell>
          <table:table-cell table:formula="of:=[.H174]/[.I174]" office:value-type="float" office:value="0" calcext:value-type="float">
            <text:p>0</text:p>
          </table:table-cell>
          <table:table-cell table:number-columns-repeated="6"/>
          <table:table-cell table:formula="of:=[.P174]*[.J174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5]/255*100" office:value-type="float" office:value="68.2352941176471" calcext:value-type="float">
            <text:p>68,2352941176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5]-[.D175])/90" office:value-type="float" office:value="0" calcext:value-type="float">
            <text:p>0</text:p>
          </table:table-cell>
          <table:table-cell table:formula="of:=([.E175]-[.F175])" office:value-type="float" office:value="65" calcext:value-type="float">
            <text:p>65</text:p>
          </table:table-cell>
          <table:table-cell table:formula="of:=[.H175]/[.I175]" office:value-type="float" office:value="0" calcext:value-type="float">
            <text:p>0</text:p>
          </table:table-cell>
          <table:table-cell table:number-columns-repeated="6"/>
          <table:table-cell table:formula="of:=[.P175]*[.J175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6]/255*100" office:value-type="float" office:value="68.6274509803922" calcext:value-type="float">
            <text:p>68,6274509803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6]-[.D176])/90" office:value-type="float" office:value="0" calcext:value-type="float">
            <text:p>0</text:p>
          </table:table-cell>
          <table:table-cell table:formula="of:=([.E176]-[.F176])" office:value-type="float" office:value="65" calcext:value-type="float">
            <text:p>65</text:p>
          </table:table-cell>
          <table:table-cell table:formula="of:=[.H176]/[.I176]" office:value-type="float" office:value="0" calcext:value-type="float">
            <text:p>0</text:p>
          </table:table-cell>
          <table:table-cell table:number-columns-repeated="6"/>
          <table:table-cell table:formula="of:=[.P176]*[.J176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7]/255*100" office:value-type="float" office:value="69.0196078431373" calcext:value-type="float">
            <text:p>69,0196078431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7]-[.D177])/90" office:value-type="float" office:value="0" calcext:value-type="float">
            <text:p>0</text:p>
          </table:table-cell>
          <table:table-cell table:formula="of:=([.E177]-[.F177])" office:value-type="float" office:value="65" calcext:value-type="float">
            <text:p>65</text:p>
          </table:table-cell>
          <table:table-cell table:formula="of:=[.H177]/[.I177]" office:value-type="float" office:value="0" calcext:value-type="float">
            <text:p>0</text:p>
          </table:table-cell>
          <table:table-cell table:number-columns-repeated="6"/>
          <table:table-cell table:formula="of:=[.P177]*[.J177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8]/255*100" office:value-type="float" office:value="69.4117647058824" calcext:value-type="float">
            <text:p>69,4117647058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8]-[.D178])/90" office:value-type="float" office:value="0" calcext:value-type="float">
            <text:p>0</text:p>
          </table:table-cell>
          <table:table-cell table:formula="of:=([.E178]-[.F178])" office:value-type="float" office:value="65" calcext:value-type="float">
            <text:p>65</text:p>
          </table:table-cell>
          <table:table-cell table:formula="of:=[.H178]/[.I178]" office:value-type="float" office:value="0" calcext:value-type="float">
            <text:p>0</text:p>
          </table:table-cell>
          <table:table-cell table:number-columns-repeated="6"/>
          <table:table-cell table:formula="of:=[.P178]*[.J178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79]/255*100" office:value-type="float" office:value="69.8039215686274" calcext:value-type="float">
            <text:p>69,8039215686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9]-[.D179])/90" office:value-type="float" office:value="0" calcext:value-type="float">
            <text:p>0</text:p>
          </table:table-cell>
          <table:table-cell table:formula="of:=([.E179]-[.F179])" office:value-type="float" office:value="65" calcext:value-type="float">
            <text:p>65</text:p>
          </table:table-cell>
          <table:table-cell table:formula="of:=[.H179]/[.I179]" office:value-type="float" office:value="0" calcext:value-type="float">
            <text:p>0</text:p>
          </table:table-cell>
          <table:table-cell table:number-columns-repeated="6"/>
          <table:table-cell table:formula="of:=[.P179]*[.J179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0]/255*100" office:value-type="float" office:value="70.1960784313725" calcext:value-type="float">
            <text:p>70,1960784313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0]-[.D180])/90" office:value-type="float" office:value="0" calcext:value-type="float">
            <text:p>0</text:p>
          </table:table-cell>
          <table:table-cell table:formula="of:=([.E180]-[.F180])" office:value-type="float" office:value="65" calcext:value-type="float">
            <text:p>65</text:p>
          </table:table-cell>
          <table:table-cell table:formula="of:=[.H180]/[.I180]" office:value-type="float" office:value="0" calcext:value-type="float">
            <text:p>0</text:p>
          </table:table-cell>
          <table:table-cell table:number-columns-repeated="6"/>
          <table:table-cell table:formula="of:=[.P180]*[.J180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1]/255*100" office:value-type="float" office:value="70.5882352941177" calcext:value-type="float">
            <text:p>70,5882352941177</text:p>
          </table:table-cell>
          <table:table-cell office:value-type="float" office:value="11431" calcext:value-type="float">
            <text:p>114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81]-[.D181])/90" office:value-type="float" office:value="127.011111111111" calcext:value-type="float">
            <text:p>127,011111111111</text:p>
          </table:table-cell>
          <table:table-cell table:formula="of:=([.E181]-[.F181])" office:value-type="float" office:value="65" calcext:value-type="float">
            <text:p>65</text:p>
          </table:table-cell>
          <table:table-cell table:formula="of:=[.H181]/[.I181]" office:value-type="float" office:value="1.95401709401709" calcext:value-type="float">
            <text:p>1,95401709401709</text:p>
          </table:table-cell>
          <table:table-cell/>
          <table:table-cell table:formula="of:=[.B181]/[.J181]" office:value-type="float" office:value="36.1246764474314" calcext:value-type="float">
            <text:p>36,1246764474314</text:p>
          </table:table-cell>
          <table:table-cell table:formula="of:=[.L171]/[.L181]" office:value-type="float" office:value="1.00633337476179" calcext:value-type="float">
            <text:p>1,00633337476179</text:p>
          </table:table-cell>
          <table:table-cell table:formula="of:=[.M171]/[.M181]" office:value-type="float" office:value="1.00153682571132" calcext:value-type="float">
            <text:p>1,00153682571132</text:p>
          </table:table-cell>
          <table:table-cell table:number-columns-repeated="2"/>
          <table:table-cell table:formula="of:=[.P181]*[.J181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2]/255*100" office:value-type="float" office:value="70.9803921568628" calcext:value-type="float">
            <text:p>70,9803921568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2]-[.D182])/90" office:value-type="float" office:value="0" calcext:value-type="float">
            <text:p>0</text:p>
          </table:table-cell>
          <table:table-cell table:formula="of:=([.E182]-[.F182])" office:value-type="float" office:value="65" calcext:value-type="float">
            <text:p>65</text:p>
          </table:table-cell>
          <table:table-cell table:formula="of:=[.H182]/[.I182]" office:value-type="float" office:value="0" calcext:value-type="float">
            <text:p>0</text:p>
          </table:table-cell>
          <table:table-cell table:number-columns-repeated="6"/>
          <table:table-cell table:formula="of:=[.P182]*[.J182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3]/255*100" office:value-type="float" office:value="71.3725490196079" calcext:value-type="float">
            <text:p>71,3725490196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3]-[.D183])/90" office:value-type="float" office:value="0" calcext:value-type="float">
            <text:p>0</text:p>
          </table:table-cell>
          <table:table-cell table:formula="of:=([.E183]-[.F183])" office:value-type="float" office:value="65" calcext:value-type="float">
            <text:p>65</text:p>
          </table:table-cell>
          <table:table-cell table:formula="of:=[.H183]/[.I183]" office:value-type="float" office:value="0" calcext:value-type="float">
            <text:p>0</text:p>
          </table:table-cell>
          <table:table-cell table:number-columns-repeated="6"/>
          <table:table-cell table:formula="of:=[.P183]*[.J183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4]/255*100" office:value-type="float" office:value="71.7647058823529" calcext:value-type="float">
            <text:p>71,7647058823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4]-[.D184])/90" office:value-type="float" office:value="0" calcext:value-type="float">
            <text:p>0</text:p>
          </table:table-cell>
          <table:table-cell table:formula="of:=([.E184]-[.F184])" office:value-type="float" office:value="65" calcext:value-type="float">
            <text:p>65</text:p>
          </table:table-cell>
          <table:table-cell table:formula="of:=[.H184]/[.I184]" office:value-type="float" office:value="0" calcext:value-type="float">
            <text:p>0</text:p>
          </table:table-cell>
          <table:table-cell table:number-columns-repeated="6"/>
          <table:table-cell table:formula="of:=[.P184]*[.J184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5]/255*100" office:value-type="float" office:value="72.156862745098" calcext:value-type="float">
            <text:p>7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5]-[.D185])/90" office:value-type="float" office:value="0" calcext:value-type="float">
            <text:p>0</text:p>
          </table:table-cell>
          <table:table-cell table:formula="of:=([.E185]-[.F185])" office:value-type="float" office:value="65" calcext:value-type="float">
            <text:p>65</text:p>
          </table:table-cell>
          <table:table-cell table:formula="of:=[.H185]/[.I185]" office:value-type="float" office:value="0" calcext:value-type="float">
            <text:p>0</text:p>
          </table:table-cell>
          <table:table-cell table:number-columns-repeated="6"/>
          <table:table-cell table:formula="of:=[.P185]*[.J185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6]/255*100" office:value-type="float" office:value="72.5490196078431" calcext:value-type="float">
            <text:p>7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6]-[.D186])/90" office:value-type="float" office:value="0" calcext:value-type="float">
            <text:p>0</text:p>
          </table:table-cell>
          <table:table-cell table:formula="of:=([.E186]-[.F186])" office:value-type="float" office:value="65" calcext:value-type="float">
            <text:p>65</text:p>
          </table:table-cell>
          <table:table-cell table:formula="of:=[.H186]/[.I186]" office:value-type="float" office:value="0" calcext:value-type="float">
            <text:p>0</text:p>
          </table:table-cell>
          <table:table-cell table:number-columns-repeated="6"/>
          <table:table-cell table:formula="of:=[.P186]*[.J186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7]/255*100" office:value-type="float" office:value="72.9411764705882" calcext:value-type="float">
            <text:p>7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7]-[.D187])/90" office:value-type="float" office:value="0" calcext:value-type="float">
            <text:p>0</text:p>
          </table:table-cell>
          <table:table-cell table:formula="of:=([.E187]-[.F187])" office:value-type="float" office:value="65" calcext:value-type="float">
            <text:p>65</text:p>
          </table:table-cell>
          <table:table-cell table:formula="of:=[.H187]/[.I187]" office:value-type="float" office:value="0" calcext:value-type="float">
            <text:p>0</text:p>
          </table:table-cell>
          <table:table-cell table:number-columns-repeated="6"/>
          <table:table-cell table:formula="of:=[.P187]*[.J187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8]/255*100" office:value-type="float" office:value="73.3333333333333" calcext:value-type="float">
            <text:p>7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8]-[.D188])/90" office:value-type="float" office:value="0" calcext:value-type="float">
            <text:p>0</text:p>
          </table:table-cell>
          <table:table-cell table:formula="of:=([.E188]-[.F188])" office:value-type="float" office:value="65" calcext:value-type="float">
            <text:p>65</text:p>
          </table:table-cell>
          <table:table-cell table:formula="of:=[.H188]/[.I188]" office:value-type="float" office:value="0" calcext:value-type="float">
            <text:p>0</text:p>
          </table:table-cell>
          <table:table-cell table:number-columns-repeated="6"/>
          <table:table-cell table:formula="of:=[.P188]*[.J188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89]/255*100" office:value-type="float" office:value="73.7254901960784" calcext:value-type="float">
            <text:p>7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9]-[.D189])/90" office:value-type="float" office:value="0" calcext:value-type="float">
            <text:p>0</text:p>
          </table:table-cell>
          <table:table-cell table:formula="of:=([.E189]-[.F189])" office:value-type="float" office:value="65" calcext:value-type="float">
            <text:p>65</text:p>
          </table:table-cell>
          <table:table-cell table:formula="of:=[.H189]/[.I189]" office:value-type="float" office:value="0" calcext:value-type="float">
            <text:p>0</text:p>
          </table:table-cell>
          <table:table-cell table:number-columns-repeated="6"/>
          <table:table-cell table:formula="of:=[.P189]*[.J189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0]/255*100" office:value-type="float" office:value="74.1176470588235" calcext:value-type="float">
            <text:p>7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0]-[.D190])/90" office:value-type="float" office:value="0" calcext:value-type="float">
            <text:p>0</text:p>
          </table:table-cell>
          <table:table-cell table:formula="of:=([.E190]-[.F190])" office:value-type="float" office:value="65" calcext:value-type="float">
            <text:p>65</text:p>
          </table:table-cell>
          <table:table-cell table:formula="of:=[.H190]/[.I190]" office:value-type="float" office:value="0" calcext:value-type="float">
            <text:p>0</text:p>
          </table:table-cell>
          <table:table-cell table:number-columns-repeated="6"/>
          <table:table-cell table:formula="of:=[.P190]*[.J190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1]/255*100" office:value-type="float" office:value="74.5098039215686" calcext:value-type="float">
            <text:p>74,5098039215686</text:p>
          </table:table-cell>
          <table:table-cell office:value-type="float" office:value="12106" calcext:value-type="float">
            <text:p>1210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91]-[.D191])/90" office:value-type="float" office:value="134.511111111111" calcext:value-type="float">
            <text:p>134,511111111111</text:p>
          </table:table-cell>
          <table:table-cell table:formula="of:=([.E191]-[.F191])" office:value-type="float" office:value="65" calcext:value-type="float">
            <text:p>65</text:p>
          </table:table-cell>
          <table:table-cell table:formula="of:=[.H191]/[.I191]" office:value-type="float" office:value="2.06940170940171" calcext:value-type="float">
            <text:p>2,06940170940171</text:p>
          </table:table-cell>
          <table:table-cell/>
          <table:table-cell table:formula="of:=[.B191]/[.J191]" office:value-type="float" office:value="36.0054809962974" calcext:value-type="float">
            <text:p>36,0054809962974</text:p>
          </table:table-cell>
          <table:table-cell table:formula="of:=[.L181]/[.L191]" office:value-type="float" office:value="1.00331048073337" calcext:value-type="float">
            <text:p>1,00331048073337</text:p>
          </table:table-cell>
          <table:table-cell table:formula="of:=[.M181]/[.M191]" office:value-type="float" office:value="1.00301291981542" calcext:value-type="float">
            <text:p>1,00301291981542</text:p>
          </table:table-cell>
          <table:table-cell table:number-columns-repeated="2"/>
          <table:table-cell table:formula="of:=[.P191]*[.J191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2]/255*100" office:value-type="float" office:value="74.9019607843137" calcext:value-type="float">
            <text:p>74,9019607843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2]-[.D192])/90" office:value-type="float" office:value="0" calcext:value-type="float">
            <text:p>0</text:p>
          </table:table-cell>
          <table:table-cell table:formula="of:=([.E192]-[.F192])" office:value-type="float" office:value="65" calcext:value-type="float">
            <text:p>65</text:p>
          </table:table-cell>
          <table:table-cell table:formula="of:=[.H192]/[.I192]" office:value-type="float" office:value="0" calcext:value-type="float">
            <text:p>0</text:p>
          </table:table-cell>
          <table:table-cell table:number-columns-repeated="6"/>
          <table:table-cell table:formula="of:=[.P192]*[.J192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3]/255*100" office:value-type="float" office:value="75.2941176470588" calcext:value-type="float">
            <text:p>7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3]-[.D193])/90" office:value-type="float" office:value="0" calcext:value-type="float">
            <text:p>0</text:p>
          </table:table-cell>
          <table:table-cell table:formula="of:=([.E193]-[.F193])" office:value-type="float" office:value="65" calcext:value-type="float">
            <text:p>65</text:p>
          </table:table-cell>
          <table:table-cell table:formula="of:=[.H193]/[.I193]" office:value-type="float" office:value="0" calcext:value-type="float">
            <text:p>0</text:p>
          </table:table-cell>
          <table:table-cell table:number-columns-repeated="6"/>
          <table:table-cell table:formula="of:=[.P193]*[.J193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4]/255*100" office:value-type="float" office:value="75.6862745098039" calcext:value-type="float">
            <text:p>7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4]-[.D194])/90" office:value-type="float" office:value="0" calcext:value-type="float">
            <text:p>0</text:p>
          </table:table-cell>
          <table:table-cell table:formula="of:=([.E194]-[.F194])" office:value-type="float" office:value="65" calcext:value-type="float">
            <text:p>65</text:p>
          </table:table-cell>
          <table:table-cell table:formula="of:=[.H194]/[.I194]" office:value-type="float" office:value="0" calcext:value-type="float">
            <text:p>0</text:p>
          </table:table-cell>
          <table:table-cell table:number-columns-repeated="6"/>
          <table:table-cell table:formula="of:=[.P194]*[.J194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5]/255*100" office:value-type="float" office:value="76.078431372549" calcext:value-type="float">
            <text:p>7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5]-[.D195])/90" office:value-type="float" office:value="0" calcext:value-type="float">
            <text:p>0</text:p>
          </table:table-cell>
          <table:table-cell table:formula="of:=([.E195]-[.F195])" office:value-type="float" office:value="65" calcext:value-type="float">
            <text:p>65</text:p>
          </table:table-cell>
          <table:table-cell table:formula="of:=[.H195]/[.I195]" office:value-type="float" office:value="0" calcext:value-type="float">
            <text:p>0</text:p>
          </table:table-cell>
          <table:table-cell table:number-columns-repeated="6"/>
          <table:table-cell table:formula="of:=[.P195]*[.J195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6]/255*100" office:value-type="float" office:value="76.4705882352941" calcext:value-type="float">
            <text:p>7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6]-[.D196])/90" office:value-type="float" office:value="0" calcext:value-type="float">
            <text:p>0</text:p>
          </table:table-cell>
          <table:table-cell table:formula="of:=([.E196]-[.F196])" office:value-type="float" office:value="65" calcext:value-type="float">
            <text:p>65</text:p>
          </table:table-cell>
          <table:table-cell table:formula="of:=[.H196]/[.I196]" office:value-type="float" office:value="0" calcext:value-type="float">
            <text:p>0</text:p>
          </table:table-cell>
          <table:table-cell table:number-columns-repeated="6"/>
          <table:table-cell table:formula="of:=[.P196]*[.J196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7]/255*100" office:value-type="float" office:value="76.8627450980392" calcext:value-type="float">
            <text:p>7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7]-[.D197])/90" office:value-type="float" office:value="0" calcext:value-type="float">
            <text:p>0</text:p>
          </table:table-cell>
          <table:table-cell table:formula="of:=([.E197]-[.F197])" office:value-type="float" office:value="65" calcext:value-type="float">
            <text:p>65</text:p>
          </table:table-cell>
          <table:table-cell table:formula="of:=[.H197]/[.I197]" office:value-type="float" office:value="0" calcext:value-type="float">
            <text:p>0</text:p>
          </table:table-cell>
          <table:table-cell table:number-columns-repeated="6"/>
          <table:table-cell table:formula="of:=[.P197]*[.J197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8]/255*100" office:value-type="float" office:value="77.2549019607843" calcext:value-type="float">
            <text:p>7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8]-[.D198])/90" office:value-type="float" office:value="0" calcext:value-type="float">
            <text:p>0</text:p>
          </table:table-cell>
          <table:table-cell table:formula="of:=([.E198]-[.F198])" office:value-type="float" office:value="65" calcext:value-type="float">
            <text:p>65</text:p>
          </table:table-cell>
          <table:table-cell table:formula="of:=[.H198]/[.I198]" office:value-type="float" office:value="0" calcext:value-type="float">
            <text:p>0</text:p>
          </table:table-cell>
          <table:table-cell table:number-columns-repeated="6"/>
          <table:table-cell table:formula="of:=[.P198]*[.J198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99]/255*100" office:value-type="float" office:value="77.6470588235294" calcext:value-type="float">
            <text:p>7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9]-[.D199])/90" office:value-type="float" office:value="0" calcext:value-type="float">
            <text:p>0</text:p>
          </table:table-cell>
          <table:table-cell table:formula="of:=([.E199]-[.F199])" office:value-type="float" office:value="65" calcext:value-type="float">
            <text:p>65</text:p>
          </table:table-cell>
          <table:table-cell table:formula="of:=[.H199]/[.I199]" office:value-type="float" office:value="0" calcext:value-type="float">
            <text:p>0</text:p>
          </table:table-cell>
          <table:table-cell table:number-columns-repeated="6"/>
          <table:table-cell table:formula="of:=[.P199]*[.J199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0]/255*100" office:value-type="float" office:value="78.0392156862745" calcext:value-type="float">
            <text:p>7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0]-[.D200])/90" office:value-type="float" office:value="0" calcext:value-type="float">
            <text:p>0</text:p>
          </table:table-cell>
          <table:table-cell table:formula="of:=([.E200]-[.F200])" office:value-type="float" office:value="65" calcext:value-type="float">
            <text:p>65</text:p>
          </table:table-cell>
          <table:table-cell table:formula="of:=[.H200]/[.I200]" office:value-type="float" office:value="0" calcext:value-type="float">
            <text:p>0</text:p>
          </table:table-cell>
          <table:table-cell table:number-columns-repeated="6"/>
          <table:table-cell table:formula="of:=[.P200]*[.J200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1]/255*100" office:value-type="float" office:value="78.4313725490196" calcext:value-type="float">
            <text:p>7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01]-[.D201])/90" office:value-type="float" office:value="0" calcext:value-type="float">
            <text:p>0</text:p>
          </table:table-cell>
          <table:table-cell table:formula="of:=([.E201]-[.F201])" office:value-type="float" office:value="65" calcext:value-type="float">
            <text:p>65</text:p>
          </table:table-cell>
          <table:table-cell table:formula="of:=[.H201]/[.I201]" office:value-type="float" office:value="0" calcext:value-type="float">
            <text:p>0</text:p>
          </table:table-cell>
          <table:table-cell table:number-columns-repeated="6"/>
          <table:table-cell table:formula="of:=[.P201]*[.J201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2]/255*100" office:value-type="float" office:value="78.8235294117647" calcext:value-type="float">
            <text:p>78,823529411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2]-[.D202])/90" office:value-type="float" office:value="0" calcext:value-type="float">
            <text:p>0</text:p>
          </table:table-cell>
          <table:table-cell table:formula="of:=([.E202]-[.F202])" office:value-type="float" office:value="65" calcext:value-type="float">
            <text:p>65</text:p>
          </table:table-cell>
          <table:table-cell table:formula="of:=[.H202]/[.I202]" office:value-type="float" office:value="0" calcext:value-type="float">
            <text:p>0</text:p>
          </table:table-cell>
          <table:table-cell table:number-columns-repeated="6"/>
          <table:table-cell table:formula="of:=[.P202]*[.J202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3]/255*100" office:value-type="float" office:value="79.2156862745098" calcext:value-type="float">
            <text:p>7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3]-[.D203])/90" office:value-type="float" office:value="0" calcext:value-type="float">
            <text:p>0</text:p>
          </table:table-cell>
          <table:table-cell table:formula="of:=([.E203]-[.F203])" office:value-type="float" office:value="65" calcext:value-type="float">
            <text:p>65</text:p>
          </table:table-cell>
          <table:table-cell table:formula="of:=[.H203]/[.I203]" office:value-type="float" office:value="0" calcext:value-type="float">
            <text:p>0</text:p>
          </table:table-cell>
          <table:table-cell table:number-columns-repeated="6"/>
          <table:table-cell table:formula="of:=[.P203]*[.J203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4]/255*100" office:value-type="float" office:value="79.6078431372549" calcext:value-type="float">
            <text:p>7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4]-[.D204])/90" office:value-type="float" office:value="0" calcext:value-type="float">
            <text:p>0</text:p>
          </table:table-cell>
          <table:table-cell table:formula="of:=([.E204]-[.F204])" office:value-type="float" office:value="65" calcext:value-type="float">
            <text:p>65</text:p>
          </table:table-cell>
          <table:table-cell table:formula="of:=[.H204]/[.I204]" office:value-type="float" office:value="0" calcext:value-type="float">
            <text:p>0</text:p>
          </table:table-cell>
          <table:table-cell table:number-columns-repeated="6"/>
          <table:table-cell table:formula="of:=[.P204]*[.J204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5]/255*100"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5]-[.D205])/90" office:value-type="float" office:value="0" calcext:value-type="float">
            <text:p>0</text:p>
          </table:table-cell>
          <table:table-cell table:formula="of:=([.E205]-[.F205])" office:value-type="float" office:value="65" calcext:value-type="float">
            <text:p>65</text:p>
          </table:table-cell>
          <table:table-cell table:formula="of:=[.H205]/[.I205]" office:value-type="float" office:value="0" calcext:value-type="float">
            <text:p>0</text:p>
          </table:table-cell>
          <table:table-cell table:number-columns-repeated="6"/>
          <table:table-cell table:formula="of:=[.P205]*[.J205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6]/255*100" office:value-type="float" office:value="80.3921568627451" calcext:value-type="float">
            <text:p>80,3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6]-[.D206])/90" office:value-type="float" office:value="0" calcext:value-type="float">
            <text:p>0</text:p>
          </table:table-cell>
          <table:table-cell table:formula="of:=([.E206]-[.F206])" office:value-type="float" office:value="65" calcext:value-type="float">
            <text:p>65</text:p>
          </table:table-cell>
          <table:table-cell table:formula="of:=[.H206]/[.I206]" office:value-type="float" office:value="0" calcext:value-type="float">
            <text:p>0</text:p>
          </table:table-cell>
          <table:table-cell table:number-columns-repeated="6"/>
          <table:table-cell table:formula="of:=[.P206]*[.J206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7]/255*100" office:value-type="float" office:value="80.7843137254902" calcext:value-type="float">
            <text:p>80,7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7]-[.D207])/90" office:value-type="float" office:value="0" calcext:value-type="float">
            <text:p>0</text:p>
          </table:table-cell>
          <table:table-cell table:formula="of:=([.E207]-[.F207])" office:value-type="float" office:value="65" calcext:value-type="float">
            <text:p>65</text:p>
          </table:table-cell>
          <table:table-cell table:formula="of:=[.H207]/[.I207]" office:value-type="float" office:value="0" calcext:value-type="float">
            <text:p>0</text:p>
          </table:table-cell>
          <table:table-cell table:number-columns-repeated="6"/>
          <table:table-cell table:formula="of:=[.P207]*[.J207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8]/255*100" office:value-type="float" office:value="81.1764705882353" calcext:value-type="float">
            <text:p>81,1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8]-[.D208])/90" office:value-type="float" office:value="0" calcext:value-type="float">
            <text:p>0</text:p>
          </table:table-cell>
          <table:table-cell table:formula="of:=([.E208]-[.F208])" office:value-type="float" office:value="65" calcext:value-type="float">
            <text:p>65</text:p>
          </table:table-cell>
          <table:table-cell table:formula="of:=[.H208]/[.I208]" office:value-type="float" office:value="0" calcext:value-type="float">
            <text:p>0</text:p>
          </table:table-cell>
          <table:table-cell table:number-columns-repeated="6"/>
          <table:table-cell table:formula="of:=[.P208]*[.J208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09]/255*100" office:value-type="float" office:value="81.5686274509804" calcext:value-type="float">
            <text:p>81,568627450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9]-[.D209])/90" office:value-type="float" office:value="0" calcext:value-type="float">
            <text:p>0</text:p>
          </table:table-cell>
          <table:table-cell table:formula="of:=([.E209]-[.F209])" office:value-type="float" office:value="65" calcext:value-type="float">
            <text:p>65</text:p>
          </table:table-cell>
          <table:table-cell table:formula="of:=[.H209]/[.I209]" office:value-type="float" office:value="0" calcext:value-type="float">
            <text:p>0</text:p>
          </table:table-cell>
          <table:table-cell table:number-columns-repeated="6"/>
          <table:table-cell table:formula="of:=[.P209]*[.J209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0]/255*100" office:value-type="float" office:value="81.9607843137255" calcext:value-type="float">
            <text:p>81,9607843137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0]-[.D210])/90" office:value-type="float" office:value="0" calcext:value-type="float">
            <text:p>0</text:p>
          </table:table-cell>
          <table:table-cell table:formula="of:=([.E210]-[.F210])" office:value-type="float" office:value="65" calcext:value-type="float">
            <text:p>65</text:p>
          </table:table-cell>
          <table:table-cell table:formula="of:=[.H210]/[.I210]" office:value-type="float" office:value="0" calcext:value-type="float">
            <text:p>0</text:p>
          </table:table-cell>
          <table:table-cell table:number-columns-repeated="6"/>
          <table:table-cell table:formula="of:=[.P210]*[.J210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1]/255*100" office:value-type="float" office:value="82.3529411764706" calcext:value-type="float">
            <text:p>82,3529411764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11]-[.D211])/90" office:value-type="float" office:value="0" calcext:value-type="float">
            <text:p>0</text:p>
          </table:table-cell>
          <table:table-cell table:formula="of:=([.E211]-[.F211])" office:value-type="float" office:value="65" calcext:value-type="float">
            <text:p>65</text:p>
          </table:table-cell>
          <table:table-cell table:formula="of:=[.H211]/[.I211]" office:value-type="float" office:value="0" calcext:value-type="float">
            <text:p>0</text:p>
          </table:table-cell>
          <table:table-cell table:number-columns-repeated="6"/>
          <table:table-cell table:formula="of:=[.P211]*[.J211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2]/255*100" office:value-type="float" office:value="82.7450980392157" calcext:value-type="float">
            <text:p>82,7450980392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2]-[.D212])/90" office:value-type="float" office:value="0" calcext:value-type="float">
            <text:p>0</text:p>
          </table:table-cell>
          <table:table-cell table:formula="of:=([.E212]-[.F212])" office:value-type="float" office:value="65" calcext:value-type="float">
            <text:p>65</text:p>
          </table:table-cell>
          <table:table-cell table:formula="of:=[.H212]/[.I212]" office:value-type="float" office:value="0" calcext:value-type="float">
            <text:p>0</text:p>
          </table:table-cell>
          <table:table-cell table:number-columns-repeated="6"/>
          <table:table-cell table:formula="of:=[.P212]*[.J212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3]/255*100" office:value-type="float" office:value="83.1372549019608" calcext:value-type="float">
            <text:p>83,13725490196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3]-[.D213])/90" office:value-type="float" office:value="0" calcext:value-type="float">
            <text:p>0</text:p>
          </table:table-cell>
          <table:table-cell table:formula="of:=([.E213]-[.F213])" office:value-type="float" office:value="65" calcext:value-type="float">
            <text:p>65</text:p>
          </table:table-cell>
          <table:table-cell table:formula="of:=[.H213]/[.I213]" office:value-type="float" office:value="0" calcext:value-type="float">
            <text:p>0</text:p>
          </table:table-cell>
          <table:table-cell table:number-columns-repeated="6"/>
          <table:table-cell table:formula="of:=[.P213]*[.J213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4]/255*100" office:value-type="float" office:value="83.5294117647059" calcext:value-type="float">
            <text:p>83,529411764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4]-[.D214])/90" office:value-type="float" office:value="0" calcext:value-type="float">
            <text:p>0</text:p>
          </table:table-cell>
          <table:table-cell table:formula="of:=([.E214]-[.F214])" office:value-type="float" office:value="65" calcext:value-type="float">
            <text:p>65</text:p>
          </table:table-cell>
          <table:table-cell table:formula="of:=[.H214]/[.I214]" office:value-type="float" office:value="0" calcext:value-type="float">
            <text:p>0</text:p>
          </table:table-cell>
          <table:table-cell table:number-columns-repeated="2"/>
          <table:table-cell table:formula="of:=AVERAGE([.M1:.M212])" office:value-type="float" office:value="1.0152814381892" calcext:value-type="float">
            <text:p>1,0152814381892</text:p>
          </table:table-cell>
          <table:table-cell table:number-columns-repeated="3"/>
          <table:table-cell table:formula="of:=[.P214]*[.J214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5]/255*100" office:value-type="float" office:value="83.921568627451" calcext:value-type="float">
            <text:p>83,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5]-[.D215])/90" office:value-type="float" office:value="0" calcext:value-type="float">
            <text:p>0</text:p>
          </table:table-cell>
          <table:table-cell table:formula="of:=([.E215]-[.F215])" office:value-type="float" office:value="65" calcext:value-type="float">
            <text:p>65</text:p>
          </table:table-cell>
          <table:table-cell table:formula="of:=[.H215]/[.I215]" office:value-type="float" office:value="0" calcext:value-type="float">
            <text:p>0</text:p>
          </table:table-cell>
          <table:table-cell table:number-columns-repeated="6"/>
          <table:table-cell table:formula="of:=[.P215]*[.J215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6]/255*100" office:value-type="float" office:value="84.3137254901961" calcext:value-type="float">
            <text:p>84,313725490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6]-[.D216])/90" office:value-type="float" office:value="0" calcext:value-type="float">
            <text:p>0</text:p>
          </table:table-cell>
          <table:table-cell table:formula="of:=([.E216]-[.F216])" office:value-type="float" office:value="65" calcext:value-type="float">
            <text:p>65</text:p>
          </table:table-cell>
          <table:table-cell table:formula="of:=[.H216]/[.I216]" office:value-type="float" office:value="0" calcext:value-type="float">
            <text:p>0</text:p>
          </table:table-cell>
          <table:table-cell table:number-columns-repeated="6"/>
          <table:table-cell table:formula="of:=[.P216]*[.J216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7]/255*100" office:value-type="float" office:value="84.7058823529412" calcext:value-type="float">
            <text:p>84,7058823529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7]-[.D217])/90" office:value-type="float" office:value="0" calcext:value-type="float">
            <text:p>0</text:p>
          </table:table-cell>
          <table:table-cell table:formula="of:=([.E217]-[.F217])" office:value-type="float" office:value="65" calcext:value-type="float">
            <text:p>65</text:p>
          </table:table-cell>
          <table:table-cell table:formula="of:=[.H217]/[.I217]" office:value-type="float" office:value="0" calcext:value-type="float">
            <text:p>0</text:p>
          </table:table-cell>
          <table:table-cell table:number-columns-repeated="6"/>
          <table:table-cell table:formula="of:=[.P217]*[.J217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8]/255*100" office:value-type="float" office:value="85.0980392156863" calcext:value-type="float">
            <text:p>85,0980392156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8]-[.D218])/90" office:value-type="float" office:value="0" calcext:value-type="float">
            <text:p>0</text:p>
          </table:table-cell>
          <table:table-cell table:formula="of:=([.E218]-[.F218])" office:value-type="float" office:value="65" calcext:value-type="float">
            <text:p>65</text:p>
          </table:table-cell>
          <table:table-cell table:formula="of:=[.H218]/[.I218]" office:value-type="float" office:value="0" calcext:value-type="float">
            <text:p>0</text:p>
          </table:table-cell>
          <table:table-cell table:number-columns-repeated="6"/>
          <table:table-cell table:formula="of:=[.P218]*[.J218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19]/255*100" office:value-type="float" office:value="85.4901960784314" calcext:value-type="float">
            <text:p>85,4901960784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9]-[.D219])/90" office:value-type="float" office:value="0" calcext:value-type="float">
            <text:p>0</text:p>
          </table:table-cell>
          <table:table-cell table:formula="of:=([.E219]-[.F219])" office:value-type="float" office:value="65" calcext:value-type="float">
            <text:p>65</text:p>
          </table:table-cell>
          <table:table-cell table:formula="of:=[.H219]/[.I219]" office:value-type="float" office:value="0" calcext:value-type="float">
            <text:p>0</text:p>
          </table:table-cell>
          <table:table-cell table:number-columns-repeated="6"/>
          <table:table-cell table:formula="of:=[.P219]*[.J219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0]/255*100" office:value-type="float" office:value="85.8823529411765" calcext:value-type="float">
            <text:p>85,8823529411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0]-[.D220])/90" office:value-type="float" office:value="0" calcext:value-type="float">
            <text:p>0</text:p>
          </table:table-cell>
          <table:table-cell table:formula="of:=([.E220]-[.F220])" office:value-type="float" office:value="65" calcext:value-type="float">
            <text:p>65</text:p>
          </table:table-cell>
          <table:table-cell table:formula="of:=[.H220]/[.I220]" office:value-type="float" office:value="0" calcext:value-type="float">
            <text:p>0</text:p>
          </table:table-cell>
          <table:table-cell table:number-columns-repeated="6"/>
          <table:table-cell table:formula="of:=[.P220]*[.J220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1]/255*100" office:value-type="float" office:value="86.2745098039216" calcext:value-type="float">
            <text:p>86,2745098039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1]-[.D221])/90" office:value-type="float" office:value="0" calcext:value-type="float">
            <text:p>0</text:p>
          </table:table-cell>
          <table:table-cell table:formula="of:=([.E221]-[.F221])" office:value-type="float" office:value="65" calcext:value-type="float">
            <text:p>65</text:p>
          </table:table-cell>
          <table:table-cell table:formula="of:=[.H221]/[.I221]" office:value-type="float" office:value="0" calcext:value-type="float">
            <text:p>0</text:p>
          </table:table-cell>
          <table:table-cell table:number-columns-repeated="6"/>
          <table:table-cell table:formula="of:=[.P221]*[.J221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2]/255*100" office:value-type="float" office:value="86.6666666666667" calcext:value-type="float">
            <text:p>86,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2]-[.D222])/90" office:value-type="float" office:value="0" calcext:value-type="float">
            <text:p>0</text:p>
          </table:table-cell>
          <table:table-cell table:formula="of:=([.E222]-[.F222])" office:value-type="float" office:value="65" calcext:value-type="float">
            <text:p>65</text:p>
          </table:table-cell>
          <table:table-cell table:formula="of:=[.H222]/[.I222]" office:value-type="float" office:value="0" calcext:value-type="float">
            <text:p>0</text:p>
          </table:table-cell>
          <table:table-cell table:number-columns-repeated="6"/>
          <table:table-cell table:formula="of:=[.P222]*[.J222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3]/255*100" office:value-type="float" office:value="87.0588235294118" calcext:value-type="float">
            <text:p>87,0588235294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3]-[.D223])/90" office:value-type="float" office:value="0" calcext:value-type="float">
            <text:p>0</text:p>
          </table:table-cell>
          <table:table-cell table:formula="of:=([.E223]-[.F223])" office:value-type="float" office:value="65" calcext:value-type="float">
            <text:p>65</text:p>
          </table:table-cell>
          <table:table-cell table:formula="of:=[.H223]/[.I223]" office:value-type="float" office:value="0" calcext:value-type="float">
            <text:p>0</text:p>
          </table:table-cell>
          <table:table-cell table:number-columns-repeated="6"/>
          <table:table-cell table:formula="of:=[.P223]*[.J223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4]/255*100" office:value-type="float" office:value="87.4509803921569" calcext:value-type="float">
            <text:p>87,4509803921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4]-[.D224])/90" office:value-type="float" office:value="0" calcext:value-type="float">
            <text:p>0</text:p>
          </table:table-cell>
          <table:table-cell table:formula="of:=([.E224]-[.F224])" office:value-type="float" office:value="65" calcext:value-type="float">
            <text:p>65</text:p>
          </table:table-cell>
          <table:table-cell table:formula="of:=[.H224]/[.I224]" office:value-type="float" office:value="0" calcext:value-type="float">
            <text:p>0</text:p>
          </table:table-cell>
          <table:table-cell table:number-columns-repeated="6"/>
          <table:table-cell table:formula="of:=[.P224]*[.J224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5]/255*100" office:value-type="float" office:value="87.843137254902" calcext:value-type="float">
            <text:p>87,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5]-[.D225])/90" office:value-type="float" office:value="0" calcext:value-type="float">
            <text:p>0</text:p>
          </table:table-cell>
          <table:table-cell table:formula="of:=([.E225]-[.F225])" office:value-type="float" office:value="65" calcext:value-type="float">
            <text:p>65</text:p>
          </table:table-cell>
          <table:table-cell table:formula="of:=[.H225]/[.I225]" office:value-type="float" office:value="0" calcext:value-type="float">
            <text:p>0</text:p>
          </table:table-cell>
          <table:table-cell table:number-columns-repeated="6"/>
          <table:table-cell table:formula="of:=[.P225]*[.J225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6]/255*100" office:value-type="float" office:value="88.2352941176471" calcext:value-type="float">
            <text:p>88,2352941176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6]-[.D226])/90" office:value-type="float" office:value="0" calcext:value-type="float">
            <text:p>0</text:p>
          </table:table-cell>
          <table:table-cell table:formula="of:=([.E226]-[.F226])" office:value-type="float" office:value="65" calcext:value-type="float">
            <text:p>65</text:p>
          </table:table-cell>
          <table:table-cell table:formula="of:=[.H226]/[.I226]" office:value-type="float" office:value="0" calcext:value-type="float">
            <text:p>0</text:p>
          </table:table-cell>
          <table:table-cell table:number-columns-repeated="6"/>
          <table:table-cell table:formula="of:=[.P226]*[.J226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7]/255*100" office:value-type="float" office:value="88.6274509803922" calcext:value-type="float">
            <text:p>88,6274509803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7]-[.D227])/90" office:value-type="float" office:value="0" calcext:value-type="float">
            <text:p>0</text:p>
          </table:table-cell>
          <table:table-cell table:formula="of:=([.E227]-[.F227])" office:value-type="float" office:value="65" calcext:value-type="float">
            <text:p>65</text:p>
          </table:table-cell>
          <table:table-cell table:formula="of:=[.H227]/[.I227]" office:value-type="float" office:value="0" calcext:value-type="float">
            <text:p>0</text:p>
          </table:table-cell>
          <table:table-cell table:number-columns-repeated="6"/>
          <table:table-cell table:formula="of:=[.P227]*[.J227]*100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8]/255*100" office:value-type="float" office:value="89.0196078431373" calcext:value-type="float">
            <text:p>89,0196078431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8]-[.D228])/90" office:value-type="float" office:value="0" calcext:value-type="float">
            <text:p>0</text:p>
          </table:table-cell>
          <table:table-cell table:formula="of:=([.E228]-[.F228])" office:value-type="float" office:value="65" calcext:value-type="float">
            <text:p>65</text:p>
          </table:table-cell>
          <table:table-cell table:formula="of:=[.H228]/[.I228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29]/255*100" office:value-type="float" office:value="89.4117647058824" calcext:value-type="float">
            <text:p>89,4117647058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9]-[.D229])/90" office:value-type="float" office:value="0" calcext:value-type="float">
            <text:p>0</text:p>
          </table:table-cell>
          <table:table-cell table:formula="of:=([.E229]-[.F229])" office:value-type="float" office:value="65" calcext:value-type="float">
            <text:p>65</text:p>
          </table:table-cell>
          <table:table-cell table:formula="of:=[.H229]/[.I229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0]/255*100" office:value-type="float" office:value="89.8039215686275" calcext:value-type="float">
            <text:p>89,8039215686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0]-[.D230])/90" office:value-type="float" office:value="0" calcext:value-type="float">
            <text:p>0</text:p>
          </table:table-cell>
          <table:table-cell table:formula="of:=([.E230]-[.F230])" office:value-type="float" office:value="65" calcext:value-type="float">
            <text:p>65</text:p>
          </table:table-cell>
          <table:table-cell table:formula="of:=[.H230]/[.I23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1]/255*100" office:value-type="float" office:value="90.1960784313726" calcext:value-type="float">
            <text:p>90,1960784313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31]-[.D231])/90" office:value-type="float" office:value="0" calcext:value-type="float">
            <text:p>0</text:p>
          </table:table-cell>
          <table:table-cell table:formula="of:=([.E231]-[.F231])" office:value-type="float" office:value="65" calcext:value-type="float">
            <text:p>65</text:p>
          </table:table-cell>
          <table:table-cell table:formula="of:=[.H231]/[.I231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2]/255*100" office:value-type="float" office:value="90.5882352941177" calcext:value-type="float">
            <text:p>90,5882352941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2]-[.D232])/90" office:value-type="float" office:value="0" calcext:value-type="float">
            <text:p>0</text:p>
          </table:table-cell>
          <table:table-cell table:formula="of:=([.E232]-[.F232])" office:value-type="float" office:value="65" calcext:value-type="float">
            <text:p>65</text:p>
          </table:table-cell>
          <table:table-cell table:formula="of:=[.H232]/[.I232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3]/255*100" office:value-type="float" office:value="90.9803921568628" calcext:value-type="float">
            <text:p>90,9803921568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3]-[.D233])/90" office:value-type="float" office:value="0" calcext:value-type="float">
            <text:p>0</text:p>
          </table:table-cell>
          <table:table-cell table:formula="of:=([.E233]-[.F233])" office:value-type="float" office:value="65" calcext:value-type="float">
            <text:p>65</text:p>
          </table:table-cell>
          <table:table-cell table:formula="of:=[.H233]/[.I23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4]/255*100" office:value-type="float" office:value="91.3725490196079" calcext:value-type="float">
            <text:p>91,3725490196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4]-[.D234])/90" office:value-type="float" office:value="0" calcext:value-type="float">
            <text:p>0</text:p>
          </table:table-cell>
          <table:table-cell table:formula="of:=([.E234]-[.F234])" office:value-type="float" office:value="65" calcext:value-type="float">
            <text:p>65</text:p>
          </table:table-cell>
          <table:table-cell table:formula="of:=[.H234]/[.I234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5]/255*100" office:value-type="float" office:value="91.7647058823529" calcext:value-type="float">
            <text:p>91,7647058823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5]-[.D235])/90" office:value-type="float" office:value="0" calcext:value-type="float">
            <text:p>0</text:p>
          </table:table-cell>
          <table:table-cell table:formula="of:=([.E235]-[.F235])" office:value-type="float" office:value="65" calcext:value-type="float">
            <text:p>65</text:p>
          </table:table-cell>
          <table:table-cell table:formula="of:=[.H235]/[.I235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6]/255*100" office:value-type="float" office:value="92.156862745098" calcext:value-type="float">
            <text:p>9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6]-[.D236])/90" office:value-type="float" office:value="0" calcext:value-type="float">
            <text:p>0</text:p>
          </table:table-cell>
          <table:table-cell table:formula="of:=([.E236]-[.F236])" office:value-type="float" office:value="65" calcext:value-type="float">
            <text:p>65</text:p>
          </table:table-cell>
          <table:table-cell table:formula="of:=[.H236]/[.I236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7]/255*100" office:value-type="float" office:value="92.5490196078431" calcext:value-type="float">
            <text:p>9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7]-[.D237])/90" office:value-type="float" office:value="0" calcext:value-type="float">
            <text:p>0</text:p>
          </table:table-cell>
          <table:table-cell table:formula="of:=([.E237]-[.F237])" office:value-type="float" office:value="65" calcext:value-type="float">
            <text:p>65</text:p>
          </table:table-cell>
          <table:table-cell table:formula="of:=[.H237]/[.I237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8]/255*100" office:value-type="float" office:value="92.9411764705882" calcext:value-type="float">
            <text:p>9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8]-[.D238])/90" office:value-type="float" office:value="0" calcext:value-type="float">
            <text:p>0</text:p>
          </table:table-cell>
          <table:table-cell table:formula="of:=([.E238]-[.F238])" office:value-type="float" office:value="65" calcext:value-type="float">
            <text:p>65</text:p>
          </table:table-cell>
          <table:table-cell table:formula="of:=[.H238]/[.I238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39]/255*100" office:value-type="float" office:value="93.3333333333333" calcext:value-type="float">
            <text:p>9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9]-[.D239])/90" office:value-type="float" office:value="0" calcext:value-type="float">
            <text:p>0</text:p>
          </table:table-cell>
          <table:table-cell table:formula="of:=([.E239]-[.F239])" office:value-type="float" office:value="65" calcext:value-type="float">
            <text:p>65</text:p>
          </table:table-cell>
          <table:table-cell table:formula="of:=[.H239]/[.I239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0]/255*100" office:value-type="float" office:value="93.7254901960784" calcext:value-type="float">
            <text:p>9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0]-[.D240])/90" office:value-type="float" office:value="0" calcext:value-type="float">
            <text:p>0</text:p>
          </table:table-cell>
          <table:table-cell table:formula="of:=([.E240]-[.F240])" office:value-type="float" office:value="65" calcext:value-type="float">
            <text:p>65</text:p>
          </table:table-cell>
          <table:table-cell table:formula="of:=[.H240]/[.I24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1]/255*100" office:value-type="float" office:value="94.1176470588235" calcext:value-type="float">
            <text:p>9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41]-[.D241])/90" office:value-type="float" office:value="0" calcext:value-type="float">
            <text:p>0</text:p>
          </table:table-cell>
          <table:table-cell table:formula="of:=([.E241]-[.F241])" office:value-type="float" office:value="65" calcext:value-type="float">
            <text:p>65</text:p>
          </table:table-cell>
          <table:table-cell table:formula="of:=[.H241]/[.I241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2]/255*100" office:value-type="float" office:value="94.5098039215686" calcext:value-type="float">
            <text:p>94,5098039215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2]-[.D242])/90" office:value-type="float" office:value="0" calcext:value-type="float">
            <text:p>0</text:p>
          </table:table-cell>
          <table:table-cell table:formula="of:=([.E242]-[.F242])" office:value-type="float" office:value="65" calcext:value-type="float">
            <text:p>65</text:p>
          </table:table-cell>
          <table:table-cell table:formula="of:=[.H242]/[.I242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3]/255*100" office:value-type="float" office:value="94.9019607843137" calcext:value-type="float">
            <text:p>94,9019607843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3]-[.D243])/90" office:value-type="float" office:value="0" calcext:value-type="float">
            <text:p>0</text:p>
          </table:table-cell>
          <table:table-cell table:formula="of:=([.E243]-[.F243])" office:value-type="float" office:value="65" calcext:value-type="float">
            <text:p>65</text:p>
          </table:table-cell>
          <table:table-cell table:formula="of:=[.H243]/[.I24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4]/255*100" office:value-type="float" office:value="95.2941176470588" calcext:value-type="float">
            <text:p>9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4]-[.D244])/90" office:value-type="float" office:value="0" calcext:value-type="float">
            <text:p>0</text:p>
          </table:table-cell>
          <table:table-cell table:formula="of:=([.E244]-[.F244])" office:value-type="float" office:value="65" calcext:value-type="float">
            <text:p>65</text:p>
          </table:table-cell>
          <table:table-cell table:formula="of:=[.H244]/[.I244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5]/255*100" office:value-type="float" office:value="95.6862745098039" calcext:value-type="float">
            <text:p>9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5]-[.D245])/90" office:value-type="float" office:value="0" calcext:value-type="float">
            <text:p>0</text:p>
          </table:table-cell>
          <table:table-cell table:formula="of:=([.E245]-[.F245])" office:value-type="float" office:value="65" calcext:value-type="float">
            <text:p>65</text:p>
          </table:table-cell>
          <table:table-cell table:formula="of:=[.H245]/[.I245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6]/255*100" office:value-type="float" office:value="96.078431372549" calcext:value-type="float">
            <text:p>9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6]-[.D246])/90" office:value-type="float" office:value="0" calcext:value-type="float">
            <text:p>0</text:p>
          </table:table-cell>
          <table:table-cell table:formula="of:=([.E246]-[.F246])" office:value-type="float" office:value="65" calcext:value-type="float">
            <text:p>65</text:p>
          </table:table-cell>
          <table:table-cell table:formula="of:=[.H246]/[.I246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7]/255*100" office:value-type="float" office:value="96.4705882352941" calcext:value-type="float">
            <text:p>9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7]-[.D247])/90" office:value-type="float" office:value="0" calcext:value-type="float">
            <text:p>0</text:p>
          </table:table-cell>
          <table:table-cell table:formula="of:=([.E247]-[.F247])" office:value-type="float" office:value="65" calcext:value-type="float">
            <text:p>65</text:p>
          </table:table-cell>
          <table:table-cell table:formula="of:=[.H247]/[.I247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8]/255*100" office:value-type="float" office:value="96.8627450980392" calcext:value-type="float">
            <text:p>9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8]-[.D248])/90" office:value-type="float" office:value="0" calcext:value-type="float">
            <text:p>0</text:p>
          </table:table-cell>
          <table:table-cell table:formula="of:=([.E248]-[.F248])" office:value-type="float" office:value="65" calcext:value-type="float">
            <text:p>65</text:p>
          </table:table-cell>
          <table:table-cell table:formula="of:=[.H248]/[.I248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49]/255*100" office:value-type="float" office:value="97.2549019607843" calcext:value-type="float">
            <text:p>9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9]-[.D249])/90" office:value-type="float" office:value="0" calcext:value-type="float">
            <text:p>0</text:p>
          </table:table-cell>
          <table:table-cell table:formula="of:=([.E249]-[.F249])" office:value-type="float" office:value="65" calcext:value-type="float">
            <text:p>65</text:p>
          </table:table-cell>
          <table:table-cell table:formula="of:=[.H249]/[.I249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0]/255*100" office:value-type="float" office:value="97.6470588235294" calcext:value-type="float">
            <text:p>9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0]-[.D250])/90" office:value-type="float" office:value="0" calcext:value-type="float">
            <text:p>0</text:p>
          </table:table-cell>
          <table:table-cell table:formula="of:=([.E250]-[.F250])" office:value-type="float" office:value="65" calcext:value-type="float">
            <text:p>65</text:p>
          </table:table-cell>
          <table:table-cell table:formula="of:=[.H250]/[.I25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1]/255*100" office:value-type="float" office:value="98.0392156862745" calcext:value-type="float">
            <text:p>9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51]-[.D251])/90" office:value-type="float" office:value="0" calcext:value-type="float">
            <text:p>0</text:p>
          </table:table-cell>
          <table:table-cell table:formula="of:=([.E251]-[.F251])" office:value-type="float" office:value="65" calcext:value-type="float">
            <text:p>65</text:p>
          </table:table-cell>
          <table:table-cell table:formula="of:=[.H251]/[.I251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2]/255*100" office:value-type="float" office:value="98.4313725490196" calcext:value-type="float">
            <text:p>9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2]-[.D252])/90" office:value-type="float" office:value="0" calcext:value-type="float">
            <text:p>0</text:p>
          </table:table-cell>
          <table:table-cell table:formula="of:=([.E252]-[.F252])" office:value-type="float" office:value="65" calcext:value-type="float">
            <text:p>65</text:p>
          </table:table-cell>
          <table:table-cell table:formula="of:=[.H252]/[.I252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3]/255*100" office:value-type="float" office:value="98.8235294117647" calcext:value-type="float">
            <text:p>98,823529411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3]-[.D253])/90" office:value-type="float" office:value="0" calcext:value-type="float">
            <text:p>0</text:p>
          </table:table-cell>
          <table:table-cell table:formula="of:=([.E253]-[.F253])" office:value-type="float" office:value="65" calcext:value-type="float">
            <text:p>65</text:p>
          </table:table-cell>
          <table:table-cell table:formula="of:=[.H253]/[.I25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4]/255*100" office:value-type="float" office:value="99.2156862745098" calcext:value-type="float">
            <text:p>9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4]-[.D254])/90" office:value-type="float" office:value="0" calcext:value-type="float">
            <text:p>0</text:p>
          </table:table-cell>
          <table:table-cell table:formula="of:=([.E254]-[.F254])" office:value-type="float" office:value="65" calcext:value-type="float">
            <text:p>65</text:p>
          </table:table-cell>
          <table:table-cell table:formula="of:=[.H254]/[.I254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5]/255*100" office:value-type="float" office:value="99.6078431372549" calcext:value-type="float">
            <text:p>9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5]-[.D255])/90" office:value-type="float" office:value="0" calcext:value-type="float">
            <text:p>0</text:p>
          </table:table-cell>
          <table:table-cell table:formula="of:=([.E255]-[.F255])" office:value-type="float" office:value="65" calcext:value-type="float">
            <text:p>65</text:p>
          </table:table-cell>
          <table:table-cell table:formula="of:=[.H255]/[.I255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6]/255*100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6]-[.D256])/90" office:value-type="float" office:value="0" calcext:value-type="float">
            <text:p>0</text:p>
          </table:table-cell>
          <table:table-cell table:formula="of:=([.E256]-[.F256])" office:value-type="float" office:value="65" calcext:value-type="float">
            <text:p>65</text:p>
          </table:table-cell>
          <table:table-cell table:formula="of:=[.H256]/[.I256]" office:value-type="float" office:value="0" calcext:value-type="float">
            <text:p>0</text:p>
          </table:table-cell>
          <table:table-cell table:number-columns-repeated="18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4"/>
          <table:table-cell office:value-type="float" office:value="203.276247207744" calcext:value-type="float">
            <text:p>203,276247207744</text:p>
          </table:table-cell>
        </table:table-row>
        <table:table-row table:style-name="ro1">
          <table:table-cell table:number-columns-repeated="4"/>
          <table:table-cell office:value-type="float" office:value="187.020460358056" calcext:value-type="float">
            <text:p>187,020460358056</text:p>
          </table:table-cell>
        </table:table-row>
        <table:table-row table:style-name="ro1">
          <table:table-cell table:number-columns-repeated="4"/>
          <table:table-cell office:value-type="float" office:value="147.413182140326" calcext:value-type="float">
            <text:p>147,413182140326</text:p>
          </table:table-cell>
        </table:table-row>
        <table:table-row table:style-name="ro1">
          <table:table-cell table:number-columns-repeated="4"/>
          <table:table-cell office:value-type="float" office:value="127.450980392157" calcext:value-type="float">
            <text:p>127,450980392157</text:p>
          </table:table-cell>
        </table:table-row>
        <table:table-row table:style-name="ro1">
          <table:table-cell table:number-columns-repeated="4"/>
          <table:table-cell office:value-type="float" office:value="106.703146374829" calcext:value-type="float">
            <text:p>106,703146374829</text:p>
          </table:table-cell>
        </table:table-row>
        <table:table-row table:style-name="ro1">
          <table:table-cell table:number-columns-repeated="4"/>
          <table:table-cell office:value-type="float" office:value="96.2212699649396" calcext:value-type="float">
            <text:p>96,2212699649396</text:p>
          </table:table-cell>
        </table:table-row>
        <table:table-row table:style-name="ro1">
          <table:table-cell table:number-columns-repeated="4"/>
          <table:table-cell office:value-type="float" office:value="89.7893403936917" calcext:value-type="float">
            <text:p>89,7893403936917</text:p>
          </table:table-cell>
        </table:table-row>
        <table:table-row table:style-name="ro1">
          <table:table-cell table:number-columns-repeated="4"/>
          <table:table-cell office:value-type="float" office:value="81.9327731092437" calcext:value-type="float">
            <text:p>81,9327731092437</text:p>
          </table:table-cell>
        </table:table-row>
        <table:table-row table:style-name="ro1">
          <table:table-cell table:number-columns-repeated="4"/>
          <table:table-cell office:value-type="float" office:value="76.4705882352941" calcext:value-type="float">
            <text:p>76,4705882352941</text:p>
          </table:table-cell>
        </table:table-row>
        <table:table-row table:style-name="ro1">
          <table:table-cell table:number-columns-repeated="4"/>
          <table:table-cell office:value-type="float" office:value="72.9802294361728" calcext:value-type="float">
            <text:p>72,9802294361728</text:p>
          </table:table-cell>
        </table:table-row>
        <table:table-row table:style-name="ro1">
          <table:table-cell table:number-columns-repeated="4"/>
          <table:table-cell office:value-type="float" office:value="69.6066037034283" calcext:value-type="float">
            <text:p>69,6066037034283</text:p>
          </table:table-cell>
        </table:table-row>
        <table:table-row table:style-name="ro1">
          <table:table-cell table:number-columns-repeated="4"/>
          <table:table-cell office:value-type="float" office:value="66.2274147534303" calcext:value-type="float">
            <text:p>66,2274147534303</text:p>
          </table:table-cell>
        </table:table-row>
        <table:table-row table:style-name="ro1">
          <table:table-cell table:number-columns-repeated="4"/>
          <table:table-cell office:value-type="float" office:value="63.9303953092491" calcext:value-type="float">
            <text:p>63,9303953092491</text:p>
          </table:table-cell>
        </table:table-row>
        <table:table-row table:style-name="ro1">
          <table:table-cell table:number-columns-repeated="4"/>
          <table:table-cell office:value-type="float" office:value="62.0031796502385" calcext:value-type="float">
            <text:p>62,0031796502385</text:p>
          </table:table-cell>
        </table:table-row>
        <table:table-row table:style-name="ro1">
          <table:table-cell table:number-columns-repeated="4"/>
          <table:table-cell office:value-type="float" office:value="58.6623690572119" calcext:value-type="float">
            <text:p>58,6623690572119</text:p>
          </table:table-cell>
        </table:table-row>
        <table:table-row table:style-name="ro1">
          <table:table-cell table:number-columns-repeated="4"/>
          <table:table-cell office:value-type="float" office:value="57.8516624040921" calcext:value-type="float">
            <text:p>57,8516624040921</text:p>
          </table:table-cell>
        </table:table-row>
        <table:table-row table:style-name="ro1">
          <table:table-cell table:number-columns-repeated="4"/>
          <table:table-cell office:value-type="float" office:value="55.4134697357204" calcext:value-type="float">
            <text:p>55,4134697357204</text:p>
          </table:table-cell>
        </table:table-row>
        <table:table-row table:style-name="ro1">
          <table:table-cell table:number-columns-repeated="4"/>
          <table:table-cell office:value-type="float" office:value="54.4962812711291" calcext:value-type="float">
            <text:p>54,4962812711291</text:p>
          </table:table-cell>
        </table:table-row>
        <table:table-row table:style-name="ro1">
          <table:table-cell table:number-columns-repeated="4"/>
          <table:table-cell office:value-type="float" office:value="53.2741398446171" calcext:value-type="float">
            <text:p>53,2741398446171</text:p>
          </table:table-cell>
        </table:table-row>
        <table:table-row table:style-name="ro1">
          <table:table-cell table:number-columns-repeated="4"/>
          <table:table-cell office:value-type="float" office:value="52.5735294117647" calcext:value-type="float">
            <text:p>52,5735294117647</text:p>
          </table:table-cell>
        </table:table-row>
        <table:table-row table:style-name="ro1">
          <table:table-cell table:number-columns-repeated="4"/>
          <table:table-cell office:value-type="float" office:value="51.0805500982318" calcext:value-type="float">
            <text:p>51,0805500982318</text:p>
          </table:table-cell>
        </table:table-row>
        <table:table-row table:style-name="ro1">
          <table:table-cell table:number-columns-repeated="4"/>
          <table:table-cell office:value-type="float" office:value="50.6587493041381" calcext:value-type="float">
            <text:p>50,6587493041381</text:p>
          </table:table-cell>
        </table:table-row>
        <table:table-row table:style-name="ro1">
          <table:table-cell table:number-columns-repeated="4"/>
          <table:table-cell office:value-type="float" office:value="49.1889429982833" calcext:value-type="float">
            <text:p>49,1889429982833</text:p>
          </table:table-cell>
        </table:table-row>
        <table:table-row table:style-name="ro1">
          <table:table-cell table:number-columns-repeated="4"/>
          <table:table-cell office:value-type="float" office:value="48.9800074674994" calcext:value-type="float">
            <text:p>48,9800074674994</text:p>
          </table:table-cell>
        </table:table-row>
        <table:table-row table:style-name="ro1">
          <table:table-cell table:number-columns-repeated="4"/>
          <table:table-cell office:value-type="float" office:value="47.7941176470588" calcext:value-type="float">
            <text:p>47,7941176470588</text:p>
          </table:table-cell>
        </table:table-row>
        <table:table-row table:style-name="ro1">
          <table:table-cell table:number-columns-repeated="4"/>
          <table:table-cell office:value-type="float" office:value="47.439336285946" calcext:value-type="float">
            <text:p>47,439336285946</text:p>
          </table:table-cell>
        </table:table-row>
        <table:table-row table:style-name="ro1">
          <table:table-cell table:number-columns-repeated="4"/>
          <table:table-cell office:value-type="float" office:value="46.4866797782943" calcext:value-type="float">
            <text:p>46,4866797782943</text:p>
          </table:table-cell>
        </table:table-row>
        <table:table-row table:style-name="ro1">
          <table:table-cell table:number-columns-repeated="4"/>
          <table:table-cell office:value-type="float" office:value="45.9720545109539" calcext:value-type="float">
            <text:p>45,9720545109539</text:p>
          </table:table-cell>
        </table:table-row>
        <table:table-row table:style-name="ro1">
          <table:table-cell table:number-columns-repeated="4"/>
          <table:table-cell office:value-type="float" office:value="45.4066640793924" calcext:value-type="float">
            <text:p>45,4066640793924</text:p>
          </table:table-cell>
        </table:table-row>
        <table:table-row table:style-name="ro1">
          <table:table-cell table:number-columns-repeated="4"/>
          <table:table-cell office:value-type="float" office:value="44.7581936585887" calcext:value-type="float">
            <text:p>44,7581936585887</text:p>
          </table:table-cell>
        </table:table-row>
        <table:table-row table:style-name="ro1">
          <table:table-cell table:number-columns-repeated="4"/>
          <table:table-cell office:value-type="float" office:value="44.4674786214045" calcext:value-type="float">
            <text:p>44,4674786214045</text:p>
          </table:table-cell>
        </table:table-row>
        <table:table-row table:style-name="ro1">
          <table:table-cell table:number-columns-repeated="4"/>
          <table:table-cell office:value-type="float" office:value="44.3260172252671" calcext:value-type="float">
            <text:p>44,3260172252671</text:p>
          </table:table-cell>
        </table:table-row>
        <table:table-row table:style-name="ro1">
          <table:table-cell table:number-columns-repeated="4"/>
          <table:table-cell office:value-type="float" office:value="44.1360986050631" calcext:value-type="float">
            <text:p>44,1360986050631</text:p>
          </table:table-cell>
        </table:table-row>
        <table:table-row table:style-name="ro1">
          <table:table-cell table:number-columns-repeated="4"/>
          <table:table-cell office:value-type="float" office:value="43.8307030129125" calcext:value-type="float">
            <text:p>43,8307030129125</text:p>
          </table:table-cell>
        </table:table-row>
        <table:table-row table:style-name="ro1">
          <table:table-cell table:number-columns-repeated="4"/>
          <table:table-cell office:value-type="float" office:value="43.6628259551243" calcext:value-type="float">
            <text:p>43,6628259551243</text:p>
          </table:table-cell>
        </table:table-row>
        <table:table-row table:style-name="ro1">
          <table:table-cell table:number-columns-repeated="4"/>
          <table:table-cell office:value-type="float" office:value="43.3520110705293" calcext:value-type="float">
            <text:p>43,3520110705293</text:p>
          </table:table-cell>
        </table:table-row>
        <table:table-row table:style-name="ro1">
          <table:table-cell table:number-columns-repeated="4"/>
          <table:table-cell office:value-type="float" office:value="43.1225121627598" calcext:value-type="float">
            <text:p>43,1225121627598</text:p>
          </table:table-cell>
        </table:table-row>
        <table:table-row table:style-name="ro1">
          <table:table-cell table:number-columns-repeated="4"/>
          <table:table-cell office:value-type="float" office:value="42.8728471967754" calcext:value-type="float">
            <text:p>42,8728471967754</text:p>
          </table:table-cell>
        </table:table-row>
        <table:table-row table:style-name="ro1">
          <table:table-cell table:number-columns-repeated="4"/>
          <table:table-cell office:value-type="float" office:value="42.559442614006" calcext:value-type="float">
            <text:p>42,559442614006</text:p>
          </table:table-cell>
        </table:table-row>
        <table:table-row table:style-name="ro1">
          <table:table-cell table:number-columns-repeated="4"/>
          <table:table-cell office:value-type="float" office:value="42.1303656597774" calcext:value-type="float">
            <text:p>42,1303656597774</text:p>
          </table:table-cell>
        </table:table-row>
        <table:table-row table:style-name="ro1">
          <table:table-cell table:number-columns-repeated="4"/>
          <table:table-cell office:value-type="float" office:value="41.9513555506862" calcext:value-type="float">
            <text:p>41,9513555506862</text:p>
          </table:table-cell>
        </table:table-row>
        <table:table-row table:style-name="ro1">
          <table:table-cell table:number-columns-repeated="4"/>
          <table:table-cell office:value-type="float" office:value="41.5601023017903" calcext:value-type="float">
            <text:p>41,5601023017903</text:p>
          </table:table-cell>
        </table:table-row>
        <table:table-row table:style-name="ro1">
          <table:table-cell table:number-columns-repeated="4"/>
          <table:table-cell office:value-type="float" office:value="41.4688793529032" calcext:value-type="float">
            <text:p>41,4688793529032</text:p>
          </table:table-cell>
        </table:table-row>
        <table:table-row table:style-name="ro1">
          <table:table-cell table:number-columns-repeated="4"/>
          <table:table-cell office:value-type="float" office:value="41.1209766925638" calcext:value-type="float">
            <text:p>41,1209766925638</text:p>
          </table:table-cell>
        </table:table-row>
        <table:table-row table:style-name="ro1">
          <table:table-cell table:number-columns-repeated="4"/>
          <table:table-cell office:value-type="float" office:value="41.2969657136598" calcext:value-type="float">
            <text:p>41,2969657136598</text:p>
          </table:table-cell>
        </table:table-row>
        <table:table-row table:style-name="ro1">
          <table:table-cell table:number-columns-repeated="4"/>
          <table:table-cell office:value-type="float" office:value="40.8304498269896" calcext:value-type="float">
            <text:p>40,8304498269896</text:p>
          </table:table-cell>
        </table:table-row>
        <table:table-row table:style-name="ro1">
          <table:table-cell table:number-columns-repeated="4"/>
          <table:table-cell office:value-type="float" office:value="40.8327080461375" calcext:value-type="float">
            <text:p>40,8327080461375</text:p>
          </table:table-cell>
        </table:table-row>
        <table:table-row table:style-name="ro1">
          <table:table-cell table:number-columns-repeated="4"/>
          <table:table-cell office:value-type="float" office:value="40.5509059607616" calcext:value-type="float">
            <text:p>40,5509059607616</text:p>
          </table:table-cell>
        </table:table-row>
        <table:table-row table:style-name="ro1">
          <table:table-cell table:number-columns-repeated="4"/>
          <table:table-cell office:value-type="float" office:value="40.755098601045" calcext:value-type="float">
            <text:p>40,755098601045</text:p>
          </table:table-cell>
        </table:table-row>
        <table:table-row table:style-name="ro1">
          <table:table-cell table:number-columns-repeated="4"/>
          <table:table-cell office:value-type="float" office:value="40.2588890709487" calcext:value-type="float">
            <text:p>40,2588890709487</text:p>
          </table:table-cell>
        </table:table-row>
        <table:table-row table:style-name="ro1">
          <table:table-cell table:number-columns-repeated="4"/>
          <table:table-cell office:value-type="float" office:value="40.1925894913125" calcext:value-type="float">
            <text:p>40,1925894913125</text:p>
          </table:table-cell>
        </table:table-row>
        <table:table-row table:style-name="ro1">
          <table:table-cell table:number-columns-repeated="4"/>
          <table:table-cell office:value-type="float" office:value="39.9350956236806" calcext:value-type="float">
            <text:p>39,9350956236806</text:p>
          </table:table-cell>
        </table:table-row>
        <table:table-row table:style-name="ro1">
          <table:table-cell table:number-columns-repeated="4"/>
          <table:table-cell office:value-type="float" office:value="39.8033030246799" calcext:value-type="float">
            <text:p>39,8033030246799</text:p>
          </table:table-cell>
        </table:table-row>
        <table:table-row table:style-name="ro1">
          <table:table-cell table:number-columns-repeated="4"/>
          <table:table-cell office:value-type="float" office:value="39.5741200702732" calcext:value-type="float">
            <text:p>39,5741200702732</text:p>
          </table:table-cell>
        </table:table-row>
        <table:table-row table:style-name="ro1">
          <table:table-cell table:number-columns-repeated="4"/>
          <table:table-cell office:value-type="float" office:value="39.453717754173" calcext:value-type="float">
            <text:p>39,453717754173</text:p>
          </table:table-cell>
        </table:table-row>
        <table:table-row table:style-name="ro1">
          <table:table-cell table:number-columns-repeated="4"/>
          <table:table-cell office:value-type="float" office:value="39.3472825371759" calcext:value-type="float">
            <text:p>39,3472825371759</text:p>
          </table:table-cell>
        </table:table-row>
        <table:table-row table:style-name="ro1">
          <table:table-cell table:number-columns-repeated="4"/>
          <table:table-cell office:value-type="float" office:value="39.1296869625043" calcext:value-type="float">
            <text:p>39,1296869625043</text:p>
          </table:table-cell>
        </table:table-row>
        <table:table-row table:style-name="ro1">
          <table:table-cell table:number-columns-repeated="4"/>
          <table:table-cell office:value-type="float" office:value="39.2582195568032" calcext:value-type="float">
            <text:p>39,2582195568032</text:p>
          </table:table-cell>
        </table:table-row>
        <table:table-row table:style-name="ro1">
          <table:table-cell table:number-columns-repeated="4"/>
          <table:table-cell office:value-type="float" office:value="39.0765248611865" calcext:value-type="float">
            <text:p>39,0765248611865</text:p>
          </table:table-cell>
        </table:table-row>
        <table:table-row table:style-name="ro1">
          <table:table-cell table:number-columns-repeated="4"/>
          <table:table-cell office:value-type="float" office:value="39.0283356409448" calcext:value-type="float">
            <text:p>39,0283356409448</text:p>
          </table:table-cell>
        </table:table-row>
        <table:table-row table:style-name="ro1">
          <table:table-cell table:number-columns-repeated="4"/>
          <table:table-cell office:value-type="float" office:value="38.9100861522698" calcext:value-type="float">
            <text:p>38,9100861522698</text:p>
          </table:table-cell>
        </table:table-row>
        <table:table-row table:style-name="ro1">
          <table:table-cell table:number-columns-repeated="4"/>
          <table:table-cell office:value-type="float" office:value="38.8131792306365" calcext:value-type="float">
            <text:p>38,8131792306365</text:p>
          </table:table-cell>
        </table:table-row>
        <table:table-row table:style-name="ro1">
          <table:table-cell table:number-columns-repeated="4"/>
          <table:table-cell office:value-type="float" office:value="38.6506187489405" calcext:value-type="float">
            <text:p>38,6506187489405</text:p>
          </table:table-cell>
        </table:table-row>
        <table:table-row table:style-name="ro1">
          <table:table-cell table:number-columns-repeated="4"/>
          <table:table-cell office:value-type="float" office:value="38.636714528331" calcext:value-type="float">
            <text:p>38,636714528331</text:p>
          </table:table-cell>
        </table:table-row>
        <table:table-row table:style-name="ro1">
          <table:table-cell table:number-columns-repeated="4"/>
          <table:table-cell office:value-type="float" office:value="38.4819734345351" calcext:value-type="float">
            <text:p>38,4819734345351</text:p>
          </table:table-cell>
        </table:table-row>
        <table:table-row table:style-name="ro1">
          <table:table-cell table:number-columns-repeated="4"/>
          <table:table-cell office:value-type="float" office:value="38.4461803389154" calcext:value-type="float">
            <text:p>38,4461803389154</text:p>
          </table:table-cell>
        </table:table-row>
        <table:table-row table:style-name="ro1">
          <table:table-cell table:number-columns-repeated="4"/>
          <table:table-cell office:value-type="float" office:value="38.2751640802306" calcext:value-type="float">
            <text:p>38,2751640802306</text:p>
          </table:table-cell>
        </table:table-row>
        <table:table-row table:style-name="ro1">
          <table:table-cell table:number-columns-repeated="4"/>
          <table:table-cell office:value-type="float" office:value="38.243163081244" calcext:value-type="float">
            <text:p>38,243163081244</text:p>
          </table:table-cell>
        </table:table-row>
        <table:table-row table:style-name="ro1">
          <table:table-cell table:number-columns-repeated="4"/>
          <table:table-cell office:value-type="float" office:value="38.111354752598" calcext:value-type="float">
            <text:p>38,111354752598</text:p>
          </table:table-cell>
        </table:table-row>
        <table:table-row table:style-name="ro1">
          <table:table-cell table:number-columns-repeated="4"/>
          <table:table-cell office:value-type="float" office:value="38.2276178891553" calcext:value-type="float">
            <text:p>38,2276178891553</text:p>
          </table:table-cell>
        </table:table-row>
        <table:table-row table:style-name="ro1">
          <table:table-cell table:number-columns-repeated="4"/>
          <table:table-cell office:value-type="float" office:value="38.0992254553067" calcext:value-type="float">
            <text:p>38,0992254553067</text:p>
          </table:table-cell>
        </table:table-row>
        <table:table-row table:style-name="ro1">
          <table:table-cell table:number-columns-repeated="4"/>
          <table:table-cell office:value-type="float" office:value="38.0710659898477" calcext:value-type="float">
            <text:p>38,0710659898477</text:p>
          </table:table-cell>
        </table:table-row>
        <table:table-row table:style-name="ro1">
          <table:table-cell table:number-columns-repeated="4"/>
          <table:table-cell office:value-type="float" office:value="37.9192999513855" calcext:value-type="float">
            <text:p>37,9192999513855</text:p>
          </table:table-cell>
        </table:table-row>
        <table:table-row table:style-name="ro1">
          <table:table-cell table:number-columns-repeated="4"/>
          <table:table-cell office:value-type="float" office:value="37.8366322832451" calcext:value-type="float">
            <text:p>37,8366322832451</text:p>
          </table:table-cell>
        </table:table-row>
        <table:table-row table:style-name="ro1">
          <table:table-cell table:number-columns-repeated="4"/>
          <table:table-cell office:value-type="float" office:value="37.756190937194" calcext:value-type="float">
            <text:p>37,756190937194</text:p>
          </table:table-cell>
        </table:table-row>
        <table:table-row table:style-name="ro1">
          <table:table-cell table:number-columns-repeated="4"/>
          <table:table-cell office:value-type="float" office:value="37.7266205817138" calcext:value-type="float">
            <text:p>37,7266205817138</text:p>
          </table:table-cell>
        </table:table-row>
        <table:table-row table:style-name="ro1">
          <table:table-cell table:number-columns-repeated="4"/>
          <table:table-cell office:value-type="float" office:value="37.6290483388544" calcext:value-type="float">
            <text:p>37,6290483388544</text:p>
          </table:table-cell>
        </table:table-row>
        <table:table-row table:style-name="ro1">
          <table:table-cell table:number-columns-repeated="4"/>
          <table:table-cell office:value-type="float" office:value="37.6084860173578" calcext:value-type="float">
            <text:p>37,6084860173578</text:p>
          </table:table-cell>
        </table:table-row>
        <table:table-row table:style-name="ro1">
          <table:table-cell table:number-columns-repeated="4"/>
          <table:table-cell office:value-type="float" office:value="37.4151433308654" calcext:value-type="float">
            <text:p>37,4151433308654</text:p>
          </table:table-cell>
        </table:table-row>
        <table:table-row table:style-name="ro1">
          <table:table-cell table:number-columns-repeated="4"/>
          <table:table-cell office:value-type="float" office:value="37.3582456971582" calcext:value-type="float">
            <text:p>37,3582456971582</text:p>
          </table:table-cell>
        </table:table-row>
        <table:table-row table:style-name="ro1">
          <table:table-cell table:number-columns-repeated="4"/>
          <table:table-cell office:value-type="float" office:value="37.393282265221" calcext:value-type="float">
            <text:p>37,393282265221</text:p>
          </table:table-cell>
        </table:table-row>
        <table:table-row table:style-name="ro1">
          <table:table-cell table:number-columns-repeated="4"/>
          <table:table-cell office:value-type="float" office:value="37.280392827675" calcext:value-type="float">
            <text:p>37,280392827675</text:p>
          </table:table-cell>
        </table:table-row>
        <table:table-row table:style-name="ro1">
          <table:table-cell table:number-columns-repeated="4"/>
          <table:table-cell office:value-type="float" office:value="37.4358820529742" calcext:value-type="float">
            <text:p>37,4358820529742</text:p>
          </table:table-cell>
        </table:table-row>
        <table:table-row table:style-name="ro1">
          <table:table-cell table:number-columns-repeated="4"/>
          <table:table-cell office:value-type="float" office:value="37.2808530347974" calcext:value-type="float">
            <text:p>37,2808530347974</text:p>
          </table:table-cell>
        </table:table-row>
        <table:table-row table:style-name="ro1">
          <table:table-cell table:number-columns-repeated="4"/>
          <table:table-cell office:value-type="float" office:value="37.2409357978739" calcext:value-type="float">
            <text:p>37,2409357978739</text:p>
          </table:table-cell>
        </table:table-row>
        <table:table-row table:style-name="ro1">
          <table:table-cell table:number-columns-repeated="4"/>
          <table:table-cell office:value-type="float" office:value="37.4657946319405" calcext:value-type="float">
            <text:p>37,4657946319405</text:p>
          </table:table-cell>
        </table:table-row>
        <table:table-row table:style-name="ro1">
          <table:table-cell table:number-columns-repeated="4"/>
          <table:table-cell office:value-type="float" office:value="37.1697609698448" calcext:value-type="float">
            <text:p>37,1697609698448</text:p>
          </table:table-cell>
        </table:table-row>
        <table:table-row table:style-name="ro1">
          <table:table-cell table:number-columns-repeated="4"/>
          <table:table-cell office:value-type="float" office:value="37.1145094270289" calcext:value-type="float">
            <text:p>37,1145094270289</text:p>
          </table:table-cell>
        </table:table-row>
        <table:table-row table:style-name="ro1">
          <table:table-cell table:number-columns-repeated="4"/>
          <table:table-cell office:value-type="float" office:value="37.0781175724925" calcext:value-type="float">
            <text:p>37,0781175724925</text:p>
          </table:table-cell>
        </table:table-row>
        <table:table-row table:style-name="ro1">
          <table:table-cell table:number-columns-repeated="4"/>
          <table:table-cell office:value-type="float" office:value="36.938270696742" calcext:value-type="float">
            <text:p>36,938270696742</text:p>
          </table:table-cell>
        </table:table-row>
        <table:table-row table:style-name="ro1">
          <table:table-cell table:number-columns-repeated="4"/>
          <table:table-cell office:value-type="float" office:value="36.9560463590641" calcext:value-type="float">
            <text:p>36,9560463590641</text:p>
          </table:table-cell>
        </table:table-row>
        <table:table-row table:style-name="ro1">
          <table:table-cell table:number-columns-repeated="4"/>
          <table:table-cell office:value-type="float" office:value="36.8998702422145" calcext:value-type="float">
            <text:p>36,8998702422145</text:p>
          </table:table-cell>
        </table:table-row>
        <table:table-row table:style-name="ro1">
          <table:table-cell table:number-columns-repeated="4"/>
          <table:table-cell office:value-type="float" office:value="36.9120325725919" calcext:value-type="float">
            <text:p>36,9120325725919</text:p>
          </table:table-cell>
        </table:table-row>
        <table:table-row table:style-name="ro1">
          <table:table-cell table:number-columns-repeated="4"/>
          <table:table-cell office:value-type="float" office:value="36.9184220537365" calcext:value-type="float">
            <text:p>36,9184220537365</text:p>
          </table:table-cell>
        </table:table-row>
        <table:table-row table:style-name="ro1">
          <table:table-cell table:number-columns-repeated="4"/>
          <table:table-cell office:value-type="float" office:value="37.0129527759715" calcext:value-type="float">
            <text:p>37,0129527759715</text:p>
          </table:table-cell>
        </table:table-row>
        <table:table-row table:style-name="ro1">
          <table:table-cell table:number-columns-repeated="4"/>
          <table:table-cell office:value-type="float" office:value="36.8437930645958" calcext:value-type="float">
            <text:p>36,8437930645958</text:p>
          </table:table-cell>
        </table:table-row>
        <table:table-row table:style-name="ro1">
          <table:table-cell table:number-columns-repeated="4"/>
          <table:table-cell office:value-type="float" office:value="36.8506047278725" calcext:value-type="float">
            <text:p>36,8506047278725</text:p>
          </table:table-cell>
        </table:table-row>
        <table:table-row table:style-name="ro1">
          <table:table-cell table:number-columns-repeated="4"/>
          <table:table-cell office:value-type="float" office:value="36.782761638528" calcext:value-type="float">
            <text:p>36,782761638528</text:p>
          </table:table-cell>
        </table:table-row>
        <table:table-row table:style-name="ro1">
          <table:table-cell table:number-columns-repeated="4"/>
          <table:table-cell office:value-type="float" office:value="36.7321195812135" calcext:value-type="float">
            <text:p>36,7321195812135</text:p>
          </table:table-cell>
        </table:table-row>
        <table:table-row table:style-name="ro1">
          <table:table-cell table:number-columns-repeated="4"/>
          <table:table-cell office:value-type="float" office:value="36.7553231415918" calcext:value-type="float">
            <text:p>36,7553231415918</text:p>
          </table:table-cell>
        </table:table-row>
        <table:table-row table:style-name="ro1">
          <table:table-cell table:number-columns-repeated="4"/>
          <table:table-cell office:value-type="float" office:value="36.7626387074369" calcext:value-type="float">
            <text:p>36,7626387074369</text:p>
          </table:table-cell>
        </table:table-row>
        <table:table-row table:style-name="ro1">
          <table:table-cell table:number-columns-repeated="4"/>
          <table:table-cell office:value-type="float" office:value="36.6982235932348" calcext:value-type="float">
            <text:p>36,6982235932348</text:p>
          </table:table-cell>
        </table:table-row>
        <table:table-row table:style-name="ro1">
          <table:table-cell table:number-columns-repeated="4"/>
          <table:table-cell office:value-type="float" office:value="36.5948359541837" calcext:value-type="float">
            <text:p>36,5948359541837</text:p>
          </table:table-cell>
        </table:table-row>
        <table:table-row table:style-name="ro1">
          <table:table-cell table:number-columns-repeated="4"/>
          <table:table-cell office:value-type="float" office:value="36.6382425205955" calcext:value-type="float">
            <text:p>36,6382425205955</text:p>
          </table:table-cell>
        </table:table-row>
        <table:table-row table:style-name="ro1">
          <table:table-cell table:number-columns-repeated="4"/>
          <table:table-cell office:value-type="float" office:value="36.6214667685256" calcext:value-type="float">
            <text:p>36,6214667685256</text:p>
          </table:table-cell>
        </table:table-row>
        <table:table-row table:style-name="ro1">
          <table:table-cell table:number-columns-repeated="4"/>
          <table:table-cell office:value-type="float" office:value="36.6393772647967" calcext:value-type="float">
            <text:p>36,6393772647967</text:p>
          </table:table-cell>
        </table:table-row>
        <table:table-row table:style-name="ro1">
          <table:table-cell table:number-columns-repeated="4"/>
          <table:table-cell office:value-type="float" office:value="36.5499359595139" calcext:value-type="float">
            <text:p>36,5499359595139</text:p>
          </table:table-cell>
        </table:table-row>
        <table:table-row table:style-name="ro1">
          <table:table-cell table:number-columns-repeated="4"/>
          <table:table-cell office:value-type="float" office:value="36.6404745636375" calcext:value-type="float">
            <text:p>36,6404745636375</text:p>
          </table:table-cell>
        </table:table-row>
        <table:table-row table:style-name="ro1">
          <table:table-cell table:number-columns-repeated="4"/>
          <table:table-cell office:value-type="float" office:value="36.6146458583433" calcext:value-type="float">
            <text:p>36,6146458583433</text:p>
          </table:table-cell>
        </table:table-row>
        <table:table-row table:style-name="ro1">
          <table:table-cell table:number-columns-repeated="4"/>
          <table:table-cell office:value-type="float" office:value="36.6748727044756" calcext:value-type="float">
            <text:p>36,6748727044756</text:p>
          </table:table-cell>
        </table:table-row>
        <table:table-row table:style-name="ro1">
          <table:table-cell table:number-columns-repeated="4"/>
          <table:table-cell office:value-type="float" office:value="36.6633056109414" calcext:value-type="float">
            <text:p>36,6633056109414</text:p>
          </table:table-cell>
        </table:table-row>
        <table:table-row table:style-name="ro1">
          <table:table-cell table:number-columns-repeated="4"/>
          <table:table-cell office:value-type="float" office:value="36.6566158612237" calcext:value-type="float">
            <text:p>36,6566158612237</text:p>
          </table:table-cell>
        </table:table-row>
        <table:table-row table:style-name="ro1">
          <table:table-cell table:number-columns-repeated="4"/>
          <table:table-cell office:value-type="float" office:value="36.561955923275" calcext:value-type="float">
            <text:p>36,56195592327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float" office:value="37.5753173891454" calcext:value-type="float">
            <text:p>37,5753173891454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4"/>
          <table:table-cell office:value-type="float" office:value="37.3852253041829" calcext:value-type="float">
            <text:p>37,3852253041829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4"/>
          <table:table-cell office:value-type="float" office:value="36.8789676410699" calcext:value-type="float">
            <text:p>36,8789676410699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4"/>
          <table:table-cell office:value-type="float" office:value="36.6399304780806" calcext:value-type="float">
            <text:p>36,6399304780806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4"/>
          <table:table-cell office:value-type="float" office:value="36.3534675615213" calcext:value-type="float">
            <text:p>36,3534675615213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4"/>
          <table:table-cell office:value-type="float" office:value="36.1246764474314" calcext:value-type="float">
            <text:p>36,1246764474314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4"/>
          <table:table-cell office:value-type="float" office:value="36.0054809962974" calcext:value-type="float">
            <text:p>36,0054809962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.00.0000</text:date>, <text:time style:data-style-name="N2" text:time-value="17:19:24.312002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30T12:55:09.654285714</meta:creation-date>
    <dc:date>2025-05-31T22:59:57.144652103</dc:date>
    <meta:editing-duration>PT3H16M53S</meta:editing-duration>
    <meta:editing-cycles>37</meta:editing-cycles>
    <meta:generator>LibreOffice/25.2.3.2$Linux_X86_64 LibreOffice_project/520$Build-2</meta:generator>
    <meta:document-statistic meta:table-count="2" meta:cell-count="281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61cm" svg:height="51.14cm" xlink:href=".." xlink:type="simple" chart:class="chart:line" chart:style-name="ch1">
        <chart:legend chart:legend-position="end" svg:x="28.083cm" svg:y="25.022cm" style:legend-expansion="high" chart:style-name="ch2"/>
        <chart:plot-area chart:style-name="ch3" svg:x="0.643cm" svg:y="1.022cm" svg:width="26.797cm" svg:height="49.096cm">
          <chart:coordinate-region svg:x="1.372cm" svg:y="1.222cm" svg:width="25.875cm" svg:height="48.249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J15:Sheet1.J82" chart:class="chart:line">
            <chart:regression-curve chart:style-name="ch9">
              <chart:equation chart:display-equation="true" chart:display-r-square="false"/>
            </chart:regression-curve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008547008547">
                <text:p>0.027008547008547</text:p>
                <draw:g>
                  <svg:desc>Sheet1.J15:Sheet1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4529914529915">
                <text:p>0.0314529914529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5641025641026">
                <text:p>0.0425641025641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3076923076923">
                <text:p>0.05230769230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538461538462">
                <text:p>0.0661538461538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4358974358974">
                <text:p>0.0774358974358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3504273504274">
                <text:p>0.0873504273504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512820512821">
                <text:p>0.100512820512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820512820513">
                <text:p>0.112820512820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3589743589744">
                <text:p>0.123589743589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213675213675">
                <text:p>0.135213675213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8034188034188">
                <text:p>0.148034188034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948717948718">
                <text:p>0.15948717948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0769230769231">
                <text:p>0.170769230769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7179487179487">
                <text:p>0.187179487179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6581196581197">
                <text:p>0.196581196581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307692307692">
                <text:p>0.212307692307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3076923076923">
                <text:p>0.223076923076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5555555555556">
                <text:p>0.235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6153846153846">
                <text:p>0.246153846153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025641025641">
                <text:p>0.261025641025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0940170940171">
                <text:p>0.270940170940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7008547008547">
                <text:p>0.287008547008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6239316239316">
                <text:p>0.296239316239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1794871794872">
                <text:p>0.311794871794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2393162393162">
                <text:p>0.322393162393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7435897435897">
                <text:p>0.337435897435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974358974359">
                <text:p>0.34974358974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735042735043">
                <text:p>0.362735042735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6752136752137">
                <text:p>0.376752136752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8034188034188">
                <text:p>0.388034188034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8119658119658">
                <text:p>0.398119658119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8717948717949">
                <text:p>0.408717948717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0512820512821">
                <text:p>0.420512820512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1111111111111">
                <text:p>0.4311111111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3247863247863">
                <text:p>0.443247863247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4700854700855">
                <text:p>0.454700854700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6495726495727">
                <text:p>0.466495726495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9145299145299">
                <text:p>0.479145299145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4786324786325">
                <text:p>0.50478632478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8974358974359">
                <text:p>0.518974358974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957264957265">
                <text:p>0.529572649572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3589743589744">
                <text:p>0.543589743589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0769230769231">
                <text:p>0.550769230769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6239316239316">
                <text:p>0.576239316239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991452991453">
                <text:p>0.58991452991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96581196581197">
                <text:p>0.596581196581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3675213675214">
                <text:p>0.613675213675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4444444444445">
                <text:p>0.624444444444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8290598290598">
                <text:p>0.6382905982905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025641025641">
                <text:p>0.65025641025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3931623931624">
                <text:p>0.663931623931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75897435897436">
                <text:p>0.675897435897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7692307692308">
                <text:p>0.687692307692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1538461538462">
                <text:p>0.701538461538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9230769230769">
                <text:p>0.70923076923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2564102564103">
                <text:p>0.722564102564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33504273504274">
                <text:p>0.733504273504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5811965811966">
                <text:p>0.745811965811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7777777777778">
                <text:p>0.757777777777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71111111111111">
                <text:p>0.771111111111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1538461538462">
                <text:p>0.781538461538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94871794871795">
                <text:p>0.79487179487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5811965811966">
                <text:p>0.805811965811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1965811965812">
                <text:p>0.81965811965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0598290598291">
                <text:p>0.830598290598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